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3.336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4.286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8.229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4.71cm"/>
    </style:style>
    <style:style style:name="co11" style:family="table-column">
      <style:table-column-properties fo:break-before="auto" style:column-width="5.239cm"/>
    </style:style>
    <style:style style:name="co12" style:family="table-column">
      <style:table-column-properties fo:break-before="auto" style:column-width="3.149cm"/>
    </style:style>
    <style:style style:name="co13" style:family="table-column">
      <style:table-column-properties fo:break-before="auto" style:column-width="2.778cm"/>
    </style:style>
    <style:style style:name="co14" style:family="table-column">
      <style:table-column-properties fo:break-before="auto" style:column-width="3.493cm"/>
    </style:style>
    <style:style style:name="co15" style:family="table-column">
      <style:table-column-properties fo:break-before="auto" style:column-width="3.387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4.551cm"/>
    </style:style>
    <style:style style:name="co18" style:family="table-column">
      <style:table-column-properties fo:break-before="auto" style:column-width="3.096cm"/>
    </style:style>
    <style:style style:name="co19" style:family="table-column">
      <style:table-column-properties fo:break-before="auto" style:column-width="7.567cm"/>
    </style:style>
    <style:style style:name="co20" style:family="table-column">
      <style:table-column-properties fo:break-before="auto" style:column-width="7.646cm"/>
    </style:style>
    <style:style style:name="co21" style:family="table-column">
      <style:table-column-properties fo:break-before="auto" style:column-width="7.938cm"/>
    </style:style>
    <style:style style:name="co22" style:family="table-column">
      <style:table-column-properties fo:break-before="auto" style:column-width="8.017cm"/>
    </style:style>
    <style:style style:name="co23" style:family="table-column">
      <style:table-column-properties fo:break-before="auto" style:column-width="8.043cm"/>
    </style:style>
    <style:style style:name="co24" style:family="table-column">
      <style:table-column-properties fo:break-before="auto" style:column-width="2.223cm"/>
    </style:style>
    <style:style style:name="co25" style:family="table-column">
      <style:table-column-properties fo:break-before="auto" style:column-width="5.186cm"/>
    </style:style>
    <style:style style:name="co26" style:family="table-column">
      <style:table-column-properties fo:break-before="auto" style:column-width="3.519cm"/>
    </style:style>
    <style:style style:name="co27" style:family="table-column">
      <style:table-column-properties fo:break-before="auto" style:column-width="2.249cm"/>
    </style:style>
    <style:style style:name="co28" style:family="table-column">
      <style:table-column-properties fo:break-before="auto" style:column-width="1.826cm"/>
    </style:style>
    <style:style style:name="co29" style:family="table-column">
      <style:table-column-properties fo:break-before="auto" style:column-width="2.43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9.287cm"/>
    </style:style>
    <style:style style:name="co32" style:family="table-column">
      <style:table-column-properties fo:break-before="auto" style:column-width="3.334cm"/>
    </style:style>
    <style:style style:name="co33" style:family="table-column">
      <style:table-column-properties fo:break-before="auto" style:column-width="9.79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5.308cm"/>
    </style:style>
    <style:style style:name="co37" style:family="table-column">
      <style:table-column-properties fo:break-before="auto" style:column-width="24.908cm"/>
    </style:style>
    <style:style style:name="co38" style:family="table-column">
      <style:table-column-properties fo:break-before="auto" style:column-width="5.445cm"/>
    </style:style>
    <style:style style:name="co39" style:family="table-column">
      <style:table-column-properties fo:break-before="auto" style:column-width="25.545cm"/>
    </style:style>
    <style:style style:name="co40" style:family="table-column">
      <style:table-column-properties fo:break-before="auto" style:column-width="6.274cm"/>
    </style:style>
    <style:style style:name="co41" style:family="table-column">
      <style:table-column-properties fo:break-before="auto" style:column-width="4.533cm"/>
    </style:style>
    <style:style style:name="co42" style:family="table-column">
      <style:table-column-properties fo:break-before="auto" style:column-width="3.179cm"/>
    </style:style>
    <style:style style:name="co43" style:family="table-column">
      <style:table-column-properties fo:break-before="auto" style:column-width="4.367cm"/>
    </style:style>
    <style:style style:name="co44" style:family="table-column">
      <style:table-column-properties fo:break-before="auto" style:column-width="3.621cm"/>
    </style:style>
    <style:style style:name="co45" style:family="table-column">
      <style:table-column-properties fo:break-before="auto" style:column-width="4.23cm"/>
    </style:style>
    <style:style style:name="co46" style:family="table-column">
      <style:table-column-properties fo:break-before="auto" style:column-width="5.225cm"/>
    </style:style>
    <style:style style:name="co47" style:family="table-column">
      <style:table-column-properties fo:break-before="auto" style:column-width="6.994cm"/>
    </style:style>
    <style:style style:name="co48" style:family="table-column">
      <style:table-column-properties fo:break-before="auto" style:column-width="3.648cm"/>
    </style:style>
    <style:style style:name="co49" style:family="table-column">
      <style:table-column-properties fo:break-before="auto" style:column-width="3.538cm"/>
    </style:style>
    <style:style style:name="co50" style:family="table-column">
      <style:table-column-properties fo:break-before="auto" style:column-width="7.90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99pt solid #000000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99pt solid #000000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vertical-align="bottom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8f8f8" style:text-align-source="fix" style:repeat-content="false" style:vertical-align="bottom"/>
      <style:paragraph-properties fo:text-align="center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1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99pt solid #000000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2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0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0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0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0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0">
      <style:table-cell-properties fo:border-bottom="none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end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2"/>
    <style:style style:name="ce63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2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4" table:default-cell-style-name="ce4"/>
        <table:table-column table:style-name="co11" table:default-cell-style-name="ce7"/>
        <table:table-column table:style-name="co12" table:default-cell-style-name="ce7"/>
        <table:table-column table:style-name="co10" table:default-cell-style-name="ce7"/>
        <table:table-column table:style-name="co6" table:default-cell-style-name="ce7"/>
        <table:table-column table:style-name="co1" table:number-columns-repeated="3" table:default-cell-style-name="ce7"/>
        <table:table-column table:style-name="co13" table:default-cell-style-name="ce7"/>
        <table:table-column table:style-name="co1" table:default-cell-style-name="ce7"/>
        <table:table-column table:style-name="co14" table:default-cell-style-name="ce7"/>
        <table:table-column table:style-name="co15" table:number-columns-repeated="2" table:default-cell-style-name="ce7"/>
        <table:table-column table:style-name="co16" table:default-cell-style-name="ce7"/>
        <table:table-column table:style-name="co1" table:default-cell-style-name="ce4"/>
        <table:table-column table:style-name="co1" table:number-columns-repeated="2" table:default-cell-style-name="ce7"/>
        <table:table-column table:style-name="co17" table:default-cell-style-name="ce4"/>
        <table:table-column table:style-name="co18" table:default-cell-style-name="ce4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number-columns-repeated="3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86" table:default-cell-style-name="Default"/>
        <table:table-row table:style-name="ro1">
          <table:table-cell table:style-name="ce1" table:number-columns-spanned="2" table:number-rows-spanned="1"/>
          <table:covered-table-cell/>
          <table:table-cell table:style-name="ce10" office:value-type="string" calcext:value-type="string" table:number-columns-spanned="1" table:number-rows-spanned="2">
            <text:p>Descrição</text:p>
          </table:table-cell>
          <table:table-cell table:style-name="ce14" office:value-type="string" calcext:value-type="string" table:number-columns-spanned="7" table:number-rows-spanned="1">
            <text:p>Benchmark 0: LOLapp. http://github.com/lol/app</text:p>
          </table:table-cell>
          <table:covered-table-cell table:number-columns-repeated="6"/>
          <table:table-cell table:style-name="ce21" office:value-type="string" calcext:value-type="string" table:number-columns-spanned="7" table:number-rows-spanned="1">
            <text:p>Benchmark 1: Genetic</text:p>
          </table:table-cell>
          <table:covered-table-cell table:number-columns-repeated="6" table:style-name="ce7"/>
          <table:table-cell table:style-name="ce39" office:value-type="string" calcext:value-type="string" table:number-columns-spanned="7" table:number-rows-spanned="1">
            <text:p>Benchmark Grupo 2: ffmpeg</text:p>
          </table:table-cell>
          <table:covered-table-cell table:number-columns-repeated="6"/>
          <table:table-cell table:style-name="ce39" office:value-type="string" calcext:value-type="string" table:number-columns-spanned="7" table:number-rows-spanned="1">
            <text:p>Benchmark 3: convolução</text:p>
          </table:table-cell>
          <table:covered-table-cell table:number-columns-repeated="6"/>
          <table:table-cell table:style-name="ce39" office:value-type="string" calcext:value-type="string" table:number-columns-spanned="7" table:number-rows-spanned="1">
            <text:p>Benchmark 4: gnuplot</text:p>
          </table:table-cell>
          <table:covered-table-cell table:number-columns-repeated="2"/>
          <table:covered-table-cell table:number-columns-repeated="4" table:style-name="ce7"/>
          <table:table-cell table:style-name="ce39" office:value-type="string" calcext:value-type="string" table:number-columns-spanned="7" table:number-rows-spanned="1">
            <text:p>Benchmark 5 (ordenacao)</text:p>
          </table:table-cell>
          <table:covered-table-cell table:number-columns-repeated="6" table:style-name="ce7"/>
          <table:table-cell table:style-name="ce39" office:value-type="string" calcext:value-type="string" table:number-columns-spanned="17" table:number-rows-spanned="1">
            <text:p>Benchmark 6 <text:s/>- imagemagick</text:p>
          </table:table-cell>
          <table:covered-table-cell table:number-columns-repeated="16" table:style-name="ce7"/>
          <table:table-cell table:style-name="ce39" office:value-type="string" calcext:value-type="string" table:number-columns-spanned="3" table:number-rows-spanned="1">
            <text:p>Benchmark 7(tcc)</text:p>
          </table:table-cell>
          <table:covered-table-cell table:number-columns-repeated="2" table:style-name="ce7"/>
          <table:table-cell table:style-name="ce39" office:value-type="string" calcext:value-type="string" table:number-columns-spanned="5" table:number-rows-spanned="1">
            <text:p>Benchmark 8: FFTW</text:p>
          </table:table-cell>
          <table:covered-table-cell table:number-columns-repeated="4" table:style-name="ce7"/>
          <table:table-cell table:style-name="ce39" office:value-type="string" calcext:value-type="string" table:number-columns-spanned="7" table:number-rows-spanned="1">
            <text:p>Benchmark 9</text:p>
          </table:table-cell>
          <table:covered-table-cell table:number-columns-repeated="6" table:style-name="ce7"/>
          <table:table-cell table:number-columns-repeated="179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covered-table-cell/>
          <table:table-cell table:style-name="ce15" office:value-type="string" calcext:value-type="string">
            <text:p>Medido por</text:p>
          </table:table-cell>
          <table:table-cell table:style-name="ce9" office:value-type="string" calcext:value-type="string">
            <text:p>Tempo de execução (segundos)</text:p>
          </table:table-cell>
          <table:table-cell table:style-name="ce9" office:value-type="string" calcext:value-type="string">
            <text:p>Desvio Padrão Tempo (segundos)</text:p>
          </table:table-cell>
          <table:table-cell table:style-name="ce9" office:value-type="string" calcext:value-type="string">
            <text:p>Taxa de envio de rede (Mbit/segundo)</text:p>
          </table:table-cell>
          <table:table-cell table:style-name="ce9" office:value-type="string" calcext:value-type="string">
            <text:p>Taxa de leitura do disco (MB/s)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style-name="ce22" office:value-type="string" calcext:value-type="string">
            <text:p>Medido por</text:p>
          </table:table-cell>
          <table:table-cell table:style-name="ce26" office:value-type="string" calcext:value-type="string">
            <text:p>Tempo(s)</text:p>
          </table:table-cell>
          <table:table-cell table:style-name="ce26" office:value-type="string" calcext:value-type="string">
            <text:p>Desvio padrão de tempo(s)</text:p>
          </table:table-cell>
          <table:table-cell table:style-name="ce26" office:value-type="string" calcext:value-type="string">
            <text:p>Performace de disco (MB/s)</text:p>
          </table:table-cell>
          <table:table-cell table:style-name="ce26" office:value-type="string" calcext:value-type="string">
            <text:p>Desvio padrão(MB/s)</text:p>
          </table:table-cell>
          <table:table-cell table:style-name="ce26" office:value-type="string" calcext:value-type="string">
            <text:p>Medida #5</text:p>
          </table:table-cell>
          <table:table-cell table:style-name="ce36" office:value-type="string" calcext:value-type="string">
            <text:p>Medida #6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ime Elapsed (s)</text:p>
          </table:table-cell>
          <table:table-cell office:value-type="string" calcext:value-type="string">
            <text:p>page-faults:HG</text:p>
          </table:table-cell>
          <table:table-cell office:value-type="string" calcext:value-type="string">
            <text:p>stalled-cycles-frontend:HG</text:p>
          </table:table-cell>
          <table:table-cell office:value-type="string" calcext:value-type="string">
            <text:p>L1-dcache-load-misses:HG</text:p>
          </table:table-cell>
          <table:table-cell table:style-name="ce9"/>
          <table:table-cell table:style-name="ce18"/>
          <table:table-cell table:style-name="ce40" office:value-type="string" calcext:value-type="string">
            <text:p>Medido por</text:p>
          </table:table-cell>
          <table:table-cell table:style-name="ce43" office:value-type="string" calcext:value-type="string">
            <text:p>melhor tempo (s)</text:p>
          </table:table-cell>
          <table:table-cell table:style-name="ce44" office:value-type="string" calcext:value-type="string">
            <text:p>tempo médio (s)</text:p>
          </table:table-cell>
          <table:table-cell table:style-name="ce44" office:value-type="string" calcext:value-type="string">
            <text:p>melhor escrita (MB/s)</text:p>
          </table:table-cell>
          <table:table-cell table:style-name="ce44" office:value-type="string" calcext:value-type="string">
            <text:p>escrita média (MB/s)</text:p>
          </table:table-cell>
          <table:table-cell table:style-name="ce44" office:value-type="string" calcext:value-type="string">
            <text:p>melhor leitura (MB/s)</text:p>
          </table:table-cell>
          <table:table-cell table:style-name="ce45" office:value-type="string" calcext:value-type="string">
            <text:p>leitura média (MB/s)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ime elapsed (s)</text:p>
          </table:table-cell>
          <table:table-cell table:style-name="ce9" office:value-type="string" calcext:value-type="string">
            <text:p>cpu-clock (msec)</text:p>
          </table:table-cell>
          <table:table-cell table:style-name="ce6" office:value-type="string" calcext:value-type="string">
            <text:p>mem-stores</text:p>
          </table:table-cell>
          <table:table-cell table:style-name="ce15" office:value-type="string" calcext:value-type="string">
            <text:p>bus-cycles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édia do pior caso, para o algoritmo mais lento.</text:p>
          </table:table-cell>
          <table:table-cell table:style-name="ce9" office:value-type="string" calcext:value-type="string">
            <text:p>Média do pior caso, para o algoritmo mais rápido</text:p>
          </table:table-cell>
          <table:table-cell table:style-name="ce9" office:value-type="string" calcext:value-type="string">
            <text:p>Média do caso médio, para o algoritmo mais lento.</text:p>
          </table:table-cell>
          <table:table-cell table:style-name="ce9" office:value-type="string" calcext:value-type="string">
            <text:p>Média do caso médio, para o algoritmo mais rápido</text:p>
          </table:table-cell>
          <table:table-cell table:style-name="ce9" office:value-type="string" calcext:value-type="string">
            <text:p>Média do melhor caso, para o algoritmo mais lento.</text:p>
          </table:table-cell>
          <table:table-cell table:style-name="ce9" office:value-type="string" calcext:value-type="string">
            <text:p>Média do melhor caso, para o algoritmo mais rápido.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Tempo execução <text:s/>#1 (segundos)</text:p>
          </table:table-cell>
          <table:table-cell table:style-name="ce9" office:value-type="string" calcext:value-type="string">
            <text:p>Tempo execução <text:s/>#2</text:p>
          </table:table-cell>
          <table:table-cell table:style-name="ce9" office:value-type="string" calcext:value-type="string">
            <text:p>Tempo execução <text:s/>#3</text:p>
          </table:table-cell>
          <table:table-cell table:style-name="ce9" office:value-type="string" calcext:value-type="string">
            <text:p>Tempo execução <text:s/>#4</text:p>
          </table:table-cell>
          <table:table-cell table:style-name="ce9" office:value-type="string" calcext:value-type="string">
            <text:p>task-clock #1 (msec) </text:p>
          </table:table-cell>
          <table:table-cell table:style-name="ce9" office:value-type="string" calcext:value-type="string">
            <text:p>task-clock #2</text:p>
          </table:table-cell>
          <table:table-cell table:style-name="ce50" office:value-type="string" calcext:value-type="string">
            <text:p>task-clock #3</text:p>
          </table:table-cell>
          <table:table-cell table:style-name="ce9" office:value-type="string" calcext:value-type="string">
            <text:p>task-clock #4</text:p>
          </table:table-cell>
          <table:table-cell table:style-name="ce9" office:value-type="string" calcext:value-type="string">
            <text:p>cycles #1</text:p>
          </table:table-cell>
          <table:table-cell table:style-name="ce9" office:value-type="string" calcext:value-type="string">
            <text:p>cycles #2</text:p>
          </table:table-cell>
          <table:table-cell table:style-name="ce9" office:value-type="string" calcext:value-type="string">
            <text:p>cycles #3</text:p>
          </table:table-cell>
          <table:table-cell table:style-name="ce9" office:value-type="string" calcext:value-type="string">
            <text:p>cycles #4</text:p>
          </table:table-cell>
          <table:table-cell table:style-name="ce50" office:value-type="string" calcext:value-type="string">
            <text:p>instructions #1</text:p>
          </table:table-cell>
          <table:table-cell table:style-name="ce50" office:value-type="string" calcext:value-type="string">
            <text:p>instructions #2</text:p>
          </table:table-cell>
          <table:table-cell table:style-name="ce50" office:value-type="string" calcext:value-type="string">
            <text:p>instructions #3</text:p>
          </table:table-cell>
          <table:table-cell table:style-name="ce50" office:value-type="string" calcext:value-type="string">
            <text:p>instructions #4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édia (10 execuções)</text:p>
          </table:table-cell>
          <table:table-cell table:style-name="ce18" office:value-type="string" calcext:value-type="string">
            <text:p>Desvio padrão</text:p>
          </table:table-cell>
          <table:table-cell table:style-name="ce40" office:value-type="string" calcext:value-type="string">
            <text:p>Medido por</text:p>
          </table:table-cell>
          <table:table-cell table:style-name="ce6" office:value-type="string" calcext:value-type="string">
            <text:p>DFT1D (parâmetro 70.000.000) - Média (5 execuções) [s]</text:p>
          </table:table-cell>
          <table:table-cell table:style-name="ce9" office:value-type="string" calcext:value-type="string">
            <text:p>Desvio Padrão [s]</text:p>
          </table:table-cell>
          <table:table-cell table:style-name="ce9" office:value-type="string" calcext:value-type="string">
            <text:p>DFT1D_IO (parâmetro 3.000.000) - Média (5 execuções) [s]</text:p>
          </table:table-cell>
          <table:table-cell table:style-name="ce9" office:value-type="string" calcext:value-type="string">
            <text:p>Desvio Padrão [s]</text:p>
          </table:table-cell>
          <table:table-cell table:style-name="ce40" office:value-type="string" calcext:value-type="string">
            <text:p>Medido por</text:p>
          </table:table-cell>
          <table:table-cell table:style-name="ce9" office:value-type="string" calcext:value-type="string">
            <text:p>Medida #1</text:p>
          </table:table-cell>
          <table:table-cell table:style-name="ce9" office:value-type="string" calcext:value-type="string">
            <text:p>Medida #2</text:p>
          </table:table-cell>
          <table:table-cell table:style-name="ce9" office:value-type="string" calcext:value-type="string">
            <text:p>Medida #3</text:p>
          </table:table-cell>
          <table:table-cell table:style-name="ce9" office:value-type="string" calcext:value-type="string">
            <text:p>Medida #4</text:p>
          </table:table-cell>
          <table:table-cell table:style-name="ce9" office:value-type="string" calcext:value-type="string">
            <text:p>Medida #5</text:p>
          </table:table-cell>
          <table:table-cell table:style-name="ce18" office:value-type="string" calcext:value-type="string">
            <text:p>Medida #6</text:p>
          </table:table-cell>
          <table:table-cell table:number-columns-repeated="1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b-3 baia 5</text:p>
          </table:table-cell>
          <table:table-cell table:style-name="ce11" office:value-type="string" calcext:value-type="string">
            <text:p>Intel Core i5 Haswell 2MB Cache, 4GB DDR3 1600, Seagate 1TB 7200rpm 8MB cache, Gigabit Ethernet</text:p>
          </table:table-cell>
          <table:table-cell table:style-name="ce16" office:value-type="string" calcext:value-type="string">
            <text:p>Grupo X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7" table:number-columns-repeated="5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eepLOL</text:p>
          </table:table-cell>
          <table:table-cell table:style-name="ce11" office:value-type="string" calcext:value-type="string">
            <text:p>Intel 486DX 33MHz 64KB Cache, 8MB SRAM, 512MB, 5400rpm Barracuda, 10MB Ethernet</text:p>
          </table:table-cell>
          <table:table-cell table:style-name="ce16" office:value-type="string" calcext:value-type="string">
            <text:p>Grupo Y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27"/>
          <table:table-cell table:style-name="ce33"/>
          <table:table-cell table:style-name="ce27" table:number-columns-repeated="2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ateus Ruivo</text:p>
          </table:table-cell>
          <table:table-cell table:style-name="ce11" office:value-type="string" calcext:value-type="string">
            <text:p>Intel(R) Core(TM) i3-3110M CPU @ 2.40GHz 3072 KB Cache, 4GB RAM DDR3, 5400rpm SATA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I</text:p>
          </table:table-cell>
          <table:table-cell table:style-name="ce29" office:value-type="float" office:value="84.6419" calcext:value-type="float">
            <text:p>84,6419</text:p>
          </table:table-cell>
          <table:table-cell table:style-name="ce29" office:value-type="float" office:value="5.3163918727" calcext:value-type="float">
            <text:p>5,3163918727</text:p>
          </table:table-cell>
          <table:table-cell table:style-name="ce29" office:value-type="float" office:value="78.3022" calcext:value-type="float">
            <text:p>78,3022</text:p>
          </table:table-cell>
          <table:table-cell table:style-name="ce29" office:value-type="float" office:value="14.1710286681" calcext:value-type="float">
            <text:p>14,1710286681</text:p>
          </table:table-cell>
          <table:table-cell table:style-name="ce27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4</text:p>
          </table:table-cell>
          <table:table-cell table:style-name="ce46" office:value-type="float" office:value="2.366946723" calcext:value-type="float">
            <text:p>2,3669</text:p>
          </table:table-cell>
          <table:table-cell table:style-name="ce4" office:value-type="float" office:value="2365.136127" calcext:value-type="float">
            <text:p>2365,136127</text:p>
          </table:table-cell>
          <table:table-cell office:value-type="float" office:value="1975542493" calcext:value-type="float">
            <text:p>1975542493</text:p>
          </table:table-cell>
          <table:table-cell table:style-name="ce19" office:value-type="float" office:value="235183921" calcext:value-type="float">
            <text:p>235183921</text:p>
          </table:table-cell>
          <table:table-cell table:style-name="ce7" table:number-columns-repeated="2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 office:value-type="string" calcext:value-type="string">
            <text:p>Grupo I</text:p>
          </table:table-cell>
          <table:table-cell table:style-name="ce58" office:value-type="float" office:value="265.8903333333" calcext:value-type="float">
            <text:p>265,8903333333</text:p>
          </table:table-cell>
          <table:table-cell table:style-name="ce58" office:value-type="float" office:value="181.649768319" calcext:value-type="float">
            <text:p>181,649768319</text:p>
          </table:table-cell>
          <table:table-cell table:style-name="ce58" office:value-type="float" office:value="34.8174" calcext:value-type="float">
            <text:p>34,8174</text:p>
          </table:table-cell>
          <table:table-cell table:style-name="ce58" office:value-type="float" office:value="1.2376260744" calcext:value-type="float">
            <text:p>1,2376260744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edro Meireles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F</text:p>
          </table:table-cell>
          <table:table-cell table:style-name="ce27" office:value-type="float" office:value="48.8472" calcext:value-type="float">
            <text:p>48,8472</text:p>
          </table:table-cell>
          <table:table-cell table:style-name="ce27" office:value-type="float" office:value="3.993094562" calcext:value-type="float">
            <text:p>3,993094562</text:p>
          </table:table-cell>
          <table:table-cell table:style-name="ce27" office:value-type="float" office:value="25.6797" calcext:value-type="float">
            <text:p>25,6797</text:p>
          </table:table-cell>
          <table:table-cell table:style-name="ce27" office:value-type="float" office:value="1.921797425" calcext:value-type="float">
            <text:p>1,921797425</text:p>
          </table:table-cell>
          <table:table-cell table:style-name="ce27"/>
          <table:table-cell table:style-name="ce37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F</text:p>
          </table:table-cell>
          <table:table-cell table:style-name="ce4" office:value-type="float" office:value="9.9518" calcext:value-type="float">
            <text:p>9,9518</text:p>
          </table:table-cell>
          <table:table-cell table:style-name="ce4" office:value-type="float" office:value="9780.507075" calcext:value-type="float">
            <text:p>9780,507075</text:p>
          </table:table-cell>
          <table:table-cell office:value-type="string" calcext:value-type="string">
            <text:p>não foi possivel medir</text:p>
          </table:table-cell>
          <table:table-cell office:value-type="string" calcext:value-type="string">
            <text:p>974 385 386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5</text:p>
          </table:table-cell>
          <table:table-cell table:style-name="ce4" office:value-type="string" calcext:value-type="string">
            <text:p>Bubble Sort: 8.254946s</text:p>
          </table:table-cell>
          <table:table-cell table:style-name="ce4" office:value-type="string" calcext:value-type="string">
            <text:p>Quick Sort: 0.002482s</text:p>
          </table:table-cell>
          <table:table-cell table:style-name="ce4" office:value-type="string" calcext:value-type="string">
            <text:p>Bubble Sort: 5.760140s</text:p>
          </table:table-cell>
          <table:table-cell table:style-name="ce4" office:value-type="string" calcext:value-type="string">
            <text:p>Quick Sort: 0.002445s</text:p>
          </table:table-cell>
          <table:table-cell table:style-name="ce4" office:value-type="string" calcext:value-type="string">
            <text:p>Selection Sort: 5.645237s</text:p>
          </table:table-cell>
          <table:table-cell table:style-name="ce19" office:value-type="string" calcext:value-type="string">
            <text:p>Insertion Sort: 0.000240s</text:p>
          </table:table-cell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office:value-type="string" calcext:value-type="string">
            <text:p>Intel(R) Core(TM) i7-3610QM CPU 4 cores, 8 threads @ 2.30GHz @ L1 256 KB / L2 1024 KB / L3 6144 KB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3" office:value-type="string" calcext:value-type="string">
            <text:p>Grupo A</text:p>
          </table:table-cell>
          <table:table-cell table:style-name="ce27" office:value-type="float" office:value="59.3755" calcext:value-type="float">
            <text:p>59,3755</text:p>
          </table:table-cell>
          <table:table-cell table:style-name="ce31" office:value-type="float" office:value="4.58184173" calcext:value-type="float">
            <text:p>5</text:p>
          </table:table-cell>
          <table:table-cell table:style-name="ce27" office:value-type="float" office:value="133.61" calcext:value-type="float">
            <text:p>133,61</text:p>
          </table:table-cell>
          <table:table-cell table:style-name="ce27" office:value-type="float" office:value="7.58266" calcext:value-type="float">
            <text:p>7,58266</text:p>
          </table:table-cell>
          <table:table-cell table:style-name="ce27"/>
          <table:table-cell table:style-name="ce37"/>
          <table:table-cell table:style-name="ce3" office:value-type="string" calcext:value-type="string">
            <text:p>Grupo 2</text:p>
          </table:table-cell>
          <table:table-cell table:style-name="ce41" office:value-type="string" calcext:value-type="string">
            <text:p>29,6 +- 12,30% (ou 30 +- 4)</text:p>
          </table:table-cell>
          <table:table-cell table:style-name="ce42" office:value-type="float" office:value="29618" calcext:value-type="float">
            <text:p>29.618,00</text:p>
          </table:table-cell>
          <table:table-cell table:style-name="ce4" office:value-type="string" calcext:value-type="string">
            <text:p>(1498 +- 8) * 10^8</text:p>
          </table:table-cell>
          <table:table-cell table:style-name="ce4" office:value-type="string" calcext:value-type="string">
            <text:p>(2377 +- 9) * 10^7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4" office:value-type="float" office:value="7.45" calcext:value-type="float">
            <text:p>7,45</text:p>
          </table:table-cell>
          <table:table-cell table:style-name="ce4" office:value-type="string" calcext:value-type="string">
            <text:p>7.98±0.8</text:p>
          </table:table-cell>
          <table:table-cell table:style-name="ce4" office:value-type="float" office:value="1836.6" calcext:value-type="float">
            <text:p>1836,6</text:p>
          </table:table-cell>
          <table:table-cell table:style-name="ce4" office:value-type="string" calcext:value-type="string">
            <text:p>1780±75</text:p>
          </table:table-cell>
          <table:table-cell table:style-name="ce4" office:value-type="float" office:value="2435.4" calcext:value-type="float">
            <text:p>2435,4</text:p>
          </table:table-cell>
          <table:table-cell table:style-name="ce19" office:value-type="string" calcext:value-type="string">
            <text:p>2360±110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yk0 - Yugo Kuno</text:p>
          </table:table-cell>
          <table:table-cell table:style-name="ce11" office:value-type="string" calcext:value-type="string">
            <text:p>AMD PhenonII, 4 cores, 3.2MHz; 10GB, ddr3, 1.333 MHz; hdd sata3, 7200rpm, 32MB buffer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H</text:p>
          </table:table-cell>
          <table:table-cell table:style-name="ce4" office:value-type="string" calcext:value-type="string">
            <text:p>32.5758 +- <text:s/>2.05%</text:p>
          </table:table-cell>
          <table:table-cell table:style-name="ce41" office:value-type="string" calcext:value-type="string">
            <text:p>16470 +- <text:s/>0.47%</text:p>
          </table:table-cell>
          <table:table-cell table:style-name="ce41" office:value-type="string" calcext:value-type="string">
            <text:p>17250666347 +- <text:s/>0.70%</text:p>
          </table:table-cell>
          <table:table-cell table:style-name="ce41" office:value-type="string" calcext:value-type="string">
            <text:p>918315918 +- <text:s/>1.28%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3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string" calcext:value-type="string">
            <text:p>13.7 ± 0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3.8 ± 0.4</text:p>
          </table:table-cell>
          <table:table-cell table:style-name="ce4" office:value-type="float" office:value="93" calcext:value-type="float">
            <text:p>93</text:p>
          </table:table-cell>
          <table:table-cell table:style-name="ce19" office:value-type="string" calcext:value-type="string">
            <text:p>92.1 ± 0.8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H</text:p>
          </table:table-cell>
          <table:table-cell table:style-name="ce4" office:value-type="float" office:value="38.636387213" calcext:value-type="float">
            <text:p>38,636387213</text:p>
          </table:table-cell>
          <table:table-cell table:style-name="ce4" office:value-type="float" office:value="48.792984162" calcext:value-type="float">
            <text:p>48,792984162</text:p>
          </table:table-cell>
          <table:table-cell table:style-name="ce4" office:value-type="float" office:value="10.574177319" calcext:value-type="float">
            <text:p>10,574177319</text:p>
          </table:table-cell>
          <table:table-cell table:style-name="ce4" office:value-type="float" office:value="31.446377" calcext:value-type="float">
            <text:p>31,446377</text:p>
          </table:table-cell>
          <table:table-cell table:style-name="ce4" office:value-type="float" office:value="45495.011137" calcext:value-type="float">
            <text:p>45495,011137</text:p>
          </table:table-cell>
          <table:table-cell table:style-name="ce4" office:value-type="float" office:value="69634.692761" calcext:value-type="float">
            <text:p>69634,692761</text:p>
          </table:table-cell>
          <table:table-cell table:style-name="ce4" office:value-type="float" office:value="11408.246856" calcext:value-type="float">
            <text:p>11408,246856</text:p>
          </table:table-cell>
          <table:table-cell table:style-name="ce4" office:value-type="float" office:value="53537.787683" calcext:value-type="float">
            <text:p>53537,787683</text:p>
          </table:table-cell>
          <table:table-cell table:style-name="ce41" office:value-type="float" office:value="145646933283" calcext:value-type="float">
            <text:p>145.646.933.283</text:p>
          </table:table-cell>
          <table:table-cell table:style-name="ce41" office:value-type="float" office:value="223070552507" calcext:value-type="float">
            <text:p>223.070.552.507</text:p>
          </table:table-cell>
          <table:table-cell table:style-name="ce41" office:value-type="float" office:value="36465753364" calcext:value-type="float">
            <text:p>36.465.753.364</text:p>
          </table:table-cell>
          <table:table-cell table:style-name="ce41" office:value-type="float" office:value="171288173478" calcext:value-type="float">
            <text:p>171.288.173.478</text:p>
          </table:table-cell>
          <table:table-cell table:style-name="ce41" office:value-type="float" office:value="203526321178" calcext:value-type="float">
            <text:p>203.526.321.178</text:p>
          </table:table-cell>
          <table:table-cell table:style-name="ce41" office:value-type="float" office:value="229901877879" calcext:value-type="float">
            <text:p>229.901.877.879</text:p>
          </table:table-cell>
          <table:table-cell table:style-name="ce41" office:value-type="float" office:value="43643320700" calcext:value-type="float">
            <text:p>43.643.320.700</text:p>
          </table:table-cell>
          <table:table-cell table:style-name="ce51" office:value-type="float" office:value="170111918635" calcext:value-type="float">
            <text:p>170.111.918.635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ygnus X-1</text:p>
          </table:table-cell>
          <table:table-cell table:style-name="ce11" office:value-type="string" calcext:value-type="string">
            <text:p>Intel® Core™ i7 × 4; <text:s/>Memory 8 GiB; <text:s/>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string" calcext:value-type="string">
            <text:p>7.9 ± 0.3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string" calcext:value-type="string">
            <text:p>1627.3 ± 67.1</text:p>
          </table:table-cell>
          <table:table-cell table:style-name="ce4" office:value-type="float" office:value="3916" calcext:value-type="float">
            <text:p>3916</text:p>
          </table:table-cell>
          <table:table-cell table:style-name="ce19" office:value-type="string" calcext:value-type="string">
            <text:p>3702.8 ± 72.7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30.687095929" calcext:value-type="float">
            <text:p>30,687095929</text:p>
          </table:table-cell>
          <table:table-cell table:style-name="ce4" office:value-type="float" office:value="45.732786057" calcext:value-type="float">
            <text:p>45,732786057</text:p>
          </table:table-cell>
          <table:table-cell table:style-name="ce4" office:value-type="float" office:value="10.039782771" calcext:value-type="float">
            <text:p>10,039782771</text:p>
          </table:table-cell>
          <table:table-cell table:style-name="ce4" office:value-type="float" office:value="23.955585008" calcext:value-type="float">
            <text:p>23,955585008</text:p>
          </table:table-cell>
          <table:table-cell table:style-name="ce4" office:value-type="float" office:value="1.267" calcext:value-type="float">
            <text:p>1,267</text:p>
          </table:table-cell>
          <table:table-cell table:style-name="ce4" office:value-type="float" office:value="1.811" calcext:value-type="float">
            <text:p>1,811</text:p>
          </table:table-cell>
          <table:table-cell table:style-name="ce4" office:value-type="float" office:value="1.114" calcext:value-type="float">
            <text:p>1,114</text:p>
          </table:table-cell>
          <table:table-cell table:style-name="ce4" office:value-type="float" office:value="2.545" calcext:value-type="float">
            <text:p>2,545</text:p>
          </table:table-cell>
          <table:table-cell table:style-name="ce4" office:value-type="float" office:value="2.867" calcext:value-type="float">
            <text:p>2,867</text:p>
          </table:table-cell>
          <table:table-cell table:style-name="ce4" office:value-type="float" office:value="2.908" calcext:value-type="float">
            <text:p>2,908</text:p>
          </table:table-cell>
          <table:table-cell table:style-name="ce4" office:value-type="float" office:value="3.009" calcext:value-type="float">
            <text:p>3,009</text:p>
          </table:table-cell>
          <table:table-cell table:style-name="ce4" office:value-type="float" office:value="2.867" calcext:value-type="float">
            <text:p>2,867</text:p>
          </table:table-cell>
          <table:table-cell table:style-name="ce4" office:value-type="float" office:value="1.67" calcext:value-type="float">
            <text:p>1,67</text:p>
          </table:table-cell>
          <table:table-cell table:style-name="ce4" office:value-type="float" office:value="0.96" calcext:value-type="float">
            <text:p>0,96</text:p>
          </table:table-cell>
          <table:table-cell table:style-name="ce4" office:value-type="float" office:value="1.28" calcext:value-type="float">
            <text:p>1,28</text:p>
          </table:table-cell>
          <table:table-cell table:style-name="ce19" office:value-type="float" office:value="0.89" calcext:value-type="float">
            <text:p>0,89</text:p>
          </table:table-cell>
          <table:table-cell table:style-name="ce3"/>
          <table:table-cell table:style-name="ce52"/>
          <table:table-cell table:style-name="ce55"/>
          <table:table-cell table:style-name="ce3" office:value-type="string" calcext:value-type="string">
            <text:p>Grupo G</text:p>
          </table:table-cell>
          <table:table-cell table:style-name="ce4" office:value-type="float" office:value="11.5658" calcext:value-type="float">
            <text:p>11,5658</text:p>
          </table:table-cell>
          <table:table-cell table:style-name="ce4" office:value-type="float" office:value="0.4367490126" calcext:value-type="float">
            <text:p>0,4367490126</text:p>
          </table:table-cell>
          <table:table-cell table:style-name="ce4" office:value-type="float" office:value="25.7036" calcext:value-type="float">
            <text:p>25,7036</text:p>
          </table:table-cell>
          <table:table-cell table:style-name="ce19" office:value-type="float" office:value="0.8749547417" calcext:value-type="float">
            <text:p>0,8749547417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Luiz Sekijima</text:p>
          </table:table-cell>
          <table:table-cell table:style-name="ce11" office:value-type="string" calcext:value-type="string">
            <text:p>Intel® Core™2 Duo CPU T6500 @ 2.10GHz × 2, 4GB RAM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table:style-name="ce25" office:value-type="float" office:value="106.4705" calcext:value-type="float">
            <text:p>106,4705</text:p>
          </table:table-cell>
          <table:table-cell table:style-name="ce25" office:value-type="float" office:value="10.04567704" calcext:value-type="float">
            <text:p>10,04567704</text:p>
          </table:table-cell>
          <table:table-cell table:style-name="ce25" office:value-type="float" office:value="41.7085" calcext:value-type="float">
            <text:p>41,7085</text:p>
          </table:table-cell>
          <table:table-cell table:style-name="ce25" office:value-type="float" office:value="15.54739019" calcext:value-type="float">
            <text:p>15,54739019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" office:value-type="string" calcext:value-type="string">
            <text:p><text:s/>69,65 (+- 4,63%)</text:p>
          </table:table-cell>
          <table:table-cell table:style-name="ce42" office:value-type="float" office:value="12112" calcext:value-type="float">
            <text:p>12.112,00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2.119.978.252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3" office:value-type="float" office:value="39.9875" calcext:value-type="float">
            <text:p>39,9875</text:p>
          </table:table-cell>
          <table:table-cell table:style-name="ce55" office:value-type="float" office:value="4.508870226" calcext:value-type="float">
            <text:p>4,5089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C-legiao</text:p>
          </table:table-cell>
          <table:table-cell table:style-name="ce11" office:value-type="string" calcext:value-type="string">
            <text:p>Intel® Core™2 Quad CPU Q8400 @ 2.66GHz × 4 Intel® Q45/Q43 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G</text:p>
          </table:table-cell>
          <table:table-cell table:style-name="ce4" office:value-type="float" office:value="125.5976589" calcext:value-type="float">
            <text:p>125,5976589</text:p>
          </table:table-cell>
          <table:table-cell table:style-name="ce4" office:value-type="float" office:value="111.652357651" calcext:value-type="float">
            <text:p>111,652357651</text:p>
          </table:table-cell>
          <table:table-cell table:style-name="ce4" office:value-type="float" office:value="12.758997703" calcext:value-type="float">
            <text:p>12,758997703</text:p>
          </table:table-cell>
          <table:table-cell table:style-name="ce4" office:value-type="float" office:value="38.360123192" calcext:value-type="float">
            <text:p>38,360123192</text:p>
          </table:table-cell>
          <table:table-cell table:style-name="ce4" office:value-type="float" office:value="1.008" calcext:value-type="float">
            <text:p>1,008</text:p>
          </table:table-cell>
          <table:table-cell table:style-name="ce4" office:value-type="float" office:value="1.354" calcext:value-type="float">
            <text:p>1,354</text:p>
          </table:table-cell>
          <table:table-cell table:style-name="ce4" office:value-type="float" office:value="1.072" calcext:value-type="float">
            <text:p>1,072</text:p>
          </table:table-cell>
          <table:table-cell table:style-name="ce4" office:value-type="float" office:value="1.68" calcext:value-type="float">
            <text:p>1,68</text:p>
          </table:table-cell>
          <table:table-cell table:number-columns-repeated="2" table:style-name="ce4" office:value-type="float" office:value="2.658" calcext:value-type="float">
            <text:p>2,658</text:p>
          </table:table-cell>
          <table:table-cell table:number-columns-repeated="2" table:style-name="ce4" office:value-type="float" office:value="2.657" calcext:value-type="float">
            <text:p>2,657</text:p>
          </table:table-cell>
          <table:table-cell table:style-name="ce4" office:value-type="float" office:value="1.04" calcext:value-type="float">
            <text:p>1,04</text:p>
          </table:table-cell>
          <table:table-cell table:style-name="ce4" office:value-type="float" office:value="1.12" calcext:value-type="float">
            <text:p>1,12</text:p>
          </table:table-cell>
          <table:table-cell table:style-name="ce4" office:value-type="float" office:value="1.22" calcext:value-type="float">
            <text:p>1,22</text:p>
          </table:table-cell>
          <table:table-cell table:style-name="ce19" office:value-type="float" office:value="1.28" calcext:value-type="float">
            <text:p>1,28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Renan Gomes</text:p>
          </table:table-cell>
          <table:table-cell table:style-name="ce11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office:value-type="float" office:value="55.9742" calcext:value-type="float">
            <text:p>55,9742</text:p>
          </table:table-cell>
          <table:table-cell office:value-type="float" office:value="1.9713620108" calcext:value-type="float">
            <text:p>1,9713620108</text:p>
          </table:table-cell>
          <table:table-cell office:value-type="float" office:value="96.9526" calcext:value-type="float">
            <text:p>96,9526</text:p>
          </table:table-cell>
          <table:table-cell office:value-type="float" office:value="9.1823587892" calcext:value-type="float">
            <text:p>9,1823587892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1" office:value-type="string" calcext:value-type="string">
            <text:p>27,7 +- 4.15%</text:p>
          </table:table-cell>
          <table:table-cell table:style-name="ce41" office:value-type="float" office:value="25000" calcext:value-type="float">
            <text:p>25.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531634416 <text:s/>( +- <text:s/>0,41% )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4" office:value-type="float" office:value="13.7566" calcext:value-type="float">
            <text:p>13,7566</text:p>
          </table:table-cell>
          <table:table-cell table:style-name="ce54" office:value-type="float" office:value="0.391" calcext:value-type="float">
            <text:p>0,391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runo Hori - Mamonas</text:p>
          </table:table-cell>
          <table:table-cell table:style-name="ce11" office:value-type="string" calcext:value-type="string">
            <text:p>Intel(R) Core(TM)2 Quad CPU <text:s text:c="3"/>Q8400 <text:s/>@ 2.66GHz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float" office:value="2.846095154" calcext:value-type="float">
            <text:p>2,846095154</text:p>
          </table:table-cell>
          <table:table-cell table:style-name="ce4" office:value-type="float" office:value="2629.389573" calcext:value-type="float">
            <text:p>2629,389573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70644555" calcext:value-type="float">
            <text:p>870.644.555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string" calcext:value-type="string">
            <text:p>Bubble Sort: 21.028388s</text:p>
          </table:table-cell>
          <table:table-cell table:style-name="ce4" office:value-type="string" calcext:value-type="string">
            <text:p>Quick Sort: 0.004529s</text:p>
          </table:table-cell>
          <table:table-cell table:style-name="ce4" office:value-type="string" calcext:value-type="string">
            <text:p>Bubble Sort: 12.250569s</text:p>
          </table:table-cell>
          <table:table-cell table:style-name="ce4" office:value-type="string" calcext:value-type="string">
            <text:p>Quick Sort: 0.004466s</text:p>
          </table:table-cell>
          <table:table-cell table:style-name="ce4" office:value-type="string" calcext:value-type="string">
            <text:p>Selection Sort: 9.427739s</text:p>
          </table:table-cell>
          <table:table-cell table:style-name="ce19" office:value-type="string" calcext:value-type="string">
            <text:p>Insertion Sort: 0.000538s</text:p>
          </table:table-cell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52" office:value-type="float" office:value="91.7262" calcext:value-type="float">
            <text:p>91,7262</text:p>
          </table:table-cell>
          <table:table-cell table:style-name="ce55" office:value-type="float" office:value="24.539" calcext:value-type="float">
            <text:p>24,5390</text:p>
          </table:table-cell>
          <table:table-cell table:style-name="ce3" office:value-type="string" calcext:value-type="string">
            <text:p>Grupo D</text:p>
          </table:table-cell>
          <table:table-cell table:style-name="ce4" office:value-type="float" office:value="38.3616" calcext:value-type="float">
            <text:p>38,3616</text:p>
          </table:table-cell>
          <table:table-cell table:style-name="ce4" office:value-type="float" office:value="1.451" calcext:value-type="float">
            <text:p>1,451</text:p>
          </table:table-cell>
          <table:table-cell table:style-name="ce4" office:value-type="float" office:value="53.7389" calcext:value-type="float">
            <text:p>53,7389</text:p>
          </table:table-cell>
          <table:table-cell table:style-name="ce19" office:value-type="float" office:value="3.069" calcext:value-type="float">
            <text:p>3,069</text:p>
          </table:table-cell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table:style-name="ce11" office:value-type="string" calcext:value-type="string">
            <text:p><text:s/>Intel(R) Core(TM) i7-3612QM CPU @ 2.10GHz x 4, 8 threads, 8GB, 64-bit, SSD 32GB, HDD1TB (5400rpm), Debian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3</text:p>
          </table:table-cell>
          <table:table-cell table:style-name="ce25" office:value-type="float" office:value="66.998" calcext:value-type="float">
            <text:p>66,998</text:p>
          </table:table-cell>
          <table:table-cell table:style-name="ce25"/>
          <table:table-cell table:style-name="ce25" office:value-type="float" office:value="84.41" calcext:value-type="float">
            <text:p>84,41</text:p>
          </table:table-cell>
          <table:table-cell table:style-name="ce25" table:number-columns-repeated="2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" office:value-type="string" calcext:value-type="string">
            <text:p>16.64 (+- 0.31%)</text:p>
          </table:table-cell>
          <table:table-cell table:style-name="ce4" office:value-type="string" calcext:value-type="string">
            <text:p>29,942 (+- 0.01%)</text:p>
          </table:table-cell>
          <table:table-cell table:style-name="ce41" office:value-type="string" calcext:value-type="string">
            <text:p>151897596080 (+- <text:s/>0.28%)</text:p>
          </table:table-cell>
          <table:table-cell table:style-name="ce41" office:value-type="string" calcext:value-type="string">
            <text:p>2315532150 (+- <text:s/>0.16%)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string" calcext:value-type="string">
            <text:p>36.3 ± 17.44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string" calcext:value-type="string">
            <text:p>1085 ± 275</text:p>
          </table:table-cell>
          <table:table-cell office:value-type="float" office:value="2268" calcext:value-type="float">
            <text:p>2268</text:p>
          </table:table-cell>
          <table:table-cell table:style-name="ce13" office:value-type="string" calcext:value-type="string">
            <text:p>2021 ± 223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table:style-name="ce11" office:value-type="string" calcext:value-type="string">
            <text:p>Intel(R) Core(TM) i7-4510U CPU @ 2.00GHz x 2, 4 threads, 64-bit; Memory 8 GB DDR3; HD SATA 5400rpm;Ubuntu <text:s/>15.10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A</text:p>
          </table:table-cell>
          <table:table-cell office:value-type="float" office:value="61.6" calcext:value-type="float">
            <text:p>61,6</text:p>
          </table:table-cell>
          <table:table-cell table:style-name="ce25" office:value-type="float" office:value="4.27" calcext:value-type="float">
            <text:p>4,27</text:p>
          </table:table-cell>
          <table:table-cell table:style-name="ce25" office:value-type="float" office:value="81.6" calcext:value-type="float">
            <text:p>81,6</text:p>
          </table:table-cell>
          <table:table-cell table:style-name="ce25" office:value-type="float" office:value="17.06" calcext:value-type="float">
            <text:p>17,06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A</text:p>
          </table:table-cell>
          <table:table-cell table:style-name="ce42" office:value-type="float" office:value="31.49" calcext:value-type="float">
            <text:p>31,49</text:p>
          </table:table-cell>
          <table:table-cell table:style-name="ce41" office:value-type="float" office:value="16509" calcext:value-type="float">
            <text:p>16.509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(2,358 +- 6,5)*10⁹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A</text:p>
          </table:table-cell>
          <table:table-cell table:style-name="ce13" office:value-type="float" office:value="10.194" calcext:value-type="float">
            <text:p>10,194</text:p>
          </table:table-cell>
          <table:table-cell table:style-name="ce4" office:value-type="string" calcext:value-type="string">
            <text:p>10.46 ± 0.33</text:p>
          </table:table-cell>
          <table:table-cell table:style-name="ce4" office:value-type="float" office:value="1862.8" calcext:value-type="float">
            <text:p>1862,8</text:p>
          </table:table-cell>
          <table:table-cell table:style-name="ce4" office:value-type="string" calcext:value-type="string">
            <text:p>1840 ± 17</text:p>
          </table:table-cell>
          <table:table-cell table:style-name="ce13" office:value-type="float" office:value="3212.8" calcext:value-type="float">
            <text:p>3212,8</text:p>
          </table:table-cell>
          <table:table-cell table:style-name="ce13" office:value-type="string" calcext:value-type="string">
            <text:p>3144.46 ± 72.96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Renan Castro</text:p>
          </table:table-cell>
          <table:table-cell table:style-name="ce11" office:value-type="string" calcext:value-type="string">
            <text:p>Intel(R) Core(TM) i7-3740QM CPU @ 2.70GHz @ 2 CORES @ Virtual Machine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29,73 +- 2,85% (ou 29.7+-0,8)</text:p>
          </table:table-cell>
          <table:table-cell table:style-name="ce42" office:value-type="float" office:value="14145" calcext:value-type="float">
            <text:p>14.145,00</text:p>
          </table:table-cell>
          <table:table-cell table:number-columns-repeated="2" table:style-name="ce4" office:value-type="string" calcext:value-type="string">
            <text:p>&lt;not supported&gt;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60.5" calcext:value-type="float">
            <text:p>60,5</text:p>
          </table:table-cell>
          <table:table-cell table:style-name="ce4" office:value-type="string" calcext:value-type="string">
            <text:p>89.6 ± 29.12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string" calcext:value-type="string">
            <text:p>641 +- 362</text:p>
          </table:table-cell>
          <table:table-cell table:style-name="ce4" office:value-type="float" office:value="3103" calcext:value-type="float">
            <text:p>3103</text:p>
          </table:table-cell>
          <table:table-cell table:style-name="ce19" office:value-type="string" calcext:value-type="string">
            <text:p>2781 +- 336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54" office:value-type="float" office:value="21.2748" calcext:value-type="float">
            <text:p>21,2748</text:p>
          </table:table-cell>
          <table:table-cell table:style-name="ce56" office:value-type="float" office:value="0.96" calcext:value-type="float">
            <text:p>0,960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Gabriel Magalhães</text:p>
          </table:table-cell>
          <table:table-cell table:style-name="ce11" office:value-type="string" calcext:value-type="string">
            <text:p>Intel® Core™ i7-3612QM CPU @ 2.10GHz × 8; Memory 8GB, SSD Kingston 240GB V300 Sata III; <text:s/>Ubuntu 15.04 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18,19 +-3%</text:p>
          </table:table-cell>
          <table:table-cell table:style-name="ce41" office:value-type="float" office:value="25168" calcext:value-type="float">
            <text:p>25.168</text:p>
          </table:table-cell>
          <table:table-cell table:style-name="ce4" office:value-type="string" calcext:value-type="string">
            <text:p>148.666.657.714</text:p>
          </table:table-cell>
          <table:table-cell table:style-name="ce4" office:value-type="string" calcext:value-type="string">
            <text:p>2.307.322.153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825" calcext:value-type="float">
            <text:p>1825</text:p>
          </table:table-cell>
          <table:table-cell table:style-name="ce4" office:value-type="float" office:value="1758.2" calcext:value-type="float">
            <text:p>1758,2</text:p>
          </table:table-cell>
          <table:table-cell table:style-name="ce4" office:value-type="float" office:value="4290" calcext:value-type="float">
            <text:p>4290</text:p>
          </table:table-cell>
          <table:table-cell table:style-name="ce19" office:value-type="float" office:value="4031.4" calcext:value-type="float">
            <text:p>4031,4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.780615208" calcext:value-type="float">
            <text:p>1,780615208</text:p>
          </table:table-cell>
          <table:table-cell table:style-name="ce4" office:value-type="float" office:value="1779.277035" calcext:value-type="float">
            <text:p>1779,27703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176929854" calcext:value-type="float">
            <text:p>176.929.854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string" calcext:value-type="string">
            <text:p>Bubble Sort: 10.886877s</text:p>
          </table:table-cell>
          <table:table-cell table:style-name="ce4" office:value-type="string" calcext:value-type="string">
            <text:p>Quick Sort: 0.003245s</text:p>
          </table:table-cell>
          <table:table-cell table:style-name="ce4" office:value-type="string" calcext:value-type="string">
            <text:p>Bubble Sort: 7.273881s</text:p>
          </table:table-cell>
          <table:table-cell table:style-name="ce4" office:value-type="string" calcext:value-type="string">
            <text:p>Quick Sort: 0.003013s</text:p>
          </table:table-cell>
          <table:table-cell table:style-name="ce4" office:value-type="string" calcext:value-type="string">
            <text:p>Selection Sort: 6.991832s</text:p>
          </table:table-cell>
          <table:table-cell table:style-name="ce19" office:value-type="string" calcext:value-type="string">
            <text:p>Insertion Sort: 0.000303s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0.299700836" calcext:value-type="float">
            <text:p>10,299700836</text:p>
          </table:table-cell>
          <table:table-cell table:style-name="ce4" office:value-type="float" office:value="22.674604936" calcext:value-type="float">
            <text:p>22,674604936</text:p>
          </table:table-cell>
          <table:table-cell table:style-name="ce4" office:value-type="float" office:value="86.516500593" calcext:value-type="float">
            <text:p>86,516500593</text:p>
          </table:table-cell>
          <table:table-cell table:style-name="ce4" office:value-type="float" office:value="74.25917966" calcext:value-type="float">
            <text:p>74,25917966</text:p>
          </table:table-cell>
          <table:table-cell table:style-name="ce41" office:value-type="string" calcext:value-type="string">
            <text:p>12213.153521 ms 1.186 CPUs</text:p>
          </table:table-cell>
          <table:table-cell table:style-name="ce41" office:value-type="string" calcext:value-type="string">
            <text:p>55070.498937 ms 2.429 CPUs</text:p>
          </table:table-cell>
          <table:table-cell table:style-name="ce41" office:value-type="string" calcext:value-type="string">
            <text:p>87776.038418 ms 1.015 CPUs</text:p>
          </table:table-cell>
          <table:table-cell table:style-name="ce41" office:value-type="string" calcext:value-type="string">
            <text:p>122661.776904 ms 1.165 CPUs</text:p>
          </table:table-cell>
          <table:table-cell table:style-name="ce4" office:value-type="string" calcext:value-type="string">
            <text:p>2.922 GHz</text:p>
          </table:table-cell>
          <table:table-cell table:style-name="ce4" office:value-type="string" calcext:value-type="string">
            <text:p>2.429 GHz</text:p>
          </table:table-cell>
          <table:table-cell table:style-name="ce4" office:value-type="string" calcext:value-type="string">
            <text:p>3.023 GHz</text:p>
          </table:table-cell>
          <table:table-cell table:style-name="ce4" office:value-type="string" calcext:value-type="string">
            <text:p>2.908 GHz</text:p>
          </table:table-cell>
          <table:table-cell table:style-name="ce4" office:value-type="string" calcext:value-type="string">
            <text:p>1,22 IPC</text:p>
          </table:table-cell>
          <table:table-cell table:style-name="ce4" office:value-type="string" calcext:value-type="string">
            <text:p>1,34 IPC</text:p>
          </table:table-cell>
          <table:table-cell table:style-name="ce4" office:value-type="string" calcext:value-type="string">
            <text:p>1.29 IPC</text:p>
          </table:table-cell>
          <table:table-cell table:style-name="ce19" office:value-type="string" calcext:value-type="string">
            <text:p>1,23 IPC</text:p>
          </table:table-cell>
          <table:table-cell table:style-name="ce3" office:value-type="string" calcext:value-type="string">
            <text:p>Grupo C</text:p>
          </table:table-cell>
          <table:table-cell table:style-name="ce52" office:value-type="float" office:value="31.2481" calcext:value-type="float">
            <text:p>31,2481</text:p>
          </table:table-cell>
          <table:table-cell table:style-name="ce55" office:value-type="float" office:value="3.4537" calcext:value-type="float">
            <text:p>3,4537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Victor Souza</text:p>
          </table:table-cell>
          <table:table-cell table:style-name="ce11" office:value-type="string" calcext:value-type="string">
            <text:p>Intel(R) Core(TM)2 Quad CPU Q8400 <text:s/>@ 2.66GHz; Memory 4GB, Fedora release 21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 office:value-type="string" calcext:value-type="string">
            <text:p>Grupo C</text:p>
          </table:table-cell>
          <table:table-cell table:style-name="ce4" office:value-type="string" calcext:value-type="string">
            <text:p>32.83 +- 1.52%</text:p>
          </table:table-cell>
          <table:table-cell table:style-name="ce41" office:value-type="string" calcext:value-type="string">
            <text:p>21057 +- 0.01%</text:p>
          </table:table-cell>
          <table:table-cell table:style-name="ce4" office:value-type="string" calcext:value-type="string">
            <text:p><text:s/>&lt;not supported&gt;</text:p>
          </table:table-cell>
          <table:table-cell table:style-name="ce41" office:value-type="string" calcext:value-type="string">
            <text:p><text:s/>2,156,530,201 +- 0.17%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4" office:value-type="float" office:value="121.1" calcext:value-type="float">
            <text:p>121,1</text:p>
          </table:table-cell>
          <table:table-cell table:style-name="ce4" office:value-type="float" office:value="123.7" calcext:value-type="float">
            <text:p>123,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0,9</text:p>
          </table:table-cell>
          <table:table-cell table:style-name="ce4" office:value-type="float" office:value="878" calcext:value-type="float">
            <text:p>878</text:p>
          </table:table-cell>
          <table:table-cell table:style-name="ce19" office:value-type="float" office:value="793.7" calcext:value-type="float">
            <text:p>793,7</text:p>
          </table:table-cell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C</text:p>
          </table:table-cell>
          <table:table-cell table:style-name="ce53" office:value-type="float" office:value="133.3945" calcext:value-type="float">
            <text:p>133,3945</text:p>
          </table:table-cell>
          <table:table-cell table:style-name="ce53" office:value-type="float" office:value="54.6775" calcext:value-type="float">
            <text:p>54,6775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IC301-Titan</text:p>
          </table:table-cell>
          <table:table-cell table:style-name="ce11" office:value-type="string" calcext:value-type="string">
            <text:p>Intel® Core™2 Quad CPU Q8400 @ 2.66GHz × 4 Intel® Q45/Q43, 3.8GB RAM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float" office:value="2.805991387" calcext:value-type="float">
            <text:p>2,805991387</text:p>
          </table:table-cell>
          <table:table-cell table:style-name="ce4" office:value-type="float" office:value="2636.488915" calcext:value-type="float">
            <text:p>2636,48891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72975490" calcext:value-type="float">
            <text:p>872.975.490</text:p>
          </table:table-cell>
          <table:table-cell table:style-name="ce4"/>
          <table:table-cell table:style-name="ce19"/>
          <table:table-cell table:style-name="ce3" office:value-type="string" calcext:value-type="string">
            <text:p>Grupo E</text:p>
          </table:table-cell>
          <table:table-cell table:style-name="ce4" office:value-type="string" calcext:value-type="string">
            <text:p>Bubble Sort: 21.050597s</text:p>
          </table:table-cell>
          <table:table-cell table:style-name="ce4" office:value-type="string" calcext:value-type="string">
            <text:p>Quick Sort: 0.004468s</text:p>
          </table:table-cell>
          <table:table-cell table:style-name="ce4" office:value-type="string" calcext:value-type="string">
            <text:p>Bubble Sort: 12.270127s</text:p>
          </table:table-cell>
          <table:table-cell table:style-name="ce4" office:value-type="string" calcext:value-type="string">
            <text:p>Quick Sort: 0.004452s</text:p>
          </table:table-cell>
          <table:table-cell table:style-name="ce4" office:value-type="string" calcext:value-type="string">
            <text:p>Selection Sort: 9.442025s</text:p>
          </table:table-cell>
          <table:table-cell table:style-name="ce19" office:value-type="string" calcext:value-type="string">
            <text:p>Insertion Sort: 0.000532s</text:p>
          </table:table-cell>
          <table:table-cell table:style-name="ce3" office:value-type="string" calcext:value-type="string">
            <text:p>Grupo E</text:p>
          </table:table-cell>
          <table:table-cell table:style-name="ce4" office:value-type="float" office:value="12.53140417" calcext:value-type="float">
            <text:p>12,53140417</text:p>
          </table:table-cell>
          <table:table-cell table:style-name="ce4" office:value-type="float" office:value="58.905704955" calcext:value-type="float">
            <text:p>58,905704955</text:p>
          </table:table-cell>
          <table:table-cell table:style-name="ce4" office:value-type="float" office:value="127.021924041" calcext:value-type="float">
            <text:p>127,021924041</text:p>
          </table:table-cell>
          <table:table-cell table:style-name="ce4" office:value-type="float" office:value="112.600357934" calcext:value-type="float">
            <text:p>112,600357934</text:p>
          </table:table-cell>
          <table:table-cell table:style-name="ce4" office:value-type="float" office:value="1.105" calcext:value-type="float">
            <text:p>1,105</text:p>
          </table:table-cell>
          <table:table-cell table:style-name="ce4" office:value-type="float" office:value="1.457" calcext:value-type="float">
            <text:p>1,457</text:p>
          </table:table-cell>
          <table:table-cell table:style-name="ce4" office:value-type="float" office:value="1.008" calcext:value-type="float">
            <text:p>1,008</text:p>
          </table:table-cell>
          <table:table-cell table:style-name="ce4" office:value-type="float" office:value="1.356" calcext:value-type="float">
            <text:p>1,356</text:p>
          </table:table-cell>
          <table:table-cell table:style-name="ce4" office:value-type="float" office:value="2.654" calcext:value-type="float">
            <text:p>2,654</text:p>
          </table:table-cell>
          <table:table-cell table:number-columns-repeated="2" table:style-name="ce4" office:value-type="float" office:value="2.657" calcext:value-type="float">
            <text:p>2,657</text:p>
          </table:table-cell>
          <table:table-cell table:style-name="ce4" office:value-type="float" office:value="2.658" calcext:value-type="float">
            <text:p>2,658</text:p>
          </table:table-cell>
          <table:table-cell table:style-name="ce4" office:value-type="float" office:value="1.21" calcext:value-type="float">
            <text:p>1,21</text:p>
          </table:table-cell>
          <table:table-cell table:style-name="ce4" office:value-type="float" office:value="1.13" calcext:value-type="float">
            <text:p>1,13</text:p>
          </table:table-cell>
          <table:table-cell table:style-name="ce4" office:value-type="float" office:value="1.03" calcext:value-type="float">
            <text:p>1,03</text:p>
          </table:table-cell>
          <table:table-cell table:style-name="ce19" office:value-type="float" office:value="1.11" calcext:value-type="float">
            <text:p>1,11</text:p>
          </table:table-cell>
          <table:table-cell table:style-name="ce3"/>
          <table:table-cell table:style-name="ce52"/>
          <table:table-cell table:style-name="ce55"/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 office:value-type="string" calcext:value-type="string">
            <text:p>Grupo B</text:p>
          </table:table-cell>
          <table:table-cell table:style-name="ce30" office:value-type="float" office:value="54.377" calcext:value-type="float">
            <text:p>54,377</text:p>
          </table:table-cell>
          <table:table-cell table:style-name="ce30" office:value-type="float" office:value="1.583" calcext:value-type="float">
            <text:p>1,583</text:p>
          </table:table-cell>
          <table:table-cell table:style-name="ce34" office:value-type="float" office:value="106.73" calcext:value-type="float">
            <text:p>106,73</text:p>
          </table:table-cell>
          <table:table-cell table:style-name="ce34" office:value-type="float" office:value="12.396" calcext:value-type="float">
            <text:p>12,396</text:p>
          </table:table-cell>
          <table:table-cell table:style-name="ce25"/>
          <table:table-cell table:style-name="ce38"/>
          <table:table-cell table:style-name="ce3" office:value-type="string" calcext:value-type="string">
            <text:p>Grupo B</text:p>
          </table:table-cell>
          <table:table-cell table:style-name="ce4" office:value-type="string" calcext:value-type="string">
            <text:p>14,84 +- ( 1,34%)</text:p>
          </table:table-cell>
          <table:table-cell table:style-name="ce4" office:value-type="string" calcext:value-type="string">
            <text:p>25172 +- ( 0,28%)</text:p>
          </table:table-cell>
          <table:table-cell table:style-name="ce4" office:value-type="string" calcext:value-type="string">
            <text:p>0 ( +- 0,0% )</text:p>
          </table:table-cell>
          <table:table-cell table:style-name="ce4" office:value-type="string" calcext:value-type="string">
            <text:p>2.481.891.508 ( +- 0,22% )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B</text:p>
          </table:table-cell>
          <table:table-cell table:style-name="ce52" office:value-type="float" office:value="15.16" calcext:value-type="float">
            <text:p>15,1600</text:p>
          </table:table-cell>
          <table:table-cell table:style-name="ce55" office:value-type="float" office:value="0.243" calcext:value-type="float">
            <text:p>0,243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floyd</text:p>
          </table:table-cell>
          <table:table-cell table:style-name="ce11" office:value-type="string" calcext:value-type="string">
            <text:p>Intel(R) Core(TM)2 Quad CPU <text:s text:c="3"/>Q8400 <text:s/>@ 2.66GHz, Memory 4GB</text:p>
          </table:table-cell>
          <table:table-cell table:style-name="ce16"/>
          <table:table-cell table:style-name="ce4" table:number-columns-repeated="5"/>
          <table:table-cell table:style-name="ce19"/>
          <table:table-cell table:style-name="ce24"/>
          <table:table-cell table:style-name="ce25" table:number-columns-repeated="5"/>
          <table:table-cell table:style-name="ce38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4" office:value-type="float" office:value="2.939470455" calcext:value-type="float">
            <text:p>2,939470455</text:p>
          </table:table-cell>
          <table:table-cell table:style-name="ce4" office:value-type="float" office:value="2599.674514" calcext:value-type="float">
            <text:p>2599,674514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860820627" calcext:value-type="float">
            <text:p>860.820.627</text:p>
          </table:table-cell>
          <table:table-cell table:style-name="ce4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style-name="ce3"/>
          <table:table-cell table:style-name="ce4" table:number-columns-repeated="15"/>
          <table:table-cell table:style-name="ce19"/>
          <table:table-cell table:style-name="ce3" office:value-type="string" calcext:value-type="string">
            <text:p>Grupo D</text:p>
          </table:table-cell>
          <table:table-cell table:style-name="ce53" office:value-type="float" office:value="129.119" calcext:value-type="float">
            <text:p>129,1190</text:p>
          </table:table-cell>
          <table:table-cell table:style-name="ce57" office:value-type="float" office:value="4.792" calcext:value-type="float">
            <text:p>4,7920</text:p>
          </table:table-cell>
          <table:table-cell table:style-name="ce3"/>
          <table:table-cell table:style-name="ce4" table:number-columns-repeated="3"/>
          <table:table-cell table:style-name="ce19"/>
          <table:table-cell table:style-name="ce3"/>
          <table:table-cell table:style-name="ce4" table:number-columns-repeated="5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Rodrigo Silva</text:p>
          </table:table-cell>
          <table:table-cell office:value-type="string" calcext:value-type="string">
            <text:p>Intel(R) Core(TM) i5-2450M @ 2.5GHZ; Memory 6GB</text:p>
          </table:table-cell>
          <table:table-cell/>
          <table:table-cell table:style-name="ce4" table:number-columns-repeated="5"/>
          <table:table-cell table:style-name="ce19"/>
          <table:table-cell table:style-name="ce25" table:number-columns-repeated="6"/>
          <table:table-cell table:style-name="ce38"/>
          <table:table-cell/>
          <table:table-cell table:style-name="ce4" table:number-columns-repeated="5"/>
          <table:table-cell table:style-name="ce19"/>
          <table:table-cell table:style-name="ce4" table:number-columns-repeated="6"/>
          <table:table-cell table:style-name="ce19"/>
          <table:table-cell office:value-type="string" calcext:value-type="string">
            <text:p>Grupo D</text:p>
          </table:table-cell>
          <table:table-cell table:style-name="ce4" office:value-type="float" office:value="1.913255332" calcext:value-type="float">
            <text:p>1,913255332</text:p>
          </table:table-cell>
          <table:table-cell table:style-name="ce4" office:value-type="float" office:value="1854.789746" calcext:value-type="float">
            <text:p>1854,789746</text:p>
          </table:table-cell>
          <table:table-cell table:style-name="ce41" office:value-type="float" office:value="1967250506" calcext:value-type="float">
            <text:p>1.967.250.506</text:p>
          </table:table-cell>
          <table:table-cell table:style-name="ce41" office:value-type="float" office:value="183645061" calcext:value-type="float">
            <text:p>183.645.061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D</text:p>
          </table:table-cell>
          <table:table-cell table:style-name="ce4" office:value-type="string" calcext:value-type="string">
            <text:p>Bubblesort: 12.072436s</text:p>
          </table:table-cell>
          <table:table-cell table:style-name="ce4" office:value-type="string" calcext:value-type="string">
            <text:p>Quicksort: 0.003145s</text:p>
          </table:table-cell>
          <table:table-cell table:style-name="ce4" office:value-type="string" calcext:value-type="string">
            <text:p>Bubble Sort: 7.674245s</text:p>
          </table:table-cell>
          <table:table-cell table:style-name="ce4" office:value-type="string" calcext:value-type="string">
            <text:p>Quicksort: 0.003098s</text:p>
          </table:table-cell>
          <table:table-cell table:style-name="ce4" office:value-type="string" calcext:value-type="string">
            <text:p>Selection Sort: 7.147115s</text:p>
          </table:table-cell>
          <table:table-cell table:style-name="ce19" office:value-type="string" calcext:value-type="string">
            <text:p>Insertion Sort: 0.000397s</text:p>
          </table:table-cell>
          <table:table-cell table:style-name="ce4" table:number-columns-repeated="16"/>
          <table:table-cell table:style-name="ce19"/>
          <table:table-cell table:style-name="ce4" office:value-type="string" calcext:value-type="string">
            <text:p>Grupo D</text:p>
          </table:table-cell>
          <table:table-cell table:style-name="ce52" office:value-type="float" office:value="39.0883" calcext:value-type="float">
            <text:p>39,0883</text:p>
          </table:table-cell>
          <table:table-cell table:style-name="ce55" office:value-type="float" office:value="1.7143" calcext:value-type="float">
            <text:p>1,7143</text:p>
          </table:table-cell>
          <table:table-cell table:style-name="ce4" table:number-columns-repeated="4"/>
          <table:table-cell table:style-name="ce19"/>
          <table:table-cell table:style-name="ce4" table:number-columns-repeated="6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IC-sepultura</text:p>
          </table:table-cell>
          <table:table-cell table:style-name="ce13" office:value-type="string" calcext:value-type="string">
            <text:p>Intel® Core™2 Quad CPU Q8400 @ 2.66GHz × 4 Intel® Q45/Q43 × 3.8GB RAM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office:value-type="string" calcext:value-type="string">
            <text:p>Grupo G</text:p>
          </table:table-cell>
          <table:table-cell table:style-name="ce7" office:value-type="float" office:value="127.213504347" calcext:value-type="float">
            <text:p>127,213504347</text:p>
          </table:table-cell>
          <table:table-cell table:style-name="ce7" office:value-type="float" office:value="111.643866524" calcext:value-type="float">
            <text:p>111,643866524</text:p>
          </table:table-cell>
          <table:table-cell table:style-name="ce7" office:value-type="float" office:value="14.520546181" calcext:value-type="float">
            <text:p>14,520546181</text:p>
          </table:table-cell>
          <table:table-cell table:style-name="ce7" office:value-type="float" office:value="38.189450615" calcext:value-type="float">
            <text:p>38,1894506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327" calcext:value-type="float">
            <text:p>1,327</text:p>
          </table:table-cell>
          <table:table-cell table:style-name="ce7" office:value-type="float" office:value="0.935" calcext:value-type="float">
            <text:p>0,935</text:p>
          </table:table-cell>
          <table:table-cell table:style-name="ce7" office:value-type="float" office:value="1.554" calcext:value-type="float">
            <text:p>1,554</text:p>
          </table:table-cell>
          <table:table-cell table:style-name="ce7" office:value-type="float" office:value="2.657" calcext:value-type="float">
            <text:p>2,657</text:p>
          </table:table-cell>
          <table:table-cell table:style-name="ce7" office:value-type="float" office:value="2.658" calcext:value-type="float">
            <text:p>2,658</text:p>
          </table:table-cell>
          <table:table-cell table:number-columns-repeated="2" table:style-name="ce7" office:value-type="float" office:value="2.657" calcext:value-type="float">
            <text:p>2,657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1.23" calcext:value-type="float">
            <text:p>1,23</text:p>
          </table:table-cell>
          <table:table-cell table:style-name="ce11" office:value-type="float" office:value="1.38" calcext:value-type="float">
            <text:p>1,38</text:p>
          </table:table-cell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Pedro Grijó</text:p>
          </table:table-cell>
          <table:table-cell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68.927" calcext:value-type="float">
            <text:p>68,927</text:p>
          </table:table-cell>
          <table:table-cell table:style-name="ce32" office:value-type="float" office:value="3.229" calcext:value-type="float">
            <text:p>3,229</text:p>
          </table:table-cell>
          <table:table-cell office:value-type="float" office:value="56.627" calcext:value-type="float">
            <text:p>56,627</text:p>
          </table:table-cell>
          <table:table-cell table:style-name="ce32" office:value-type="float" office:value="4.919" calcext:value-type="float">
            <text:p>4,919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table:style-name="ce4" office:value-type="float" office:value="0.002921562" calcext:value-type="float">
            <text:p>0,002921562</text:p>
          </table:table-cell>
          <table:table-cell table:style-name="ce4" office:value-type="float" office:value="2.213035" calcext:value-type="float">
            <text:p>2,213035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215164" calcext:value-type="float">
            <text:p>215.164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F</text:p>
          </table:table-cell>
          <table:table-cell table:style-name="ce4" office:value-type="string" calcext:value-type="string">
            <text:p>Bubblesort: 10.836368s</text:p>
          </table:table-cell>
          <table:table-cell table:style-name="ce4" office:value-type="string" calcext:value-type="string">
            <text:p>Quicksort: 0.002975s</text:p>
          </table:table-cell>
          <table:table-cell table:style-name="ce4" office:value-type="string" calcext:value-type="string">
            <text:p>Bubblesort: 7.277500s</text:p>
          </table:table-cell>
          <table:table-cell table:style-name="ce4" office:value-type="string" calcext:value-type="string">
            <text:p>Quicksort: 0.002971s</text:p>
          </table:table-cell>
          <table:table-cell table:style-name="ce4" office:value-type="string" calcext:value-type="string">
            <text:p>Selection Sort: 6.781425s</text:p>
          </table:table-cell>
          <table:table-cell table:style-name="ce19" office:value-type="string" calcext:value-type="string">
            <text:p>Insertion Sort: 0.000307s</text:p>
          </table:table-cell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Pedro Vasconcellos</text:p>
          </table:table-cell>
          <table:table-cell office:value-type="string" calcext:value-type="string">
            <text:p>Raspberry Pi, 900MHz quad-core ARM Cortex-A7 CPU, 1GB RAM, 32GB SD Card</text:p>
          </table:table-cell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568.411" calcext:value-type="float">
            <text:p>568,411</text:p>
          </table:table-cell>
          <table:table-cell table:style-name="ce32" office:value-type="float" office:value="39.121" calcext:value-type="float">
            <text:p>39,121</text:p>
          </table:table-cell>
          <table:table-cell office:value-type="float" office:value="10.3954" calcext:value-type="float">
            <text:p>10,3954</text:p>
          </table:table-cell>
          <table:table-cell office:value-type="float" office:value="0.682" calcext:value-type="float">
            <text:p>0,682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F</text:p>
          </table:table-cell>
          <table:table-cell office:value-type="float" office:value="133.26618227" calcext:value-type="float">
            <text:p>133,26618227</text:p>
          </table:table-cell>
          <table:table-cell office:value-type="float" office:value="129662.762102" calcext:value-type="float">
            <text:p>129662,762102</text:p>
          </table:table-cell>
          <table:table-cell office:value-type="string" calcext:value-type="string">
            <text:p>Não foi possível medir</text:p>
          </table:table-cell>
          <table:table-cell table:style-name="ce41" office:value-type="float" office:value="58343431876" calcext:value-type="float">
            <text:p>58.343.431.876</text:p>
          </table:table-cell>
          <table:table-cell table:style-name="ce7"/>
          <table:table-cell table:style-name="ce20"/>
          <table:table-cell table:style-name="ce4" office:value-type="string" calcext:value-type="string">
            <text:p>Grupo F</text:p>
          </table:table-cell>
          <table:table-cell table:style-name="ce4" office:value-type="string" calcext:value-type="string">
            <text:p>Bubblesort: 192.888878s</text:p>
          </table:table-cell>
          <table:table-cell table:style-name="ce4" office:value-type="string" calcext:value-type="string">
            <text:p>Quicksort: 0.032364s</text:p>
          </table:table-cell>
          <table:table-cell table:style-name="ce4" office:value-type="string" calcext:value-type="string">
            <text:p>Bubblesort: 112.523956s</text:p>
          </table:table-cell>
          <table:table-cell table:style-name="ce4" office:value-type="string" calcext:value-type="string">
            <text:p>Quicksort: 0.031743s</text:p>
          </table:table-cell>
          <table:table-cell table:style-name="ce4" office:value-type="string" calcext:value-type="string">
            <text:p>Bubblesort: 86.418031s</text:p>
          </table:table-cell>
          <table:table-cell table:style-name="ce19" office:value-type="string" calcext:value-type="string">
            <text:p>Insertion Sort: 0.004234s</text:p>
          </table:table-cell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/>
          <table:table-cell table:style-name="ce4" table:number-columns-repeated="5"/>
          <table:table-cell table:style-name="ce19"/>
          <table:table-cell table:number-columns-repeated="6"/>
          <table:table-cell table:style-name="ce19"/>
          <table:table-cell office:value-type="string" calcext:value-type="string">
            <text:p>Grupo H</text:p>
          </table:table-cell>
          <table:table-cell table:style-name="ce41" office:value-type="string" calcext:value-type="string">
            <text:p>30,86 s</text:p>
          </table:table-cell>
          <table:table-cell table:style-name="ce4" office:value-type="string" calcext:value-type="string">
            <text:p>16 225</text:p>
          </table:table-cell>
          <table:table-cell table:style-name="ce4" office:value-type="string" calcext:value-type="string">
            <text:p>&lt;not supported&gt;</text:p>
          </table:table-cell>
          <table:table-cell table:style-name="ce4" office:value-type="string" calcext:value-type="string">
            <text:p><text:s/>2.608.186.738 </text:p>
          </table:table-cell>
          <table:table-cell table:style-name="ce4"/>
          <table:table-cell table:style-name="ce19"/>
          <table:table-cell table:style-name="ce4" office:value-type="string" calcext:value-type="string">
            <text:p>Grupo H</text:p>
          </table:table-cell>
          <table:table-cell table:style-name="ce4" office:value-type="string" calcext:value-type="string">
            <text:p>11.658 s</text:p>
          </table:table-cell>
          <table:table-cell table:style-name="ce4" office:value-type="string" calcext:value-type="string">
            <text:p>14.176 s</text:p>
          </table:table-cell>
          <table:table-cell table:style-name="ce4" office:value-type="string" calcext:value-type="string">
            <text:p>1589 MBps</text:p>
          </table:table-cell>
          <table:table-cell table:style-name="ce4" office:value-type="string" calcext:value-type="string">
            <text:p>1426.1 MBps </text:p>
          </table:table-cell>
          <table:table-cell table:style-name="ce4" office:value-type="string" calcext:value-type="string">
            <text:p>2660 MBps</text:p>
          </table:table-cell>
          <table:table-cell table:style-name="ce19" office:value-type="string" calcext:value-type="string">
            <text:p>2413.4 MBps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style-name="ce19"/>
          <table:table-cell table:style-name="ce4" table:number-columns-repeated="6"/>
          <table:table-cell table:style-name="ce19"/>
          <table:table-cell table:style-name="ce4" office:value-type="string" calcext:value-type="string">
            <text:p>Grupo H</text:p>
          </table:table-cell>
          <table:table-cell table:style-name="ce41" office:value-type="string" calcext:value-type="string">
            <text:p>31,681 s</text:p>
          </table:table-cell>
          <table:table-cell table:style-name="ce41" office:value-type="string" calcext:value-type="string">
            <text:p>53,539 s</text:p>
          </table:table-cell>
          <table:table-cell table:style-name="ce41" office:value-type="string" calcext:value-type="string">
            <text:p>10,755 s</text:p>
          </table:table-cell>
          <table:table-cell table:style-name="ce41" office:value-type="string" calcext:value-type="string">
            <text:p>30,072 s</text:p>
          </table:table-cell>
          <table:table-cell table:style-name="ce41" office:value-type="string" calcext:value-type="string">
            <text:p>1,227 CPUs</text:p>
          </table:table-cell>
          <table:table-cell table:style-name="ce41" office:value-type="string" calcext:value-type="string">
            <text:p>1,517 CPUs</text:p>
          </table:table-cell>
          <table:table-cell table:style-name="ce41" office:value-type="string" calcext:value-type="string">
            <text:p>1,116 CPUs</text:p>
          </table:table-cell>
          <table:table-cell table:style-name="ce41" office:value-type="string" calcext:value-type="string">
            <text:p>1,918 CPUs</text:p>
          </table:table-cell>
          <table:table-cell table:style-name="ce41" office:value-type="string" calcext:value-type="string">
            <text:p>2,610 GHz</text:p>
          </table:table-cell>
          <table:table-cell table:style-name="ce41" office:value-type="string" calcext:value-type="string">
            <text:p>2,576 GHz</text:p>
          </table:table-cell>
          <table:table-cell table:style-name="ce41" office:value-type="string" calcext:value-type="string">
            <text:p>2,630 GHz</text:p>
          </table:table-cell>
          <table:table-cell table:style-name="ce4" office:value-type="string" calcext:value-type="string">
            <text:p>2,547 GHz</text:p>
          </table:table-cell>
          <table:table-cell table:style-name="ce4" office:value-type="string" calcext:value-type="string">
            <text:p>1,91 <text:s/>IPC</text:p>
          </table:table-cell>
          <table:table-cell table:style-name="ce4" office:value-type="string" calcext:value-type="string">
            <text:p>1,08 IPC</text:p>
          </table:table-cell>
          <table:table-cell table:style-name="ce4" office:value-type="string" calcext:value-type="string">
            <text:p>1,37 IPC</text:p>
          </table:table-cell>
          <table:table-cell table:style-name="ce19" office:value-type="string" calcext:value-type="string">
            <text:p>1,07 IPC</text:p>
          </table:table-cell>
          <table:table-cell table:style-name="ce4" table:number-columns-repeated="2"/>
          <table:table-cell table:style-name="ce19"/>
          <table:table-cell table:style-name="ce4" table:number-columns-repeated="4"/>
          <table:table-cell table:style-name="ce19"/>
          <table:table-cell table:style-name="ce4" table:number-columns-repeated="6"/>
          <table:table-cell table:style-name="ce19"/>
          <table:table-cell table:number-columns-repeated="17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Matheus Figueiredo</text:p>
          </table:table-cell>
          <table:table-cell office:value-type="string" calcext:value-type="string">
            <text:p>Intel Core i7-4700HQ CPU @ 2.4GHz, 16GB DDR3, Ubuntu 14.04LTS, HDD 5400RPM</text:p>
          </table:table-cell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62.4327" calcext:value-type="float">
            <text:p>62,4327</text:p>
          </table:table-cell>
          <table:table-cell office:value-type="float" office:value="1.7125" calcext:value-type="float">
            <text:p>1,7125</text:p>
          </table:table-cell>
          <table:table-cell office:value-type="float" office:value="101.34" calcext:value-type="float">
            <text:p>101,34</text:p>
          </table:table-cell>
          <table:table-cell office:value-type="float" office:value="12.857" calcext:value-type="float">
            <text:p>12,857</text:p>
          </table:table-cell>
          <table:table-cell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2.5843" calcext:value-type="float">
            <text:p>2,5843</text:p>
          </table:table-cell>
          <table:table-cell office:value-type="float" office:value="2412.134894" calcext:value-type="float">
            <text:p>2412,134894</text:p>
          </table:table-cell>
          <table:table-cell office:value-type="string" calcext:value-type="string">
            <text:p>nao foi possivel medir</text:p>
          </table:table-cell>
          <table:table-cell table:style-name="ce19" office:value-type="float" office:value="257984522" calcext:value-type="float">
            <text:p>257984522</text:p>
          </table:table-cell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office:value-type="string" calcext:value-type="string">
            <text:p>Grupo I</text:p>
          </table:table-cell>
          <table:table-cell table:style-name="ce7" office:value-type="float" office:value="8.9424" calcext:value-type="float">
            <text:p>8,9424</text:p>
          </table:table-cell>
          <table:table-cell table:style-name="ce7" office:value-type="float" office:value="0.1296" calcext:value-type="float">
            <text:p>0,1296</text:p>
          </table:table-cell>
          <table:table-cell table:style-name="ce7" office:value-type="float" office:value="26.8954" calcext:value-type="float">
            <text:p>26,8954</text:p>
          </table:table-cell>
          <table:table-cell table:style-name="ce11" office:value-type="float" office:value="0.1789" calcext:value-type="float">
            <text:p>0,1789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Titouan Thibaud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office:value-type="string" calcext:value-type="string">
            <text:p>Grupo H</text:p>
          </table:table-cell>
          <table:table-cell office:value-type="string" calcext:value-type="string">
            <text:p>19,88 s</text:p>
          </table:table-cell>
          <table:table-cell office:value-type="string" calcext:value-type="string">
            <text:p>20 475</text:p>
          </table:table-cell>
          <table:table-cell table:style-name="ce4" office:value-type="string" calcext:value-type="string">
            <text:p>&lt;not supported&gt;</text:p>
          </table:table-cell>
          <table:table-cell table:style-name="ce31" office:value-type="float" office:value="1234062095" calcext:value-type="float">
            <text:p>1.234.062.095</text:p>
          </table:table-cell>
          <table:table-cell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office:value-type="string" calcext:value-type="string">
            <text:p>Grupo H</text:p>
          </table:table-cell>
          <table:table-cell table:style-name="ce7" office:value-type="string" calcext:value-type="string">
            <text:p>25.38 s</text:p>
          </table:table-cell>
          <table:table-cell table:style-name="ce7" office:value-type="string" calcext:value-type="string">
            <text:p>49.935 s </text:p>
          </table:table-cell>
          <table:table-cell table:style-name="ce7" office:value-type="string" calcext:value-type="string">
            <text:p>8.723 s</text:p>
          </table:table-cell>
          <table:table-cell table:style-name="ce7" office:value-type="string" calcext:value-type="string">
            <text:p>23.755 s</text:p>
          </table:table-cell>
          <table:table-cell table:style-name="ce7" office:value-type="string" calcext:value-type="string">
            <text:p>1.027 CPUs</text:p>
          </table:table-cell>
          <table:table-cell table:style-name="ce7" office:value-type="string" calcext:value-type="string">
            <text:p>1.341 CPUs</text:p>
          </table:table-cell>
          <table:table-cell table:style-name="ce7" office:value-type="string" calcext:value-type="string">
            <text:p>1.068 CPUs</text:p>
          </table:table-cell>
          <table:table-cell table:style-name="ce7" office:value-type="string" calcext:value-type="string">
            <text:p>1.602 CPUs</text:p>
          </table:table-cell>
          <table:table-cell table:style-name="ce7" office:value-type="string" calcext:value-type="string">
            <text:p>3.420 GHz</text:p>
          </table:table-cell>
          <table:table-cell table:style-name="ce7" office:value-type="string" calcext:value-type="string">
            <text:p>3.430 GHz</text:p>
          </table:table-cell>
          <table:table-cell table:style-name="ce7" office:value-type="string" calcext:value-type="string">
            <text:p>3.408 GHz</text:p>
          </table:table-cell>
          <table:table-cell table:style-name="ce7" office:value-type="string" calcext:value-type="string">
            <text:p>3.448 GHz</text:p>
          </table:table-cell>
          <table:table-cell table:style-name="ce7" office:value-type="string" calcext:value-type="string">
            <text:p>1.98 IPC</text:p>
          </table:table-cell>
          <table:table-cell table:style-name="ce7" office:value-type="string" calcext:value-type="string">
            <text:p>1.71 IPC</text:p>
          </table:table-cell>
          <table:table-cell table:style-name="ce7" office:value-type="string" calcext:value-type="string">
            <text:p>1.37 IPC</text:p>
          </table:table-cell>
          <table:table-cell table:style-name="ce11" office:value-type="string" calcext:value-type="string">
            <text:p>2.11 IPC</text:p>
          </table:table-cell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Titouan Thibaud</text:p>
          </table:table-cell>
          <table:table-cell table:style-name="ce11" office:value-type="string" calcext:value-type="string">
            <text:p>Intel Core i7-2630QM CPU @2.00GHz Memory 4GiB Linux Mint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office:value-type="string" calcext:value-type="string">
            <text:p>Grupo H</text:p>
          </table:table-cell>
          <table:table-cell office:value-type="string" calcext:value-type="string">
            <text:p>5.07s</text:p>
          </table:table-cell>
          <table:table-cell office:value-type="string" calcext:value-type="string">
            <text:p>7.01 s</text:p>
          </table:table-cell>
          <table:table-cell office:value-type="string" calcext:value-type="string">
            <text:p>1176 MBps</text:p>
          </table:table-cell>
          <table:table-cell office:value-type="string" calcext:value-type="string">
            <text:p>1103.2 MBps</text:p>
          </table:table-cell>
          <table:table-cell office:value-type="string" calcext:value-type="string">
            <text:p>2889.0 MBps</text:p>
          </table:table-cell>
          <table:table-cell table:style-name="ce11" office:value-type="string" calcext:value-type="string">
            <text:p>2742.6 MBps</text:p>
          </table:table-cell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table:number-columns-repeated="4"/>
          <table:table-cell table:style-name="ce20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Rafael Faria</text:p>
          </table:table-cell>
          <table:table-cell table:style-name="ce11" office:value-type="string" calcext:value-type="string">
            <text:p>Intel(R) Core(TM) i7-4750HQ CPU @ 2.00GHz; Memory 8 GB 1600 MHz DDR3; Mac OS X El Capitan (version 10.11.4)</text:p>
          </table:table-cell>
          <table:table-cell table:number-columns-repeated="6"/>
          <table:table-cell table:style-name="ce20"/>
          <table:table-cell table:number-columns-repeated="6"/>
          <table:table-cell table:style-name="ce19"/>
          <table:table-cell table:number-columns-repeated="6"/>
          <table:table-cell table:style-name="ce20"/>
          <table:table-cell table:number-columns-repeated="6"/>
          <table:table-cell table:style-name="ce20"/>
          <table:table-cell table:number-columns-repeated="5"/>
          <table:table-cell table:style-name="ce7"/>
          <table:table-cell table:style-name="ce20"/>
          <table:table-cell table:style-name="ce7" table:number-columns-repeated="6"/>
          <table:table-cell table:style-name="ce20"/>
          <table:table-cell table:style-name="ce7" table:number-columns-repeated="16"/>
          <table:table-cell table:style-name="ce20"/>
          <table:table-cell table:style-name="ce7" table:number-columns-repeated="2"/>
          <table:table-cell table:style-name="ce20"/>
          <table:table-cell table:style-name="ce7" office:value-type="string" calcext:value-type="string">
            <text:p>Grupo D</text:p>
          </table:table-cell>
          <table:table-cell table:style-name="ce7" office:value-type="float" office:value="16.2484" calcext:value-type="float">
            <text:p>16,2484</text:p>
          </table:table-cell>
          <table:table-cell table:style-name="ce59" office:value-type="float" office:value="1.1366" calcext:value-type="float">
            <text:p>1,1366</text:p>
          </table:table-cell>
          <table:table-cell table:style-name="ce59" office:value-type="float" office:value="16.2284" calcext:value-type="float">
            <text:p>16,2284</text:p>
          </table:table-cell>
          <table:table-cell table:style-name="ce61" office:value-type="float" office:value="0.2438" calcext:value-type="float">
            <text:p>0,2438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office:value-type="string" calcext:value-type="string">
            <text:p>João Paulo</text:p>
          </table:table-cell>
          <table:table-cell office:value-type="string" calcext:value-type="string">
            <text:p>Intel(R) Core(TM) i7-4510U CPU @ 2.00GHz; Memory 16 GB; Ubuntu 14.04.4</text:p>
          </table:table-cell>
          <table:table-cell table:number-columns-repeated="33"/>
          <table:table-cell table:style-name="ce7" table:number-columns-repeated="29"/>
          <table:table-cell table:style-name="ce7" office:value-type="string" calcext:value-type="string">
            <text:p>Grupo D</text:p>
          </table:table-cell>
          <table:table-cell table:style-name="ce59" office:value-type="float" office:value="5.9326" calcext:value-type="float">
            <text:p>5,9326</text:p>
          </table:table-cell>
          <table:table-cell table:style-name="ce59" office:value-type="float" office:value="0.2201" calcext:value-type="float">
            <text:p>0,2201</text:p>
          </table:table-cell>
          <table:table-cell table:style-name="ce59" office:value-type="float" office:value="29.949" calcext:value-type="float">
            <text:p>29,949</text:p>
          </table:table-cell>
          <table:table-cell table:style-name="ce61" office:value-type="float" office:value="0.9738" calcext:value-type="float">
            <text:p>0,9738</text:p>
          </table:table-cell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Matheus Pinheiro</text:p>
          </table:table-cell>
          <table:table-cell office:value-type="string" calcext:value-type="string">
            <text:p>Intel® Core™ i5-4200U CPU @ 1.60GHz × 4 ; Memory 3,8 GiB; Ubuntu 15.04 64-bit; </text:p>
          </table:table-cell>
          <table:table-cell table:number-columns-repeated="6"/>
          <table:table-cell table:style-name="ce20"/>
          <table:table-cell office:value-type="string" calcext:value-type="string">
            <text:p>Grupo I</text:p>
          </table:table-cell>
          <table:table-cell office:value-type="float" office:value="78.802" calcext:value-type="float">
            <text:p>78,802</text:p>
          </table:table-cell>
          <table:table-cell office:value-type="float" office:value="9.577" calcext:value-type="float">
            <text:p>9,577</text:p>
          </table:table-cell>
          <table:table-cell office:value-type="float" office:value="58.242" calcext:value-type="float">
            <text:p>58,242</text:p>
          </table:table-cell>
          <table:table-cell table:style-name="ce35" office:value-type="float" office:value="19.199" calcext:value-type="float">
            <text:p>19,199</text:p>
          </table:table-cell>
          <table:table-cell table:number-columns-repeated="16"/>
          <table:table-cell office:value-type="string" calcext:value-type="string">
            <text:p>Grupo I</text:p>
          </table:table-cell>
          <table:table-cell table:style-name="ce47" office:value-type="float" office:value="13.701381961" calcext:value-type="float">
            <text:p>13,7014</text:p>
          </table:table-cell>
          <table:table-cell table:style-name="ce47" office:value-type="float" office:value="13657.751888" calcext:value-type="float">
            <text:p>13.657,7519</text:p>
          </table:table-cell>
          <table:table-cell table:style-name="ce42" office:value-type="float" office:value="9983915828" calcext:value-type="float">
            <text:p>9.983.915.828,00</text:p>
          </table:table-cell>
          <table:table-cell table:style-name="ce42" office:value-type="float" office:value="1357053828" calcext:value-type="float">
            <text:p>1.357.053.828,00</text:p>
          </table:table-cell>
          <table:table-cell table:style-name="ce7" table:number-columns-repeated="29"/>
          <table:table-cell table:style-name="ce7" office:value-type="string" calcext:value-type="string">
            <text:p>Grupo I</text:p>
          </table:table-cell>
          <table:table-cell table:style-name="ce59" table:number-columns-repeated="3"/>
          <table:table-cell table:style-name="ce61"/>
          <table:table-cell table:style-name="ce7" table:number-columns-repeated="6"/>
          <table:table-cell table:style-name="ce20"/>
          <table:table-cell table:number-columns-repeated="17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Gustavo Basso</text:p>
          </table:table-cell>
          <table:table-cell office:value-type="string" calcext:value-type="string">
            <text:p>Intel Core i7 @ 2.3GHz; 8 GB 1600 MHz DDR3</text:p>
          </table:table-cell>
          <table:table-cell table:number-columns-repeated="21"/>
          <table:table-cell office:value-type="string" calcext:value-type="string">
            <text:p>Grupo G</text:p>
          </table:table-cell>
          <table:table-cell office:value-type="float" office:value="23.47" calcext:value-type="float">
            <text:p>23,47</text:p>
          </table:table-cell>
          <table:table-cell office:value-type="float" office:value="25.314" calcext:value-type="float">
            <text:p>25,314</text:p>
          </table:table-cell>
          <table:table-cell office:value-type="string" calcext:value-type="string">
            <text:p>93 MBps</text:p>
          </table:table-cell>
          <table:table-cell office:value-type="string" calcext:value-type="string">
            <text:p>82.1 MBps ± 5.54</text:p>
          </table:table-cell>
          <table:table-cell office:value-type="string" calcext:value-type="string">
            <text:p>2283 MBps ± 67.95</text:p>
          </table:table-cell>
          <table:table-cell office:value-type="float" office:value="2065.64" calcext:value-type="float">
            <text:p>2065,64</text:p>
          </table:table-cell>
          <table:table-cell table:number-columns-repeated="5"/>
          <table:table-cell table:style-name="ce7" table:number-columns-repeated="29"/>
          <table:table-cell table:style-name="ce7" office:value-type="string" calcext:value-type="string">
            <text:p>Grupo G</text:p>
          </table:table-cell>
          <table:table-cell table:style-name="ce59" office:value-type="float" office:value="15.6794" calcext:value-type="float">
            <text:p>15,6794</text:p>
          </table:table-cell>
          <table:table-cell table:style-name="ce59" office:value-type="float" office:value="0.84" calcext:value-type="float">
            <text:p>0,84</text:p>
          </table:table-cell>
          <table:table-cell table:style-name="ce59" office:value-type="float" office:value="14.0497" calcext:value-type="float">
            <text:p>14,0497</text:p>
          </table:table-cell>
          <table:table-cell table:style-name="ce59" office:value-type="float" office:value="0.61" calcext:value-type="float">
            <text:p>0,61</text:p>
          </table:table-cell>
          <table:table-cell table:number-columns-repeated="18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Netbook - Felipe Emos</text:p>
          </table:table-cell>
          <table:table-cell table:style-name="ce9" office:value-type="string" calcext:value-type="string">
            <text:p>Intel Atom Processor D4xx/D5xx/N4xx/N5xx DMI Bridge</text:p>
          </table:table-cell>
          <table:table-cell table:style-name="ce6"/>
          <table:table-cell table:style-name="ce17" table:number-columns-repeated="6"/>
          <table:table-cell table:style-name="ce6" table:number-columns-repeated="8"/>
          <table:table-cell table:style-name="ce17" table:number-columns-repeated="6"/>
          <table:table-cell table:style-name="ce9" table:number-columns-repeated="7"/>
          <table:table-cell table:style-name="ce6" office:value-type="string" calcext:value-type="string">
            <text:p>Grupo E</text:p>
          </table:table-cell>
          <table:table-cell table:style-name="ce6" office:value-type="float" office:value="11.176578989" calcext:value-type="float">
            <text:p>11,176578989</text:p>
          </table:table-cell>
          <table:table-cell table:style-name="ce6" office:value-type="float" office:value="11089.24383" calcext:value-type="float">
            <text:p>11089,24383</text:p>
          </table:table-cell>
          <table:table-cell table:style-name="ce6" office:value-type="string" calcext:value-type="string">
            <text:p>Não foi possível medir</text:p>
          </table:table-cell>
          <table:table-cell table:style-name="ce48" office:value-type="float" office:value="1841118562" calcext:value-type="float">
            <text:p>1.841.118.562</text:p>
          </table:table-cell>
          <table:table-cell table:style-name="ce17" table:number-columns-repeated="2"/>
          <table:table-cell table:style-name="ce49" office:value-type="string" calcext:value-type="string">
            <text:p>Grupo E</text:p>
          </table:table-cell>
          <table:table-cell table:style-name="ce6" office:value-type="string" calcext:value-type="string">
            <text:p>Bubble Sort: 108.188342s</text:p>
          </table:table-cell>
          <table:table-cell table:style-name="ce6" office:value-type="string" calcext:value-type="string">
            <text:p>Quick Sort: 0.015150s</text:p>
          </table:table-cell>
          <table:table-cell table:style-name="ce6" office:value-type="string" calcext:value-type="string">
            <text:p>Bubble Sort: 58.408717s</text:p>
          </table:table-cell>
          <table:table-cell table:style-name="ce6" office:value-type="string" calcext:value-type="string">
            <text:p>Quick Sort: 0.014385s</text:p>
          </table:table-cell>
          <table:table-cell table:style-name="ce6" office:value-type="string" calcext:value-type="string">
            <text:p>Selection Sort: 41.649499s</text:p>
          </table:table-cell>
          <table:table-cell table:style-name="ce15" office:value-type="string" calcext:value-type="string">
            <text:p>Insertion Sort: 0.002126s</text:p>
          </table:table-cell>
          <table:table-cell table:style-name="ce49" office:value-type="string" calcext:value-type="string">
            <text:p>Grupo E</text:p>
          </table:table-cell>
          <table:table-cell table:style-name="ce6" office:value-type="float" office:value="39.12942893" calcext:value-type="float">
            <text:p>39,12942893</text:p>
          </table:table-cell>
          <table:table-cell table:style-name="ce6" office:value-type="float" office:value="175.637624256" calcext:value-type="float">
            <text:p>175,637624256</text:p>
          </table:table-cell>
          <table:table-cell table:style-name="ce6" office:value-type="float" office:value="215.102165024" calcext:value-type="float">
            <text:p>215,102165024</text:p>
          </table:table-cell>
          <table:table-cell table:style-name="ce6" office:value-type="float" office:value="336.900907145" calcext:value-type="float">
            <text:p>336,900907145</text:p>
          </table:table-cell>
          <table:table-cell table:style-name="ce48" office:value-type="string" calcext:value-type="string">
            <text:p>42310.029701 ms 1.081 CPUs</text:p>
          </table:table-cell>
          <table:table-cell table:style-name="ce48" office:value-type="string" calcext:value-type="string">
            <text:p>238623.888508 ms 1.359 CPUs</text:p>
          </table:table-cell>
          <table:table-cell table:style-name="ce48" office:value-type="string" calcext:value-type="string">
            <text:p>232751.137529 ms 1.082 CPUs</text:p>
          </table:table-cell>
          <table:table-cell table:style-name="ce48" office:value-type="string" calcext:value-type="string">
            <text:p>383023.595806 ms 1.137 CPUs</text:p>
          </table:table-cell>
          <table:table-cell table:style-name="ce6" office:value-type="string" calcext:value-type="string">
            <text:p>1,652 GHz</text:p>
          </table:table-cell>
          <table:table-cell table:number-columns-repeated="2" table:style-name="ce6" office:value-type="string" calcext:value-type="string">
            <text:p>1,653 GHz</text:p>
          </table:table-cell>
          <table:table-cell table:style-name="ce6" office:value-type="string" calcext:value-type="string">
            <text:p>1,652 GHz</text:p>
          </table:table-cell>
          <table:table-cell table:style-name="ce6" office:value-type="string" calcext:value-type="string">
            <text:p>0,63 IPC</text:p>
          </table:table-cell>
          <table:table-cell table:style-name="ce6" office:value-type="string" calcext:value-type="string">
            <text:p>0,40 IPC</text:p>
          </table:table-cell>
          <table:table-cell table:style-name="ce6" office:value-type="string" calcext:value-type="string">
            <text:p>0,53 IPC</text:p>
          </table:table-cell>
          <table:table-cell table:style-name="ce15" office:value-type="string" calcext:value-type="string">
            <text:p>0,37 IPC</text:p>
          </table:table-cell>
          <table:table-cell table:style-name="ce17" table:number-columns-repeated="3"/>
          <table:table-cell table:style-name="ce9"/>
          <table:table-cell table:style-name="ce60" table:number-columns-repeated="4"/>
          <table:table-cell table:style-name="ce17" table:number-columns-repeated="7"/>
          <table:table-cell table:number-columns-repeated="179"/>
        </table:table-row>
        <table:table-row table:style-name="ro1" table:number-rows-repeated="9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2" table:style-name="ta2">
        <office:forms form:automatic-focus="false" form:apply-design-mode="false"/>
        <table:table-column table:style-name="co35" table:number-columns-repeated="2" table:default-cell-style-name="ce3"/>
        <table:table-column table:style-name="co36" table:default-cell-style-name="ce7"/>
        <table:table-column table:style-name="co37" table:default-cell-style-name="ce11"/>
        <table:table-column table:style-name="co35" table:number-columns-repeated="3" table:default-cell-style-name="ce4"/>
        <table:table-column table:style-name="co35" table:default-cell-style-name="ce27"/>
        <table:table-column table:style-name="co35" table:default-cell-style-name="ce25"/>
        <table:table-column table:style-name="co35" table:default-cell-style-name="ce38"/>
        <table:table-column table:style-name="co35" table:number-columns-repeated="2" table:default-cell-style-name="Default"/>
        <table:table-row table:style-name="ro2">
          <table:table-cell/>
          <table:table-cell table:style-name="ce7"/>
          <table:table-cell table:style-name="ce11"/>
          <table:table-cell table:style-name="ce16"/>
          <table:table-cell table:style-name="ce27" table:number-columns-repeated="3"/>
          <table:table-cell/>
          <table:table-cell table:style-name="ce37"/>
          <table:table-cell table:style-name="Default"/>
          <table:table-cell/>
          <table:table-cell office:value-type="string" calcext:value-type="string">
            <text:p>Taxa Disc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table:style-name="ce7" office:value-type="string" calcext:value-type="string">
            <text:p>Intel(R) Core(TM) i7-3610QM CPU 4 cores, 8 threads @ 2.30GHz @ L1 256 KB / L2 1024 KB / L3 6144 KB</text:p>
          </table:table-cell>
          <table:table-cell table:style-name="ce27" office:value-type="float" office:value="59.3755" calcext:value-type="float">
            <text:p>59,3755</text:p>
          </table:table-cell>
          <table:table-cell table:style-name="ce31" office:value-type="float" office:value="4.58184173" calcext:value-type="float">
            <text:p>5</text:p>
          </table:table-cell>
          <table:table-cell table:style-name="ce27" office:value-type="float" office:value="133.61" calcext:value-type="float">
            <text:p>133,61</text:p>
          </table:table-cell>
          <table:table-cell office:value-type="float" office:value="7.58266" calcext:value-type="float">
            <text:p>7,58266</text:p>
          </table:table-cell>
          <table:table-cell table:style-name="ce27"/>
          <table:table-cell table:style-name="ce37"/>
          <table:table-cell/>
          <table:table-cell table:formula="of:=[.$G$6]/[.G2]" office:value-type="float" office:value="0.631764089514258" calcext:value-type="float">
            <text:p>0,631764089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30" office:value-type="float" office:value="54.377" calcext:value-type="float">
            <text:p>54,377</text:p>
          </table:table-cell>
          <table:table-cell table:style-name="ce30" office:value-type="float" office:value="1.583" calcext:value-type="float">
            <text:p>1,583</text:p>
          </table:table-cell>
          <table:table-cell table:style-name="ce34" office:value-type="float" office:value="106.73" calcext:value-type="float">
            <text:p>106,73</text:p>
          </table:table-cell>
          <table:table-cell table:style-name="ce34" office:value-type="float" office:value="12.396" calcext:value-type="float">
            <text:p>12,396</text:p>
          </table:table-cell>
          <table:table-cell table:number-columns-repeated="3"/>
          <table:table-cell table:formula="of:=[.$G$6]/[.G3]" office:value-type="float" office:value="0.790874168462475" calcext:value-type="float">
            <text:p>0,7908741685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Matheus Figueiredo</text:p>
          </table:table-cell>
          <table:table-cell table:style-name="ce7" office:value-type="string" calcext:value-type="string">
            <text:p>Intel Core i7-4700HQ CPU @ 2.4GHz, 16GB DDR3, Ubuntu 14.04LTS, HDD 5400RPM</text:p>
          </table:table-cell>
          <table:table-cell office:value-type="float" office:value="62.4327" calcext:value-type="float">
            <text:p>62,4327</text:p>
          </table:table-cell>
          <table:table-cell office:value-type="float" office:value="1.7125" calcext:value-type="float">
            <text:p>1,7125</text:p>
          </table:table-cell>
          <table:table-cell office:value-type="float" office:value="101.34" calcext:value-type="float">
            <text:p>101,34</text:p>
          </table:table-cell>
          <table:table-cell table:style-name="ce4" office:value-type="float" office:value="12.857" calcext:value-type="float">
            <text:p>12,857</text:p>
          </table:table-cell>
          <table:table-cell table:style-name="ce4"/>
          <table:table-cell table:style-name="ce19"/>
          <table:table-cell/>
          <table:table-cell table:formula="of:=[.$G$6]/[.G4]" office:value-type="float" office:value="0.832938622459049" calcext:value-type="float">
            <text:p>0,832938622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nan Gomes</text:p>
          </table:table-cell>
          <table:table-cell office:value-type="string" calcext:value-type="string">
            <text:p>Intel® Core™ i7-4702MQ CPU @ 2.20GHz × 8 (64 bits) Memory 8 GiB; Graphics Intel® Haswell Mobile ; Ubuntu 14.04</text:p>
          </table:table-cell>
          <table:table-cell office:value-type="float" office:value="55.9742" calcext:value-type="float">
            <text:p>55,9742</text:p>
          </table:table-cell>
          <table:table-cell office:value-type="float" office:value="1.9713620108" calcext:value-type="float">
            <text:p>1,9713620108</text:p>
          </table:table-cell>
          <table:table-cell office:value-type="float" office:value="96.9526" calcext:value-type="float">
            <text:p>96,9526</text:p>
          </table:table-cell>
          <table:table-cell table:style-name="ce4" office:value-type="float" office:value="9.1823587892" calcext:value-type="float">
            <text:p>9,1823587892</text:p>
          </table:table-cell>
          <table:table-cell table:number-columns-repeated="3"/>
          <table:table-cell table:formula="of:=[.$G$6]/[.G5]" office:value-type="float" office:value="0.870631628238954" calcext:value-type="float">
            <text:p>0,87063162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office:value-type="string" calcext:value-type="string">
            <text:p><text:s/>Intel(R) Core(TM) i7-3612QM CPU @ 2.10GHz x 4, 8 threads, 8GB, 64-bit, SSD 32GB, HDD1TB (5400rpm), Debian</text:p>
          </table:table-cell>
          <table:table-cell table:style-name="ce25" office:value-type="float" office:value="66.998" calcext:value-type="float">
            <text:p>66,998</text:p>
          </table:table-cell>
          <table:table-cell table:style-name="ce25"/>
          <table:table-cell table:style-name="ce25" office:value-type="float" office:value="84.41" calcext:value-type="float">
            <text:p>84,41</text:p>
          </table:table-cell>
          <table:table-cell table:style-name="ce25"/>
          <table:table-cell table:number-columns-repeated="3"/>
          <table:table-cell table:formula="of:=[.$G$6]/[.G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office:value-type="string" calcext:value-type="string">
            <text:p>Intel(R) Core(TM) i7-4510U CPU @ 2.00GHz x 2, 4 threads, 64-bit; Memory 8 GB DDR3; HD SATA 5400rpm;Ubuntu <text:s/>15.10</text:p>
          </table:table-cell>
          <table:table-cell office:value-type="float" office:value="61.6" calcext:value-type="float">
            <text:p>61,6</text:p>
          </table:table-cell>
          <table:table-cell table:style-name="ce25" office:value-type="float" office:value="4.27" calcext:value-type="float">
            <text:p>4,27</text:p>
          </table:table-cell>
          <table:table-cell table:style-name="ce25" office:value-type="float" office:value="81.6" calcext:value-type="float">
            <text:p>81,6</text:p>
          </table:table-cell>
          <table:table-cell table:style-name="ce25" office:value-type="float" office:value="17.06" calcext:value-type="float">
            <text:p>17,06</text:p>
          </table:table-cell>
          <table:table-cell table:number-columns-repeated="3"/>
          <table:table-cell table:formula="of:=[.$G$6]/[.G7]" office:value-type="float" office:value="1.0344362745098" calcext:value-type="float">
            <text:p>1,034436274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us Ruivo</text:p>
          </table:table-cell>
          <table:table-cell office:value-type="string" calcext:value-type="string">
            <text:p>Intel(R) Core(TM) i3-3110M CPU @ 2.40GHz 3072 KB Cache, 4GB RAM DDR3, 5400rpm SATA</text:p>
          </table:table-cell>
          <table:table-cell table:style-name="ce29" office:value-type="float" office:value="84.6419" calcext:value-type="float">
            <text:p>84,6419</text:p>
          </table:table-cell>
          <table:table-cell table:style-name="ce29" office:value-type="float" office:value="5.3163918727" calcext:value-type="float">
            <text:p>5,3163918727</text:p>
          </table:table-cell>
          <table:table-cell table:style-name="ce29" office:value-type="float" office:value="78.3022" calcext:value-type="float">
            <text:p>78,3022</text:p>
          </table:table-cell>
          <table:table-cell table:style-name="ce29" office:value-type="float" office:value="14.1710286681" calcext:value-type="float">
            <text:p>14,1710286681</text:p>
          </table:table-cell>
          <table:table-cell table:style-name="ce27"/>
          <table:table-cell table:style-name="ce37"/>
          <table:table-cell/>
          <table:table-cell table:formula="of:=[.$G$6]/[.G8]" office:value-type="float" office:value="1.078002916904" calcext:value-type="float">
            <text:p>1,0780029169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Matheus Pinheiro</text:p>
          </table:table-cell>
          <table:table-cell table:style-name="ce7" office:value-type="string" calcext:value-type="string">
            <text:p>Intel® Core™ i5-4200U CPU @ 1.60GHz × 4 ; Memory 3,8 GiB; Ubuntu 15.04 64-bit; </text:p>
          </table:table-cell>
          <table:table-cell office:value-type="float" office:value="78.802" calcext:value-type="float">
            <text:p>78,802</text:p>
          </table:table-cell>
          <table:table-cell office:value-type="float" office:value="9.577" calcext:value-type="float">
            <text:p>9,577</text:p>
          </table:table-cell>
          <table:table-cell office:value-type="float" office:value="58.242" calcext:value-type="float">
            <text:p>58,242</text:p>
          </table:table-cell>
          <table:table-cell table:style-name="ce35" office:value-type="float" office:value="19.199" calcext:value-type="float">
            <text:p>19,199</text:p>
          </table:table-cell>
          <table:table-cell table:style-name="ce4" table:number-columns-repeated="2"/>
          <table:table-cell/>
          <table:table-cell table:formula="of:=[.$G$6]/[.G9]" office:value-type="float" office:value="1.44929775763195" calcext:value-type="float">
            <text:p>1,4492977576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Pedro Grijó</text:p>
          </table:table-cell>
          <table:table-cell table:style-name="ce7" office:value-type="string" calcext:value-type="string">
            <text:p>Intel(R) Core(TM) i7-2670QM CPU @ 2.20GHz x4, 8GB DDR 1333Mhz ,Ubuntu 14.04LTS 32bits,HDD: SAMSUNG HN-M101MBB / 5400 RPM/ Sata III</text:p>
          </table:table-cell>
          <table:table-cell office:value-type="float" office:value="68.927" calcext:value-type="float">
            <text:p>68,927</text:p>
          </table:table-cell>
          <table:table-cell table:style-name="ce32" office:value-type="float" office:value="3.229" calcext:value-type="float">
            <text:p>3,229</text:p>
          </table:table-cell>
          <table:table-cell office:value-type="float" office:value="56.627" calcext:value-type="float">
            <text:p>56,627</text:p>
          </table:table-cell>
          <table:table-cell table:style-name="ce32" office:value-type="float" office:value="4.919" calcext:value-type="float">
            <text:p>4,919</text:p>
          </table:table-cell>
          <table:table-cell table:style-name="ce4"/>
          <table:table-cell table:style-name="ce19"/>
          <table:table-cell/>
          <table:table-cell table:formula="of:=[.$G$6]/[.G10]" office:value-type="float" office:value="1.49063167746835" calcext:value-type="float">
            <text:p>1,49063167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iz Sekijima</text:p>
          </table:table-cell>
          <table:table-cell office:value-type="string" calcext:value-type="string">
            <text:p>Intel® Core™2 Duo CPU T6500 @ 2.10GHz × 2, 4GB RAM</text:p>
          </table:table-cell>
          <table:table-cell table:style-name="ce25" office:value-type="float" office:value="106.4705" calcext:value-type="float">
            <text:p>106,4705</text:p>
          </table:table-cell>
          <table:table-cell table:style-name="ce25" office:value-type="float" office:value="10.04567704" calcext:value-type="float">
            <text:p>10,04567704</text:p>
          </table:table-cell>
          <table:table-cell table:style-name="ce25" office:value-type="float" office:value="41.7085" calcext:value-type="float">
            <text:p>41,7085</text:p>
          </table:table-cell>
          <table:table-cell table:style-name="ce25" office:value-type="float" office:value="15.54739019" calcext:value-type="float">
            <text:p>15,54739019</text:p>
          </table:table-cell>
          <table:table-cell table:number-columns-repeated="3"/>
          <table:table-cell table:formula="of:=[.$G$6]/[.G11]" office:value-type="float" office:value="2.02380809667094" calcext:value-type="float">
            <text:p>2,02380809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ro Meireles</text:p>
          </table:table-cell>
          <table:table-cell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27" office:value-type="float" office:value="48.8472" calcext:value-type="float">
            <text:p>48,8472</text:p>
          </table:table-cell>
          <table:table-cell table:style-name="ce27" office:value-type="float" office:value="3.993094562" calcext:value-type="float">
            <text:p>3,993094562</text:p>
          </table:table-cell>
          <table:table-cell table:style-name="ce27" office:value-type="float" office:value="25.6797" calcext:value-type="float">
            <text:p>25,6797</text:p>
          </table:table-cell>
          <table:table-cell office:value-type="float" office:value="1.921797425" calcext:value-type="float">
            <text:p>1,921797425</text:p>
          </table:table-cell>
          <table:table-cell table:style-name="ce27"/>
          <table:table-cell table:style-name="ce37"/>
          <table:table-cell/>
          <table:table-cell table:formula="of:=[.$G$6]/[.G12]" office:value-type="float" office:value="3.28703216937893" calcext:value-type="float">
            <text:p>3,2870321694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Pedro Vasconcellos</text:p>
          </table:table-cell>
          <table:table-cell table:style-name="ce7" office:value-type="string" calcext:value-type="string">
            <text:p>Raspberry Pi, 900MHz quad-core ARM Cortex-A7 CPU, 1GB RAM, 32GB SD Card</text:p>
          </table:table-cell>
          <table:table-cell office:value-type="float" office:value="568.411" calcext:value-type="float">
            <text:p>568,411</text:p>
          </table:table-cell>
          <table:table-cell table:style-name="ce32" office:value-type="float" office:value="39.121" calcext:value-type="float">
            <text:p>39,121</text:p>
          </table:table-cell>
          <table:table-cell office:value-type="float" office:value="10.3954" calcext:value-type="float">
            <text:p>10,3954</text:p>
          </table:table-cell>
          <table:table-cell table:style-name="ce4" office:value-type="float" office:value="0.682" calcext:value-type="float">
            <text:p>0,682</text:p>
          </table:table-cell>
          <table:table-cell table:style-name="ce4"/>
          <table:table-cell table:style-name="ce19"/>
          <table:table-cell/>
          <table:table-cell table:formula="of:=[.$G$6]/[.G13]" office:value-type="float" office:value="8.11993766473633" calcext:value-type="float">
            <text:p>8,1199376647</text:p>
          </table:table-cell>
        </table:table-row>
      </table:table>
      <table:table table:name="Planilha3" table:style-name="ta2">
        <office:forms form:automatic-focus="false" form:apply-design-mode="false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Máquin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Tempo de Execução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8" office:value-type="string" calcext:value-type="string">
            <text:p>Intel Core i5-5200U CPU 2.20GHz x 4 L1 32KiB L2 256KiB L3 3MiB Memory 8GiB DDR3 Disk 1TB WDC WD10JPVX-22J Ubuntu 14.04 LTS</text:p>
          </table:table-cell>
          <table:table-cell office:value-type="float" office:value="16225" calcext:value-type="float">
            <text:p>16225</text:p>
          </table:table-cell>
          <table:table-cell office:value-type="float" office:value="2608186738" calcext:value-type="float">
            <text:p>2608186738</text:p>
          </table:table-cell>
          <table:table-cell table:formula="of:=[$Planilha5.$D$19]" office:value-type="float" office:value="14.84" calcext:value-type="float">
            <text:p>14,84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table:style-name="ce11" office:value-type="string" calcext:value-type="string">
            <text:p>Intel(R) Core(TM) i7-4510U CPU @ 2.00GHz x 2, 4 threads, 64-bit; Memory 8 GB DDR3; HD SATA 5400rpm;Ubuntu <text:s/>15.10</text:p>
          </table:table-cell>
          <table:table-cell office:value-type="float" office:value="16509" calcext:value-type="float">
            <text:p>16509</text:p>
          </table:table-cell>
          <table:table-cell office:value-type="float" office:value="2358000000" calcext:value-type="float">
            <text:p>2358000000</text:p>
          </table:table-cell>
          <table:table-cell table:formula="of:=[$Planilha5.$D$13]" office:value-type="float" office:value="16.64" calcext:value-type="float">
            <text:p>16,64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 table:style-name="ce11" office:value-type="string" calcext:value-type="string">
            <text:p>Intel(R) Core(TM)2 Quad CPU Q8400 <text:s/>@ 2.66GHz; Memory 4GB, Fedora release 21</text:p>
          </table:table-cell>
          <table:table-cell office:value-type="float" office:value="21057" calcext:value-type="float">
            <text:p>21057</text:p>
          </table:table-cell>
          <table:table-cell office:value-type="float" office:value="2156530201" calcext:value-type="float">
            <text:p>2156530201</text:p>
          </table:table-cell>
          <table:table-cell table:formula="of:=[$Planilha5.$D$16]" office:value-type="float" office:value="18.19" calcext:value-type="float">
            <text:p>18,19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uiz Sekijima</text:p>
          </table:table-cell>
          <table:table-cell table:style-name="ce11" office:value-type="string" calcext:value-type="string">
            <text:p>Intel® Core™2 Duo CPU T6500 @ 2.10GHz × 2, 4GB RAM</text:p>
          </table:table-cell>
          <table:table-cell office:value-type="float" office:value="12112" calcext:value-type="float">
            <text:p>12112</text:p>
          </table:table-cell>
          <table:table-cell office:value-type="float" office:value="2119978252" calcext:value-type="float">
            <text:p>2119978252</text:p>
          </table:table-cell>
          <table:table-cell table:formula="of:=[$Planilha5.$D$8]" office:value-type="float" office:value="19.88" calcext:value-type="float">
            <text:p>19,88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table:style-name="ce11" office:value-type="string" calcext:value-type="string">
            <text:p><text:s/>Intel(R) Core(TM) i7-3612QM CPU @ 2.10GHz x 4, 8 threads, 8GB, 64-bit, SSD 32GB, HDD1TB (5400rpm), Debian</text:p>
          </table:table-cell>
          <table:table-cell office:value-type="float" office:value="29942" calcext:value-type="float">
            <text:p>29942</text:p>
          </table:table-cell>
          <table:table-cell office:value-type="float" office:value="2315532150" calcext:value-type="float">
            <text:p>2315532150</text:p>
          </table:table-cell>
          <table:table-cell table:formula="of:=[$Planilha5.$D$11]" office:value-type="float" office:value="27.7" calcext:value-type="float">
            <text:p>27,7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table:style-name="ce7" office:value-type="string" calcext:value-type="string">
            <text:p>Intel(R) Core(TM) i7-3610QM CPU 4 cores, 8 threads @ 2.30GHz @ L1 256 KB / L2 1024 KB / L3 6144 KB</text:p>
          </table:table-cell>
          <table:table-cell office:value-type="float" office:value="29618" calcext:value-type="float">
            <text:p>29618</text:p>
          </table:table-cell>
          <table:table-cell office:value-type="float" office:value="2377000000" calcext:value-type="float">
            <text:p>2377000000</text:p>
          </table:table-cell>
          <table:table-cell table:formula="of:=[$Planilha5.$D$6]" office:value-type="float" office:value="29.6" calcext:value-type="float">
            <text:p>29,6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 table:style-name="ce11" office:value-type="string" calcext:value-type="string">
            <text:p>Intel® Core™ i7-3612QM CPU @ 2.10GHz × 8; Memory 8GB, SSD Kingston 240GB V300 Sata III; <text:s/>Ubuntu 15.04 </text:p>
          </table:table-cell>
          <table:table-cell office:value-type="float" office:value="25168" calcext:value-type="float">
            <text:p>25168</text:p>
          </table:table-cell>
          <table:table-cell office:value-type="float" office:value="2307322153" calcext:value-type="float">
            <text:p>2307322153</text:p>
          </table:table-cell>
          <table:table-cell table:formula="of:=[$Planilha5.$D$15]" office:value-type="float" office:value="29.73" calcext:value-type="float">
            <text:p>29,73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Titouan Thibaud</text:p>
          </table:table-cell>
          <table:table-cell table:style-name="ce11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office:value-type="float" office:value="20475" calcext:value-type="float">
            <text:p>20475</text:p>
          </table:table-cell>
          <table:table-cell office:value-type="float" office:value="1234062095" calcext:value-type="float">
            <text:p>1234062095</text:p>
          </table:table-cell>
          <table:table-cell table:formula="of:=[$Planilha5.$D$25]" office:value-type="float" office:value="30.86" calcext:value-type="float">
            <text:p>30,86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 table:style-name="ce11" office:value-type="string" calcext:value-type="string">
            <text:p>Intel(R) Core(TM) i7-3740QM CPU @ 2.70GHz @ 2 CORES @ Virtual Machine</text:p>
          </table:table-cell>
          <table:table-cell office:value-type="float" office:value="14145" calcext:value-type="float">
            <text:p>14145</text:p>
          </table:table-cell>
          <table:table-cell office:value-type="string" calcext:value-type="string">
            <text:p>&lt;not-supported&gt;</text:p>
          </table:table-cell>
          <table:table-cell table:formula="of:=[$Planilha5.$D$14]" office:value-type="float" office:value="31.49" calcext:value-type="float">
            <text:p>31,49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 table:style-name="ce11" office:value-type="string" calcext:value-type="string">
            <text:p>AMD PhenonII, 4 cores, 3.2MHz; 10GB, ddr3, 1.333 MHz; hdd sata3, 7200rpm, 32MB buffer</text:p>
          </table:table-cell>
          <table:table-cell office:value-type="float" office:value="16470" calcext:value-type="float">
            <text:p>16470</text:p>
          </table:table-cell>
          <table:table-cell office:value-type="float" office:value="918315918" calcext:value-type="float">
            <text:p>918315918</text:p>
          </table:table-cell>
          <table:table-cell table:formula="of:=[$Planilha5.$D$7]" office:value-type="float" office:value="32.5758" calcext:value-type="float">
            <text:p>32,5758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João Fidélis</text:p>
          </table:table-cell>
          <table:table-cell table:style-name="ce12" office:value-type="string" calcext:value-type="string">
            <text:p>Intel Core i7-Intel(R) Core(TM) i7-4700HQ CPU @ 2.40GHz x 4, 16GB DDR3, Ubuntu 14.04LTS, HD: WD10S21X-24R1BTO / 7200RPM / Sata III</text:p>
          </table:table-cell>
          <table:table-cell office:value-type="float" office:value="25172" calcext:value-type="float">
            <text:p>25172</text:p>
          </table:table-cell>
          <table:table-cell office:value-type="float" office:value="2481891508" calcext:value-type="float">
            <text:p>2481891508</text:p>
          </table:table-cell>
          <table:table-cell table:formula="of:=[$Planilha5.$D$17]" office:value-type="float" office:value="32.83" calcext:value-type="float">
            <text:p>32,83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nan Gomes</text:p>
          </table:table-cell>
          <table:table-cell table:style-name="ce11" office:value-type="string" calcext:value-type="string">
            <text:p>Intel® Core™ i7-4702MQ CPU @ 2.20GHz × 8 (64 bits) Memory 8 GiB; Graphics Intel® Haswell Mobile ; Ubuntu 14.04</text:p>
          </table:table-cell>
          <table:table-cell office:value-type="float" office:value="25000" calcext:value-type="float">
            <text:p>25000</text:p>
          </table:table-cell>
          <table:table-cell office:value-type="float" office:value="2531634416" calcext:value-type="float">
            <text:p>2531634416</text:p>
          </table:table-cell>
          <table:table-cell table:formula="of:=[$Planilha5.$D$9]" office:value-type="float" office:value="69.65" calcext:value-type="float">
            <text:p>69,65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4"/>
          <table:table-cell/>
        </table:table-row>
        <table:table-row table:style-name="ro2" table:number-rows-repeated="3">
          <table:table-cell table:number-columns-repeated="4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 table:number-rows-repeated="5">
          <table:table-cell table:number-columns-repeated="4"/>
          <table:table-cell table:style-name="ce7"/>
          <table:table-cell/>
        </table:table-row>
        <table:table-row table:style-name="ro2">
          <table:table-cell table:number-columns-repeated="4"/>
          <table:table-cell table:style-name="ce17"/>
          <table:table-cell/>
        </table:table-row>
      </table:table>
      <table:table table:name="Planilha4" table:style-name="ta2">
        <office:forms form:automatic-focus="false" form:apply-design-mode="false"/>
        <table:table-column table:style-name="co35" table:number-columns-repeated="2" table:default-cell-style-name="Default"/>
        <table:table-column table:style-name="co35" table:default-cell-style-name="ce3"/>
        <table:table-column table:style-name="co42" table:default-cell-style-name="ce7"/>
        <table:table-column table:style-name="co35" table:default-cell-style-name="ce3"/>
        <table:table-column table:style-name="co43" table:default-cell-style-name="ce62"/>
        <table:table-column table:style-name="co44" table:default-cell-style-name="ce62"/>
        <table:table-column table:style-name="co35" table:number-columns-repeated="2" table:default-cell-style-name="Default"/>
        <table:table-row table:style-name="ro2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Classificação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Escrita</text:p>
          </table:table-cell>
          <table:table-cell office:value-type="string" calcext:value-type="string">
            <text:p>Leitura</text:p>
          </table:table-cell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table-cell table:style-name="ce40" office:value-type="string" calcext:value-type="string">
            <text:p>Medido por</text:p>
          </table:table-cell>
          <table:table-cell table:style-name="ce44" office:value-type="string" calcext:value-type="string">
            <text:p>escrita média (MB/s)</text:p>
          </table:table-cell>
          <table:table-cell table:style-name="ce45" office:value-type="string" calcext:value-type="string">
            <text:p>leitura média (MB/s)</text:p>
          </table:table-cell>
          <table:table-cell office:value-type="string" calcext:value-type="string">
            <text:p>Tx Escrita</text:p>
          </table:table-cell>
          <table:table-cell office:value-type="string" calcext:value-type="string">
            <text:p>Tx Leitur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abriel Magalhães</text:p>
          </table:table-cell>
          <table:table-cell office:value-type="string" calcext:value-type="string">
            <text:p>Grupo C</text:p>
          </table:table-cell>
          <table:table-cell office:value-type="float" office:value="1758.2" calcext:value-type="float">
            <text:p>1758,20</text:p>
          </table:table-cell>
          <table:table-cell office:value-type="float" office:value="4031" calcext:value-type="float">
            <text:p>4031,00</text:p>
          </table:table-cell>
          <table:table-cell table:formula="of:=[.$F$14]/[.F4]" office:value-type="float" office:value="0.00784893641223979" calcext:value-type="float">
            <text:p>0,0078489364</text:p>
          </table:table-cell>
          <table:table-cell table:formula="of:=[.$G$14]/[.G4]" office:value-type="float" office:value="0.0228479285537088" calcext:value-type="float">
            <text:p>0,022847928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gnus X-1</text:p>
          </table:table-cell>
          <table:table-cell office:value-type="string" calcext:value-type="string">
            <text:p>Grupo G</text:p>
          </table:table-cell>
          <table:table-cell office:value-type="float" office:value="1627.3" calcext:value-type="float">
            <text:p>1627,30</text:p>
          </table:table-cell>
          <table:table-cell office:value-type="float" office:value="3702.8" calcext:value-type="float">
            <text:p>3702,80</text:p>
          </table:table-cell>
          <table:table-cell table:formula="of:=[.$F$14]/[.F5]" office:value-type="float" office:value="0.00848030479936091" calcext:value-type="float">
            <text:p>0,0084803048</text:p>
          </table:table-cell>
          <table:table-cell table:formula="of:=[.$G$14]/[.G5]" office:value-type="float" office:value="0.024873069028843" calcext:value-type="float">
            <text:p>0,0248730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briel Bueno</text:p>
          </table:table-cell>
          <table:table-cell office:value-type="string" calcext:value-type="string">
            <text:p>Grupo A</text:p>
          </table:table-cell>
          <table:table-cell office:value-type="float" office:value="1840" calcext:value-type="float">
            <text:p>1840,00</text:p>
          </table:table-cell>
          <table:table-cell office:value-type="float" office:value="3144.46" calcext:value-type="float">
            <text:p>3144,46</text:p>
          </table:table-cell>
          <table:table-cell table:formula="of:=[.$F$14]/[.F6]" office:value-type="float" office:value="0.0075" calcext:value-type="float">
            <text:p>0,0075</text:p>
          </table:table-cell>
          <table:table-cell table:formula="of:=[.$G$14]/[.G6]" office:value-type="float" office:value="0.0292896077545906" calcext:value-type="float">
            <text:p>0,029289607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an Castro</text:p>
          </table:table-cell>
          <table:table-cell office:value-type="string" calcext:value-type="string">
            <text:p>Grupo C</text:p>
          </table:table-cell>
          <table:table-cell office:value-type="float" office:value="641" calcext:value-type="float">
            <text:p>641,00</text:p>
          </table:table-cell>
          <table:table-cell office:value-type="float" office:value="2781" calcext:value-type="float">
            <text:p>2781,00</text:p>
          </table:table-cell>
          <table:table-cell table:formula="of:=[.$F$14]/[.F7]" office:value-type="float" office:value="0.0215288611544462" calcext:value-type="float">
            <text:p>0,0215288612</text:p>
          </table:table-cell>
          <table:table-cell table:formula="of:=[.$G$14]/[.G7]" office:value-type="float" office:value="0.0331175836030205" calcext:value-type="float">
            <text:p>0,03311758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Titouan Thibaud</text:p>
          </table:table-cell>
          <table:table-cell table:style-name="ce7" office:value-type="string" calcext:value-type="string">
            <text:p>Grupo H</text:p>
          </table:table-cell>
          <table:table-cell office:value-type="float" office:value="1103.2" calcext:value-type="float">
            <text:p>1103,20</text:p>
          </table:table-cell>
          <table:table-cell office:value-type="float" office:value="2742.6" calcext:value-type="float">
            <text:p>2742,60</text:p>
          </table:table-cell>
          <table:table-cell table:formula="of:=[.$F$14]/[.F8]" office:value-type="float" office:value="0.0125090645395214" calcext:value-type="float">
            <text:p>0,0125090645</text:p>
          </table:table-cell>
          <table:table-cell table:formula="of:=[.$G$14]/[.G8]" office:value-type="float" office:value="0.0335812732443667" calcext:value-type="float">
            <text:p>0,03358127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table:style-name="ce4" office:value-type="string" calcext:value-type="string">
            <text:p>Grupo H</text:p>
          </table:table-cell>
          <table:table-cell office:value-type="float" office:value="1426.1" calcext:value-type="float">
            <text:p>1426,10</text:p>
          </table:table-cell>
          <table:table-cell office:value-type="float" office:value="2413.4" calcext:value-type="float">
            <text:p>2413,40</text:p>
          </table:table-cell>
          <table:table-cell table:formula="of:=[.$F$14]/[.F9]" office:value-type="float" office:value="0.00967674076151743" calcext:value-type="float">
            <text:p>0,0096767408</text:p>
          </table:table-cell>
          <table:table-cell table:formula="of:=[.$G$14]/[.G9]" office:value-type="float" office:value="0.0381619292284743" calcext:value-type="float">
            <text:p>0,0381619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aus Rollman</text:p>
          </table:table-cell>
          <table:table-cell office:value-type="string" calcext:value-type="string">
            <text:p>Grupo A</text:p>
          </table:table-cell>
          <table:table-cell office:value-type="float" office:value="1780" calcext:value-type="float">
            <text:p>1780,00</text:p>
          </table:table-cell>
          <table:table-cell office:value-type="float" office:value="2360" calcext:value-type="float">
            <text:p>2360,00</text:p>
          </table:table-cell>
          <table:table-cell table:formula="of:=[.$F$14]/[.F10]" office:value-type="float" office:value="0.00775280898876405" calcext:value-type="float">
            <text:p>0,007752809</text:p>
          </table:table-cell>
          <table:table-cell table:formula="of:=[.$G$14]/[.G10]" office:value-type="float" office:value="0.0390254237288136" calcext:value-type="float">
            <text:p>0,039025423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Gustavo Basso</text:p>
          </table:table-cell>
          <table:table-cell table:style-name="ce7" office:value-type="string" calcext:value-type="string">
            <text:p>Grupo G</text:p>
          </table:table-cell>
          <table:table-cell office:value-type="float" office:value="82.1" calcext:value-type="float">
            <text:p>82,10</text:p>
          </table:table-cell>
          <table:table-cell office:value-type="float" office:value="2065.64" calcext:value-type="float">
            <text:p>2065,64</text:p>
          </table:table-cell>
          <table:table-cell table:formula="of:=[.$F$14]/[.F11]" office:value-type="float" office:value="0.168087697929354" calcext:value-type="float">
            <text:p>0,1680876979</text:p>
          </table:table-cell>
          <table:table-cell table:formula="of:=[.$G$14]/[.G11]" office:value-type="float" office:value="0.0445866656338955" calcext:value-type="float">
            <text:p>0,04458666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bios</text:p>
          </table:table-cell>
          <table:table-cell office:value-type="string" calcext:value-type="string">
            <text:p>Grupo A</text:p>
          </table:table-cell>
          <table:table-cell office:value-type="float" office:value="1085" calcext:value-type="float">
            <text:p>1085,00</text:p>
          </table:table-cell>
          <table:table-cell office:value-type="float" office:value="2021" calcext:value-type="float">
            <text:p>2021,00</text:p>
          </table:table-cell>
          <table:table-cell table:formula="of:=[.$F$14]/[.F12]" office:value-type="float" office:value="0.0127188940092166" calcext:value-type="float">
            <text:p>0,012718894</text:p>
          </table:table-cell>
          <table:table-cell table:formula="of:=[.$G$14]/[.G12]" office:value-type="float" office:value="0.0455714992577932" calcext:value-type="float">
            <text:p>0,045571499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ctor Souza</text:p>
          </table:table-cell>
          <table:table-cell office:value-type="string" calcext:value-type="string">
            <text:p>Grupo C</text:p>
          </table:table-cell>
          <table:table-cell office:value-type="float" office:value="10.9" calcext:value-type="float">
            <text:p>10,90</text:p>
          </table:table-cell>
          <table:table-cell office:value-type="float" office:value="793" calcext:value-type="float">
            <text:p>793,00</text:p>
          </table:table-cell>
          <table:table-cell table:formula="of:=[.$F$14]/[.F13]" office:value-type="float" office:value="1.26605504587156" calcext:value-type="float">
            <text:p>1,2660550459</text:p>
          </table:table-cell>
          <table:table-cell table:formula="of:=[.$G$14]/[.G13]" office:value-type="float" office:value="0.116141235813367" calcext:value-type="float">
            <text:p>0,116141235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k0 - Yugo Kuno</text:p>
          </table:table-cell>
          <table:table-cell office:value-type="string" calcext:value-type="string">
            <text:p>Grupo 3</text:p>
          </table:table-cell>
          <table:table-cell office:value-type="float" office:value="13.8" calcext:value-type="float">
            <text:p>13,80</text:p>
          </table:table-cell>
          <table:table-cell office:value-type="float" office:value="92.1" calcext:value-type="float">
            <text:p>92,10</text:p>
          </table:table-cell>
          <table:table-cell table:formula="of:=[.$F$14]/[.F14]" office:value-type="float" office:value="1" calcext:value-type="float">
            <text:p>1</text:p>
          </table:table-cell>
          <table:table-cell table:formula="of:=[.$G$14]/[.G14]" office:value-type="float" office:value="1" calcext:value-type="float">
            <text:p>1</text:p>
          </table:table-cell>
        </table:table-row>
      </table:table>
      <table:table table:name="Planilha5" table:style-name="ta2">
        <office:forms form:automatic-focus="false" form:apply-design-mode="false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number-columns-repeated="6" table:default-cell-style-name="Default"/>
        <table:table-row table:style-name="ro2">
          <table:table-cell table:style-name="ce2" office:value-type="string" calcext:value-type="string">
            <text:p>Máquina</text:p>
          </table:table-cell>
          <table:table-cell table:style-name="ce6" office:value-type="string" calcext:value-type="string">
            <text:p>Nome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Time Elapsed (s)</text:p>
          </table:table-cell>
          <table:table-cell office:value-type="string" calcext:value-type="string">
            <text:p>tempo médio (s)</text:p>
          </table:table-cell>
          <table:table-cell office:value-type="string" calcext:value-type="string">
            <text:p>Time elapsed (s)</text:p>
          </table:table-cell>
          <table:table-cell office:value-type="string" calcext:value-type="string">
            <text:p>Média do pior caso, para o algoritmo mais lento.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Tx4</text:p>
          </table:table-cell>
          <table:table-cell office:value-type="string" calcext:value-type="string">
            <text:p>Tx5</text:p>
          </table:table-cell>
          <table:table-cell office:value-type="string" calcext:value-type="string">
            <text:p>Media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ab-3 baia 5</text:p>
          </table:table-cell>
          <table:table-cell table:number-columns-repeated="5"/>
          <table:table-cell table:formula="of:=IF([.C2]=0;0;[.$C$13]/[.C2])" office:value-type="float" office:value="0" calcext:value-type="float">
            <text:p>0</text:p>
          </table:table-cell>
          <table:table-cell table:formula="of:=[.$D$6]/[.D2]" office:value-type="string" office:string-value="" calcext:value-type="error">
            <text:p>#DIV/0!</text:p>
          </table:table-cell>
          <table:table-cell table:formula="of:=[.$E$7]/[.E2]" office:value-type="string" office:string-value="" calcext:value-type="error">
            <text:p>#DIV/0!</text:p>
          </table:table-cell>
          <table:table-cell table:formula="of:=[.$F$4]/[.F2]" office:value-type="string" office:string-value="" calcext:value-type="error">
            <text:p>#DIV/0!</text:p>
          </table:table-cell>
          <table:table-cell table:formula="of:=[.$G$5]/[.G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epLOL</text:p>
          </table:table-cell>
          <table:table-cell table:number-columns-repeated="5"/>
          <table:table-cell table:formula="of:=[.$C$13]/[.C3]" office:value-type="string" office:string-value="" calcext:value-type="error">
            <text:p>#DIV/0!</text:p>
          </table:table-cell>
          <table:table-cell table:formula="of:=[.$D$6]/[.D3]" office:value-type="string" office:string-value="" calcext:value-type="error">
            <text:p>#DIV/0!</text:p>
          </table:table-cell>
          <table:table-cell table:formula="of:=[.$E$7]/[.E3]" office:value-type="string" office:string-value="" calcext:value-type="error">
            <text:p>#DIV/0!</text:p>
          </table:table-cell>
          <table:table-cell table:formula="of:=[.$F$4]/[.F3]" office:value-type="string" office:string-value="" calcext:value-type="error">
            <text:p>#DIV/0!</text:p>
          </table:table-cell>
          <table:table-cell table:formula="of:=[.$G$5]/[.G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ateus Ruivo</text:p>
          </table:table-cell>
          <table:table-cell office:value-type="float" office:value="84.6419" calcext:value-type="float">
            <text:p>84,6419</text:p>
          </table:table-cell>
          <table:table-cell table:number-columns-repeated="2"/>
          <table:table-cell office:value-type="float" office:value="2.366946723" calcext:value-type="float">
            <text:p>2,366946723</text:p>
          </table:table-cell>
          <table:table-cell/>
          <table:table-cell table:formula="of:=[.$C$13]/[.C4]" office:value-type="float" office:value="0.791546503563838" calcext:value-type="float">
            <text:p>0,7915465036</text:p>
          </table:table-cell>
          <table:table-cell table:formula="of:=[.$D$6]/[.D4]" office:value-type="string" office:string-value="" calcext:value-type="error">
            <text:p>#DIV/0!</text:p>
          </table:table-cell>
          <table:table-cell table:formula="of:=[.$E$7]/[.E4]" office:value-type="string" office:string-value="" calcext:value-type="error">
            <text:p>#DIV/0!</text:p>
          </table:table-cell>
          <table:table-cell table:formula="of:=[.$F$4]/[.F4]" office:value-type="float" office:value="1" calcext:value-type="float">
            <text:p>1</text:p>
          </table:table-cell>
          <table:table-cell table:formula="of:=[.$G$5]/[.G4]" office:value-type="string" office:string-value="" calcext:value-type="error">
            <text:p>#DIV/0!</text:p>
          </table:table-cell>
          <table:table-cell table:formula="of:=GEOMEAN([.K4];[.H4])" office:value-type="float" office:value="0.889688992605752" calcext:value-type="float">
            <text:p>0,8896889926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edro Meireles</text:p>
          </table:table-cell>
          <table:table-cell office:value-type="float" office:value="48.8472" calcext:value-type="float">
            <text:p>48,8472</text:p>
          </table:table-cell>
          <table:table-cell table:number-columns-repeated="2"/>
          <table:table-cell office:value-type="float" office:value="9.9518" calcext:value-type="float">
            <text:p>9,9518</text:p>
          </table:table-cell>
          <table:table-cell office:value-type="float" office:value="8.254946" calcext:value-type="float">
            <text:p>8,254946</text:p>
          </table:table-cell>
          <table:table-cell table:formula="of:=[.$C$13]/[.C5]" office:value-type="float" office:value="1.37158322278452" calcext:value-type="float">
            <text:p>1,3715832228</text:p>
          </table:table-cell>
          <table:table-cell table:formula="of:=[.$D$6]/[.D5]" office:value-type="string" office:string-value="" calcext:value-type="error">
            <text:p>#DIV/0!</text:p>
          </table:table-cell>
          <table:table-cell table:formula="of:=[.$E$7]/[.E5]" office:value-type="string" office:string-value="" calcext:value-type="error">
            <text:p>#DIV/0!</text:p>
          </table:table-cell>
          <table:table-cell table:formula="of:=[.$F$4]/[.F5]" office:value-type="float" office:value="0.237841066239273" calcext:value-type="float">
            <text:p>0,2378410662</text:p>
          </table:table-cell>
          <table:table-cell table:formula="of:=[.$G$5]/[.G5]" office:value-type="float" office:value="1" calcext:value-type="float">
            <text:p>1</text:p>
          </table:table-cell>
          <table:table-cell table:formula="of:=GEOMEAN([.H5];[.K5];[.L5])" office:value-type="float" office:value="0.688392826064292" calcext:value-type="float">
            <text:p>0,6883928261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office:value-type="float" office:value="59.3755" calcext:value-type="float">
            <text:p>59,3755</text:p>
          </table:table-cell>
          <table:table-cell office:value-type="float" office:value="29.6" calcext:value-type="float">
            <text:p>29,6</text:p>
          </table:table-cell>
          <table:table-cell office:value-type="float" office:value="7.98" calcext:value-type="float">
            <text:p>7,98</text:p>
          </table:table-cell>
          <table:table-cell table:number-columns-repeated="2"/>
          <table:table-cell table:formula="of:=[.$C$13]/[.C6]" office:value-type="float" office:value="1.12837786629165" calcext:value-type="float">
            <text:p>1,1283778663</text:p>
          </table:table-cell>
          <table:table-cell table:formula="of:=[.$D$6]/[.D6]" office:value-type="float" office:value="1" calcext:value-type="float">
            <text:p>1</text:p>
          </table:table-cell>
          <table:table-cell table:formula="of:=[.$E$7]/[.E6]" office:value-type="float" office:value="1.71679197994987" calcext:value-type="float">
            <text:p>1,7167919799</text:p>
          </table:table-cell>
          <table:table-cell table:formula="of:=[.$F$4]/[.F6]" office:value-type="string" office:string-value="" calcext:value-type="error">
            <text:p>#DIV/0!</text:p>
          </table:table-cell>
          <table:table-cell table:formula="of:=[.$G$5]/[.G6]" office:value-type="string" office:string-value="" calcext:value-type="error">
            <text:p>#DIV/0!</text:p>
          </table:table-cell>
          <table:table-cell table:formula="of:=GEOMEAN([.H6];[.I6];[.J6])" office:value-type="float" office:value="1.24659126137365" calcext:value-type="float">
            <text:p>1,2465912614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/>
          <table:table-cell office:value-type="float" office:value="32.5758" calcext:value-type="float">
            <text:p>32,5758</text:p>
          </table:table-cell>
          <table:table-cell office:value-type="float" office:value="13.7" calcext:value-type="float">
            <text:p>13,7</text:p>
          </table:table-cell>
          <table:table-cell table:number-columns-repeated="2"/>
          <table:table-cell table:formula="of:=[.$C$13]/[.C7]" office:value-type="string" office:string-value="" calcext:value-type="error">
            <text:p>#DIV/0!</text:p>
          </table:table-cell>
          <table:table-cell table:formula="of:=[.$D$6]/[.D7]" office:value-type="float" office:value="0.908649979432585" calcext:value-type="float">
            <text:p>0,9086499794</text:p>
          </table:table-cell>
          <table:table-cell table:formula="of:=[.$E$7]/[.E7]" office:value-type="float" office:value="1" calcext:value-type="float">
            <text:p>1</text:p>
          </table:table-cell>
          <table:table-cell table:formula="of:=[.$F$4]/[.F7]" office:value-type="string" office:string-value="" calcext:value-type="error">
            <text:p>#DIV/0!</text:p>
          </table:table-cell>
          <table:table-cell table:formula="of:=[.$G$5]/[.G7]" office:value-type="string" office:string-value="" calcext:value-type="error">
            <text:p>#DIV/0!</text:p>
          </table:table-cell>
          <table:table-cell table:formula="of:=GEOMEAN([.I7];[.J7])" office:value-type="float" office:value="0.95323133573786" calcext:value-type="float">
            <text:p>0,9532313357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Titouan Thibaud</text:p>
          </table:table-cell>
          <table:table-cell/>
          <table:table-cell office:value-type="float" office:value="19.88" calcext:value-type="float">
            <text:p>19,88</text:p>
          </table:table-cell>
          <table:table-cell office:value-type="float" office:value="7.01" calcext:value-type="float">
            <text:p>7,01</text:p>
          </table:table-cell>
          <table:table-cell table:number-columns-repeated="2"/>
          <table:table-cell table:formula="of:=[.$C$13]/[.C8]" office:value-type="string" office:string-value="" calcext:value-type="error">
            <text:p>#DIV/0!</text:p>
          </table:table-cell>
          <table:table-cell table:formula="of:=[.$D$6]/[.D8]" office:value-type="float" office:value="1.48893360160966" calcext:value-type="float">
            <text:p>1,4889336016</text:p>
          </table:table-cell>
          <table:table-cell table:formula="of:=[.$E$7]/[.E8]" office:value-type="float" office:value="1.95435092724679" calcext:value-type="float">
            <text:p>1,9543509272</text:p>
          </table:table-cell>
          <table:table-cell table:formula="of:=[.$F$4]/[.F8]" office:value-type="string" office:string-value="" calcext:value-type="error">
            <text:p>#DIV/0!</text:p>
          </table:table-cell>
          <table:table-cell table:formula="of:=[.$G$5]/[.G8]" office:value-type="string" office:string-value="" calcext:value-type="error">
            <text:p>#DIV/0!</text:p>
          </table:table-cell>
          <table:table-cell table:formula="of:=GEOMEAN([.I8];[.J8])" office:value-type="float" office:value="1.70584253813614" calcext:value-type="float">
            <text:p>1,7058425381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uiz Sekijima</text:p>
          </table:table-cell>
          <table:table-cell office:value-type="float" office:value="106.4705" calcext:value-type="float">
            <text:p>106,4705</text:p>
          </table:table-cell>
          <table:table-cell office:value-type="float" office:value="69.65" calcext:value-type="float">
            <text:p>69,65</text:p>
          </table:table-cell>
          <table:table-cell table:number-columns-repeated="3"/>
          <table:table-cell table:formula="of:=[.$C$13]/[.C9]" office:value-type="float" office:value="0.629263504914507" calcext:value-type="float">
            <text:p>0,6292635049</text:p>
          </table:table-cell>
          <table:table-cell table:formula="of:=[.$D$6]/[.D9]" office:value-type="float" office:value="0.424982053122757" calcext:value-type="float">
            <text:p>0,4249820531</text:p>
          </table:table-cell>
          <table:table-cell table:formula="of:=[.$E$7]/[.E9]" office:value-type="string" office:string-value="" calcext:value-type="error">
            <text:p>#DIV/0!</text:p>
          </table:table-cell>
          <table:table-cell table:formula="of:=[.$F$4]/[.F9]" office:value-type="string" office:string-value="" calcext:value-type="error">
            <text:p>#DIV/0!</text:p>
          </table:table-cell>
          <table:table-cell table:formula="of:=[.$G$5]/[.G9]" office:value-type="string" office:string-value="" calcext:value-type="error">
            <text:p>#DIV/0!</text:p>
          </table:table-cell>
          <table:table-cell table:formula="of:=GEOMEAN([.H9];[.I9])" office:value-type="float" office:value="0.517132184527118" calcext:value-type="float">
            <text:p>0,5171321845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IC-legiao</text:p>
          </table:table-cell>
          <table:table-cell table:number-columns-repeated="5"/>
          <table:table-cell table:formula="of:=[.$C$13]/[.C10]" office:value-type="string" office:string-value="" calcext:value-type="error">
            <text:p>#DIV/0!</text:p>
          </table:table-cell>
          <table:table-cell table:formula="of:=[.$D$6]/[.D10]" office:value-type="string" office:string-value="" calcext:value-type="error">
            <text:p>#DIV/0!</text:p>
          </table:table-cell>
          <table:table-cell table:formula="of:=[.$E$7]/[.E10]" office:value-type="string" office:string-value="" calcext:value-type="error">
            <text:p>#DIV/0!</text:p>
          </table:table-cell>
          <table:table-cell table:formula="of:=[.$F$4]/[.F10]" office:value-type="string" office:string-value="" calcext:value-type="error">
            <text:p>#DIV/0!</text:p>
          </table:table-cell>
          <table:table-cell table:formula="of:=[.$G$5]/[.G1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Renan Gomes</text:p>
          </table:table-cell>
          <table:table-cell office:value-type="float" office:value="55.9742" calcext:value-type="float">
            <text:p>55,9742</text:p>
          </table:table-cell>
          <table:table-cell office:value-type="float" office:value="27.7" calcext:value-type="float">
            <text:p>27,7</text:p>
          </table:table-cell>
          <table:table-cell table:number-columns-repeated="3"/>
          <table:table-cell table:formula="of:=[.$C$13]/[.C11]" office:value-type="float" office:value="1.19694430648406" calcext:value-type="float">
            <text:p>1,1969443065</text:p>
          </table:table-cell>
          <table:table-cell table:formula="of:=[.$D$6]/[.D11]" office:value-type="float" office:value="1.06859205776173" calcext:value-type="float">
            <text:p>1,0685920578</text:p>
          </table:table-cell>
          <table:table-cell table:formula="of:=[.$E$7]/[.E11]" office:value-type="string" office:string-value="" calcext:value-type="error">
            <text:p>#DIV/0!</text:p>
          </table:table-cell>
          <table:table-cell table:formula="of:=[.$F$4]/[.F11]" office:value-type="string" office:string-value="" calcext:value-type="error">
            <text:p>#DIV/0!</text:p>
          </table:table-cell>
          <table:table-cell table:formula="of:=[.$G$5]/[.G11]" office:value-type="string" office:string-value="" calcext:value-type="error">
            <text:p>#DIV/0!</text:p>
          </table:table-cell>
          <table:table-cell table:formula="of:=GEOMEAN([.H11];[.I11])" office:value-type="float" office:value="1.13094879614065" calcext:value-type="float">
            <text:p>1,1309487961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Bruno Hori - Mamonas</text:p>
          </table:table-cell>
          <table:table-cell table:number-columns-repeated="3"/>
          <table:table-cell office:value-type="float" office:value="2.846095154" calcext:value-type="float">
            <text:p>2,846095154</text:p>
          </table:table-cell>
          <table:table-cell office:value-type="float" office:value="21.028388" calcext:value-type="float">
            <text:p>21,028388</text:p>
          </table:table-cell>
          <table:table-cell table:formula="of:=[.$C$13]/[.C12]" office:value-type="string" office:string-value="" calcext:value-type="error">
            <text:p>#DIV/0!</text:p>
          </table:table-cell>
          <table:table-cell table:formula="of:=[.$D$6]/[.D12]" office:value-type="string" office:string-value="" calcext:value-type="error">
            <text:p>#DIV/0!</text:p>
          </table:table-cell>
          <table:table-cell table:formula="of:=[.$E$7]/[.E12]" office:value-type="string" office:string-value="" calcext:value-type="error">
            <text:p>#DIV/0!</text:p>
          </table:table-cell>
          <table:table-cell table:formula="of:=[.$F$4]/[.F12]" office:value-type="float" office:value="0.831647079569146" calcext:value-type="float">
            <text:p>0,8316470796</text:p>
          </table:table-cell>
          <table:table-cell table:formula="of:=[.$G$5]/[.G12]" office:value-type="float" office:value="0.392561997619599" calcext:value-type="float">
            <text:p>0,3925619976</text:p>
          </table:table-cell>
          <table:table-cell table:formula="of:=GEOMEAN([.K12];[.L12])" office:value-type="float" office:value="0.571378192504903" calcext:value-type="float">
            <text:p>0,5713781925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office:value-type="float" office:value="66.998" calcext:value-type="float">
            <text:p>66,998</text:p>
          </table:table-cell>
          <table:table-cell office:value-type="float" office:value="16.64" calcext:value-type="float">
            <text:p>16,64</text:p>
          </table:table-cell>
          <table:table-cell office:value-type="float" office:value="36.3" calcext:value-type="float">
            <text:p>36,3</text:p>
          </table:table-cell>
          <table:table-cell table:number-columns-repeated="2"/>
          <table:table-cell table:formula="of:=[.$C$13]/[.C13]" office:value-type="float" office:value="1" calcext:value-type="float">
            <text:p>1</text:p>
          </table:table-cell>
          <table:table-cell table:formula="of:=[.$D$6]/[.D13]" office:value-type="float" office:value="1.77884615384615" calcext:value-type="float">
            <text:p>1,7788461538</text:p>
          </table:table-cell>
          <table:table-cell table:formula="of:=[.$E$7]/[.E13]" office:value-type="float" office:value="0.377410468319559" calcext:value-type="float">
            <text:p>0,3774104683</text:p>
          </table:table-cell>
          <table:table-cell table:formula="of:=[.$F$4]/[.F13]" office:value-type="string" office:string-value="" calcext:value-type="error">
            <text:p>#DIV/0!</text:p>
          </table:table-cell>
          <table:table-cell table:formula="of:=[.$G$5]/[.G13]" office:value-type="string" office:string-value="" calcext:value-type="error">
            <text:p>#DIV/0!</text:p>
          </table:table-cell>
          <table:table-cell table:formula="of:=GEOMEAN([.H13];[.I13];[.J13])" office:value-type="float" office:value="0.875623570739734" calcext:value-type="float">
            <text:p>0,8756235707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office:value-type="float" office:value="61.6" calcext:value-type="float">
            <text:p>61,6</text:p>
          </table:table-cell>
          <table:table-cell office:value-type="float" office:value="31.49" calcext:value-type="float">
            <text:p>31,49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$C$13]/[.C14]" office:value-type="float" office:value="1.08762987012987" calcext:value-type="float">
            <text:p>1,0876298701</text:p>
          </table:table-cell>
          <table:table-cell table:formula="of:=[.$D$6]/[.D14]" office:value-type="float" office:value="0.939980946332169" calcext:value-type="float">
            <text:p>0,9399809463</text:p>
          </table:table-cell>
          <table:table-cell table:formula="of:=[.$E$7]/[.E14]" office:value-type="float" office:value="1.30975143403442" calcext:value-type="float">
            <text:p>1,309751434</text:p>
          </table:table-cell>
          <table:table-cell table:formula="of:=[.$F$4]/[.F14]" office:value-type="string" office:string-value="" calcext:value-type="error">
            <text:p>#DIV/0!</text:p>
          </table:table-cell>
          <table:table-cell table:formula="of:=[.$G$5]/[.G14]" office:value-type="string" office:string-value="" calcext:value-type="error">
            <text:p>#DIV/0!</text:p>
          </table:table-cell>
          <table:table-cell table:formula="of:=GEOMEAN([.H14];[.I14];[.J14])" office:value-type="float" office:value="1.10220663183724" calcext:value-type="float">
            <text:p>1,1022066318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/>
          <table:table-cell office:value-type="float" office:value="29.73" calcext:value-type="float">
            <text:p>29,73</text:p>
          </table:table-cell>
          <table:table-cell office:value-type="float" office:value="89.6" calcext:value-type="float">
            <text:p>89,6</text:p>
          </table:table-cell>
          <table:table-cell table:number-columns-repeated="2"/>
          <table:table-cell table:formula="of:=[.$C$13]/[.C15]" office:value-type="string" office:string-value="" calcext:value-type="error">
            <text:p>#DIV/0!</text:p>
          </table:table-cell>
          <table:table-cell table:formula="of:=[.$D$6]/[.D15]" office:value-type="float" office:value="0.995627312478977" calcext:value-type="float">
            <text:p>0,9956273125</text:p>
          </table:table-cell>
          <table:table-cell table:formula="of:=[.$E$7]/[.E15]" office:value-type="float" office:value="0.152901785714286" calcext:value-type="float">
            <text:p>0,1529017857</text:p>
          </table:table-cell>
          <table:table-cell table:formula="of:=[.$F$4]/[.F15]" office:value-type="string" office:string-value="" calcext:value-type="error">
            <text:p>#DIV/0!</text:p>
          </table:table-cell>
          <table:table-cell table:formula="of:=[.$G$5]/[.G15]" office:value-type="string" office:string-value="" calcext:value-type="error">
            <text:p>#DIV/0!</text:p>
          </table:table-cell>
          <table:table-cell table:formula="of:=GEOMEAN([.I15];[.J15])" office:value-type="float" office:value="0.390170724150276" calcext:value-type="float">
            <text:p>0,3901707242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/>
          <table:table-cell office:value-type="float" office:value="18.19" calcext:value-type="float">
            <text:p>18,19</text:p>
          </table:table-cell>
          <table:table-cell office:value-type="float" office:value="7.6" calcext:value-type="float">
            <text:p>7,6</text:p>
          </table:table-cell>
          <table:table-cell office:value-type="float" office:value="1.780615208" calcext:value-type="float">
            <text:p>1,780615208</text:p>
          </table:table-cell>
          <table:table-cell office:value-type="float" office:value="10.886877" calcext:value-type="float">
            <text:p>10,886877</text:p>
          </table:table-cell>
          <table:table-cell table:formula="of:=[.$C$13]/[.C16]" office:value-type="string" office:string-value="" calcext:value-type="error">
            <text:p>#DIV/0!</text:p>
          </table:table-cell>
          <table:table-cell table:formula="of:=[.$D$6]/[.D16]" office:value-type="float" office:value="1.62726772952172" calcext:value-type="float">
            <text:p>1,6272677295</text:p>
          </table:table-cell>
          <table:table-cell table:formula="of:=[.$E$7]/[.E16]" office:value-type="float" office:value="1.80263157894737" calcext:value-type="float">
            <text:p>1,8026315789</text:p>
          </table:table-cell>
          <table:table-cell table:formula="of:=[.$F$4]/[.F16]" office:value-type="float" office:value="1.32928591891483" calcext:value-type="float">
            <text:p>1,3292859189</text:p>
          </table:table-cell>
          <table:table-cell table:formula="of:=[.$G$5]/[.G16]" office:value-type="float" office:value="0.758247383524219" calcext:value-type="float">
            <text:p>0,7582473835</text:p>
          </table:table-cell>
          <table:table-cell table:formula="of:=GEOMEAN([.I16];[.J16];[.K16];[.L16])" office:value-type="float" office:value="1.31129023740867" calcext:value-type="float">
            <text:p>1,3112902374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/>
          <table:table-cell office:value-type="float" office:value="32.83" calcext:value-type="float">
            <text:p>32,83</text:p>
          </table:table-cell>
          <table:table-cell office:value-type="float" office:value="123.7" calcext:value-type="float">
            <text:p>123,7</text:p>
          </table:table-cell>
          <table:table-cell table:number-columns-repeated="2"/>
          <table:table-cell table:formula="of:=[.$C$13]/[.C17]" office:value-type="string" office:string-value="" calcext:value-type="error">
            <text:p>#DIV/0!</text:p>
          </table:table-cell>
          <table:table-cell table:formula="of:=[.$D$6]/[.D17]" office:value-type="float" office:value="0.901614377094121" calcext:value-type="float">
            <text:p>0,9016143771</text:p>
          </table:table-cell>
          <table:table-cell table:formula="of:=[.$E$7]/[.E17]" office:value-type="float" office:value="0.110751818916734" calcext:value-type="float">
            <text:p>0,1107518189</text:p>
          </table:table-cell>
          <table:table-cell table:formula="of:=[.$F$4]/[.F17]" office:value-type="string" office:string-value="" calcext:value-type="error">
            <text:p>#DIV/0!</text:p>
          </table:table-cell>
          <table:table-cell table:formula="of:=[.$G$5]/[.G17]" office:value-type="string" office:string-value="" calcext:value-type="error">
            <text:p>#DIV/0!</text:p>
          </table:table-cell>
          <table:table-cell table:formula="of:=GEOMEAN([.I17];[.J17])" office:value-type="float" office:value="0.315999101620008" calcext:value-type="float">
            <text:p>0,3159991016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IC301-Titan</text:p>
          </table:table-cell>
          <table:table-cell table:number-columns-repeated="3"/>
          <table:table-cell office:value-type="float" office:value="2.805991387" calcext:value-type="float">
            <text:p>2,805991387</text:p>
          </table:table-cell>
          <table:table-cell office:value-type="float" office:value="21.050597" calcext:value-type="float">
            <text:p>21,050597</text:p>
          </table:table-cell>
          <table:table-cell table:formula="of:=[.$C$13]/[.C18]" office:value-type="string" office:string-value="" calcext:value-type="error">
            <text:p>#DIV/0!</text:p>
          </table:table-cell>
          <table:table-cell table:formula="of:=[.$D$6]/[.D18]" office:value-type="string" office:string-value="" calcext:value-type="error">
            <text:p>#DIV/0!</text:p>
          </table:table-cell>
          <table:table-cell table:formula="of:=[.$E$7]/[.E18]" office:value-type="string" office:string-value="" calcext:value-type="error">
            <text:p>#DIV/0!</text:p>
          </table:table-cell>
          <table:table-cell table:formula="of:=[.$F$4]/[.F18]" office:value-type="float" office:value="0.843533139112946" calcext:value-type="float">
            <text:p>0,8435331391</text:p>
          </table:table-cell>
          <table:table-cell table:formula="of:=[.$G$5]/[.G18]" office:value-type="float" office:value="0.392147833146965" calcext:value-type="float">
            <text:p>0,3921478331</text:p>
          </table:table-cell>
          <table:table-cell table:formula="of:=GEOMEAN([.K18];[.L18])" office:value-type="float" office:value="0.575143193205657" calcext:value-type="float">
            <text:p>0,5751431932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João Fidélis</text:p>
          </table:table-cell>
          <table:table-cell office:value-type="float" office:value="54.377" calcext:value-type="float">
            <text:p>54,377</text:p>
          </table:table-cell>
          <table:table-cell office:value-type="float" office:value="14.84" calcext:value-type="float">
            <text:p>14,84</text:p>
          </table:table-cell>
          <table:table-cell table:number-columns-repeated="3"/>
          <table:table-cell table:formula="of:=[.$C$13]/[.C19]" office:value-type="float" office:value="1.2321018077496" calcext:value-type="float">
            <text:p>1,2321018077</text:p>
          </table:table-cell>
          <table:table-cell table:formula="of:=[.$D$6]/[.D19]" office:value-type="float" office:value="1.99460916442049" calcext:value-type="float">
            <text:p>1,9946091644</text:p>
          </table:table-cell>
          <table:table-cell table:formula="of:=[.$E$7]/[.E19]" office:value-type="string" office:string-value="" calcext:value-type="error">
            <text:p>#DIV/0!</text:p>
          </table:table-cell>
          <table:table-cell table:formula="of:=[.$F$4]/[.F19]" office:value-type="string" office:string-value="" calcext:value-type="error">
            <text:p>#DIV/0!</text:p>
          </table:table-cell>
          <table:table-cell table:formula="of:=[.$G$5]/[.G19]" office:value-type="string" office:string-value="" calcext:value-type="error">
            <text:p>#DIV/0!</text:p>
          </table:table-cell>
          <table:table-cell table:formula="of:=GEOMEAN([.H19];[.I19])" office:value-type="float" office:value="1.56766117424538" calcext:value-type="float">
            <text:p>1,5676611742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floyd</text:p>
          </table:table-cell>
          <table:table-cell table:number-columns-repeated="3"/>
          <table:table-cell office:value-type="float" office:value="2.939470455" calcext:value-type="float">
            <text:p>2,939470455</text:p>
          </table:table-cell>
          <table:table-cell/>
          <table:table-cell table:formula="of:=[.$C$13]/[.C20]" office:value-type="string" office:string-value="" calcext:value-type="error">
            <text:p>#DIV/0!</text:p>
          </table:table-cell>
          <table:table-cell table:formula="of:=[.$D$6]/[.D20]" office:value-type="string" office:string-value="" calcext:value-type="error">
            <text:p>#DIV/0!</text:p>
          </table:table-cell>
          <table:table-cell table:formula="of:=[.$E$7]/[.E20]" office:value-type="string" office:string-value="" calcext:value-type="error">
            <text:p>#DIV/0!</text:p>
          </table:table-cell>
          <table:table-cell table:formula="of:=[.$F$4]/[.F20]" office:value-type="float" office:value="0.805228955090824" calcext:value-type="float">
            <text:p>0,8052289551</text:p>
          </table:table-cell>
          <table:table-cell table:formula="of:=[.$G$5]/[.G20]" office:value-type="string" office:string-value="" calcext:value-type="error">
            <text:p>#DIV/0!</text:p>
          </table:table-cell>
          <table:table-cell table:formula="of:=GEOMEAN([.K20])" office:value-type="float" office:value="0.805228955090824" calcext:value-type="float">
            <text:p>0,8052289551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Rodrigo Silva</text:p>
          </table:table-cell>
          <table:table-cell table:number-columns-repeated="3"/>
          <table:table-cell office:value-type="float" office:value="1.913255332" calcext:value-type="float">
            <text:p>1,913255332</text:p>
          </table:table-cell>
          <table:table-cell office:value-type="float" office:value="12.072436" calcext:value-type="float">
            <text:p>12,072436</text:p>
          </table:table-cell>
          <table:table-cell table:formula="of:=[.$C$13]/[.C21]" office:value-type="string" office:string-value="" calcext:value-type="error">
            <text:p>#DIV/0!</text:p>
          </table:table-cell>
          <table:table-cell table:formula="of:=[.$D$6]/[.D21]" office:value-type="string" office:string-value="" calcext:value-type="error">
            <text:p>#DIV/0!</text:p>
          </table:table-cell>
          <table:table-cell table:formula="of:=[.$E$7]/[.E21]" office:value-type="string" office:string-value="" calcext:value-type="error">
            <text:p>#DIV/0!</text:p>
          </table:table-cell>
          <table:table-cell table:formula="of:=[.$F$4]/[.F21]" office:value-type="float" office:value="1.23713060322468" calcext:value-type="float">
            <text:p>1,2371306032</text:p>
          </table:table-cell>
          <table:table-cell table:formula="of:=[.$G$5]/[.G21]" office:value-type="float" office:value="0.683784614803508" calcext:value-type="float">
            <text:p>0,6837846148</text:p>
          </table:table-cell>
          <table:table-cell table:formula="of:=GEOMEAN([.K21];[.L21])" office:value-type="float" office:value="0.919745004328711" calcext:value-type="float">
            <text:p>0,9197450043</text:p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IC-sepultura</text:p>
          </table:table-cell>
          <table:table-cell table:number-columns-repeated="5"/>
          <table:table-cell table:formula="of:=[.$C$13]/[.C22]" office:value-type="string" office:string-value="" calcext:value-type="error">
            <text:p>#DIV/0!</text:p>
          </table:table-cell>
          <table:table-cell table:formula="of:=[.$D$6]/[.D22]" office:value-type="string" office:string-value="" calcext:value-type="error">
            <text:p>#DIV/0!</text:p>
          </table:table-cell>
          <table:table-cell table:formula="of:=[.$E$7]/[.E22]" office:value-type="string" office:string-value="" calcext:value-type="error">
            <text:p>#DIV/0!</text:p>
          </table:table-cell>
          <table:table-cell table:formula="of:=[.$F$4]/[.F22]" office:value-type="string" office:string-value="" calcext:value-type="error">
            <text:p>#DIV/0!</text:p>
          </table:table-cell>
          <table:table-cell table:formula="of:=[.$G$5]/[.G2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Pedro Grijó</text:p>
          </table:table-cell>
          <table:table-cell office:value-type="float" office:value="68.927" calcext:value-type="float">
            <text:p>68,927</text:p>
          </table:table-cell>
          <table:table-cell table:number-columns-repeated="2"/>
          <table:table-cell office:value-type="float" office:value="0.002921562" calcext:value-type="float">
            <text:p>0,002921562</text:p>
          </table:table-cell>
          <table:table-cell office:value-type="float" office:value="10.836368" calcext:value-type="float">
            <text:p>10,836368</text:p>
          </table:table-cell>
          <table:table-cell table:formula="of:=[.$C$13]/[.C23]" office:value-type="float" office:value="0.972013869746253" calcext:value-type="float">
            <text:p>0,9720138697</text:p>
          </table:table-cell>
          <table:table-cell table:formula="of:=[.$D$6]/[.D23]" office:value-type="string" office:string-value="" calcext:value-type="error">
            <text:p>#DIV/0!</text:p>
          </table:table-cell>
          <table:table-cell table:formula="of:=[.$E$7]/[.E23]" office:value-type="string" office:string-value="" calcext:value-type="error">
            <text:p>#DIV/0!</text:p>
          </table:table-cell>
          <table:table-cell table:formula="of:=[.$F$4]/[.F23]" office:value-type="float" office:value="810.164810125542" calcext:value-type="float">
            <text:p>810,1648101255</text:p>
          </table:table-cell>
          <table:table-cell table:formula="of:=[.$G$5]/[.G23]" office:value-type="float" office:value="0.761781622772501" calcext:value-type="float">
            <text:p>0,7617816228</text:p>
          </table:table-cell>
          <table:table-cell office:value-type="string" calcext:value-type="string">
            <text:p>Desconsiderado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Pedro Vasconcellos</text:p>
          </table:table-cell>
          <table:table-cell office:value-type="float" office:value="568.411" calcext:value-type="float">
            <text:p>568,411</text:p>
          </table:table-cell>
          <table:table-cell table:number-columns-repeated="2"/>
          <table:table-cell office:value-type="float" office:value="133.26618227" calcext:value-type="float">
            <text:p>133,26618227</text:p>
          </table:table-cell>
          <table:table-cell office:value-type="float" office:value="192.888878" calcext:value-type="float">
            <text:p>192,888878</text:p>
          </table:table-cell>
          <table:table-cell table:formula="of:=[.$C$13]/[.C24]" office:value-type="float" office:value="0.117868936385819" calcext:value-type="float">
            <text:p>0,1178689364</text:p>
          </table:table-cell>
          <table:table-cell table:formula="of:=[.$D$6]/[.D24]" office:value-type="string" office:string-value="" calcext:value-type="error">
            <text:p>#DIV/0!</text:p>
          </table:table-cell>
          <table:table-cell table:formula="of:=[.$E$7]/[.E24]" office:value-type="string" office:string-value="" calcext:value-type="error">
            <text:p>#DIV/0!</text:p>
          </table:table-cell>
          <table:table-cell table:formula="of:=[.$F$4]/[.F24]" office:value-type="float" office:value="0.0177610454706695" calcext:value-type="float">
            <text:p>0,0177610455</text:p>
          </table:table-cell>
          <table:table-cell table:formula="of:=[.$G$5]/[.G24]" office:value-type="float" office:value="0.0427963814481828" calcext:value-type="float">
            <text:p>0,0427963814</text:p>
          </table:table-cell>
          <table:table-cell table:formula="of:=GEOMEAN([.H24];[.K24];[.L24])" office:value-type="float" office:value="0.0447464219367516" calcext:value-type="float">
            <text:p>0,0447464219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/>
          <table:table-cell office:value-type="float" office:value="30.86" calcext:value-type="float">
            <text:p>30,86</text:p>
          </table:table-cell>
          <table:table-cell office:value-type="float" office:value="14.176" calcext:value-type="float">
            <text:p>14,176</text:p>
          </table:table-cell>
          <table:table-cell table:number-columns-repeated="2"/>
          <table:table-cell table:formula="of:=[.$C$13]/[.C25]" office:value-type="string" office:string-value="" calcext:value-type="error">
            <text:p>#DIV/0!</text:p>
          </table:table-cell>
          <table:table-cell table:formula="of:=[.$D$6]/[.D25]" office:value-type="float" office:value="0.959170447180817" calcext:value-type="float">
            <text:p>0,9591704472</text:p>
          </table:table-cell>
          <table:table-cell table:formula="of:=[.$E$7]/[.E25]" office:value-type="float" office:value="0.966422121896163" calcext:value-type="float">
            <text:p>0,9664221219</text:p>
          </table:table-cell>
          <table:table-cell table:formula="of:=[.$F$4]/[.F25]" office:value-type="string" office:string-value="" calcext:value-type="error">
            <text:p>#DIV/0!</text:p>
          </table:table-cell>
          <table:table-cell table:formula="of:=[.$G$5]/[.G25]" office:value-type="string" office:string-value="" calcext:value-type="error">
            <text:p>#DIV/0!</text:p>
          </table:table-cell>
          <table:table-cell table:formula="of:=GEOMEAN([.I25];[.J25])" office:value-type="float" office:value="0.962789457163183" calcext:value-type="float">
            <text:p>0,9627894572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Matheus Figueiredo</text:p>
          </table:table-cell>
          <table:table-cell office:value-type="float" office:value="62.4327" calcext:value-type="float">
            <text:p>62,4327</text:p>
          </table:table-cell>
          <table:table-cell table:number-columns-repeated="2"/>
          <table:table-cell office:value-type="float" office:value="2.5843" calcext:value-type="float">
            <text:p>2,5843</text:p>
          </table:table-cell>
          <table:table-cell/>
          <table:table-cell table:formula="of:=[.$C$13]/[.C26]" office:value-type="float" office:value="1.07312353942726" calcext:value-type="float">
            <text:p>1,0731235394</text:p>
          </table:table-cell>
          <table:table-cell table:formula="of:=[.$D$6]/[.D26]" office:value-type="string" office:string-value="" calcext:value-type="error">
            <text:p>#DIV/0!</text:p>
          </table:table-cell>
          <table:table-cell table:formula="of:=[.$E$7]/[.E26]" office:value-type="string" office:string-value="" calcext:value-type="error">
            <text:p>#DIV/0!</text:p>
          </table:table-cell>
          <table:table-cell table:formula="of:=[.$F$4]/[.F26]" office:value-type="float" office:value="0.915894719266339" calcext:value-type="float">
            <text:p>0,9158947193</text:p>
          </table:table-cell>
          <table:table-cell table:formula="of:=[.$G$5]/[.G26]" office:value-type="string" office:string-value="" calcext:value-type="error">
            <text:p>#DIV/0!</text:p>
          </table:table-cell>
          <table:table-cell table:formula="of:=GEOMEAN([.H26];[.K26])" office:value-type="float" office:value="0.991397086379532" calcext:value-type="float">
            <text:p>0,9913970864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Cygnus X-1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table:number-columns-repeated="2"/>
          <table:table-cell table:formula="of:=[.$C$13]/[.C27]" office:value-type="string" office:string-value="" calcext:value-type="error">
            <text:p>#DIV/0!</text:p>
          </table:table-cell>
          <table:table-cell table:formula="of:=[.$D$6]/[.D27]" office:value-type="string" office:string-value="" calcext:value-type="error">
            <text:p>#DIV/0!</text:p>
          </table:table-cell>
          <table:table-cell table:formula="of:=[.$E$7]/[.E27]" office:value-type="float" office:value="1.73417721518987" calcext:value-type="float">
            <text:p>1,7341772152</text:p>
          </table:table-cell>
          <table:table-cell table:formula="of:=[.$F$4]/[.F27]" office:value-type="string" office:string-value="" calcext:value-type="error">
            <text:p>#DIV/0!</text:p>
          </table:table-cell>
          <table:table-cell table:formula="of:=[.$G$5]/[.G27]" office:value-type="string" office:string-value="" calcext:value-type="error">
            <text:p>#DIV/0!</text:p>
          </table:table-cell>
          <table:table-cell table:formula="of:=GEOMEAN([.J27])" office:value-type="float" office:value="1.73417721518987" calcext:value-type="float">
            <text:p>1,7341772152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Rafael Faria</text:p>
          </table:table-cell>
          <table:table-cell table:number-columns-repeated="5"/>
          <table:table-cell table:formula="of:=[.$C$13]/[.C28]" office:value-type="string" office:string-value="" calcext:value-type="error">
            <text:p>#DIV/0!</text:p>
          </table:table-cell>
          <table:table-cell table:formula="of:=[.$D$6]/[.D28]" office:value-type="string" office:string-value="" calcext:value-type="error">
            <text:p>#DIV/0!</text:p>
          </table:table-cell>
          <table:table-cell table:formula="of:=[.$E$7]/[.E28]" office:value-type="string" office:string-value="" calcext:value-type="error">
            <text:p>#DIV/0!</text:p>
          </table:table-cell>
          <table:table-cell table:formula="of:=[.$F$4]/[.F28]" office:value-type="string" office:string-value="" calcext:value-type="error">
            <text:p>#DIV/0!</text:p>
          </table:table-cell>
          <table:table-cell table:formula="of:=[.$G$5]/[.G2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João Paulo</text:p>
          </table:table-cell>
          <table:table-cell table:number-columns-repeated="5"/>
          <table:table-cell table:formula="of:=[.$C$13]/[.C29]" office:value-type="string" office:string-value="" calcext:value-type="error">
            <text:p>#DIV/0!</text:p>
          </table:table-cell>
          <table:table-cell table:formula="of:=[.$D$6]/[.D29]" office:value-type="string" office:string-value="" calcext:value-type="error">
            <text:p>#DIV/0!</text:p>
          </table:table-cell>
          <table:table-cell table:formula="of:=[.$E$7]/[.E29]" office:value-type="string" office:string-value="" calcext:value-type="error">
            <text:p>#DIV/0!</text:p>
          </table:table-cell>
          <table:table-cell table:formula="of:=[.$F$4]/[.F29]" office:value-type="string" office:string-value="" calcext:value-type="error">
            <text:p>#DIV/0!</text:p>
          </table:table-cell>
          <table:table-cell table:formula="of:=[.$G$5]/[.G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Gustavo Basso</text:p>
          </table:table-cell>
          <table:table-cell table:number-columns-repeated="2"/>
          <table:table-cell office:value-type="float" office:value="25.314" calcext:value-type="float">
            <text:p>25,314</text:p>
          </table:table-cell>
          <table:table-cell table:number-columns-repeated="2"/>
          <table:table-cell table:formula="of:=[.$C$13]/[.C30]" office:value-type="string" office:string-value="" calcext:value-type="error">
            <text:p>#DIV/0!</text:p>
          </table:table-cell>
          <table:table-cell table:formula="of:=[.$D$6]/[.D30]" office:value-type="string" office:string-value="" calcext:value-type="error">
            <text:p>#DIV/0!</text:p>
          </table:table-cell>
          <table:table-cell table:formula="of:=[.$E$7]/[.E30]" office:value-type="float" office:value="0.541202496642174" calcext:value-type="float">
            <text:p>0,5412024966</text:p>
          </table:table-cell>
          <table:table-cell table:formula="of:=[.$F$4]/[.F30]" office:value-type="string" office:string-value="" calcext:value-type="error">
            <text:p>#DIV/0!</text:p>
          </table:table-cell>
          <table:table-cell table:formula="of:=[.$G$5]/[.G30]" office:value-type="string" office:string-value="" calcext:value-type="error">
            <text:p>#DIV/0!</text:p>
          </table:table-cell>
          <table:table-cell table:formula="of:=GEOMEAN([.J30])" office:value-type="float" office:value="0.541202496642174" calcext:value-type="float">
            <text:p>0,5412024966</text:p>
          </table:table-cell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Matheus Pinheiro</text:p>
          </table:table-cell>
          <table:table-cell office:value-type="float" office:value="78.802" calcext:value-type="float">
            <text:p>78,802</text:p>
          </table:table-cell>
          <table:table-cell table:number-columns-repeated="2"/>
          <table:table-cell office:value-type="float" office:value="13.701381961" calcext:value-type="float">
            <text:p>13,701381961</text:p>
          </table:table-cell>
          <table:table-cell/>
          <table:table-cell table:formula="of:=[.$C$13]/[.C31]" office:value-type="float" office:value="0.850206847541941" calcext:value-type="float">
            <text:p>0,8502068475</text:p>
          </table:table-cell>
          <table:table-cell table:formula="of:=[.$D$6]/[.D31]" office:value-type="string" office:string-value="" calcext:value-type="error">
            <text:p>#DIV/0!</text:p>
          </table:table-cell>
          <table:table-cell table:formula="of:=[.$E$7]/[.E31]" office:value-type="string" office:string-value="" calcext:value-type="error">
            <text:p>#DIV/0!</text:p>
          </table:table-cell>
          <table:table-cell table:formula="of:=[.$F$4]/[.F31]" office:value-type="float" office:value="0.172752407730647" calcext:value-type="float">
            <text:p>0,1727524077</text:p>
          </table:table-cell>
          <table:table-cell table:formula="of:=[.$G$5]/[.G31]" office:value-type="string" office:string-value="" calcext:value-type="error">
            <text:p>#DIV/0!</text:p>
          </table:table-cell>
          <table:table-cell table:formula="of:=AVERAGE([.H31];[.K31])" office:value-type="float" office:value="0.511479627636294" calcext:value-type="float">
            <text:p>0,5114796276</text:p>
          </table:table-cell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Netbook - Felipe Emos</text:p>
          </table:table-cell>
          <table:table-cell table:number-columns-repeated="3"/>
          <table:table-cell office:value-type="float" office:value="11.176578989" calcext:value-type="float">
            <text:p>11,176578989</text:p>
          </table:table-cell>
          <table:table-cell office:value-type="float" office:value="108.188342" calcext:value-type="float">
            <text:p>108,188342</text:p>
          </table:table-cell>
          <table:table-cell table:formula="of:=[.$C$13]/[.C32]" office:value-type="string" office:string-value="" calcext:value-type="error">
            <text:p>#DIV/0!</text:p>
          </table:table-cell>
          <table:table-cell table:formula="of:=[.$D$6]/[.D32]" office:value-type="string" office:string-value="" calcext:value-type="error">
            <text:p>#DIV/0!</text:p>
          </table:table-cell>
          <table:table-cell table:formula="of:=[.$E$7]/[.E32]" office:value-type="string" office:string-value="" calcext:value-type="error">
            <text:p>#DIV/0!</text:p>
          </table:table-cell>
          <table:table-cell table:formula="of:=[.$F$4]/[.F32]" office:value-type="float" office:value="0.211777389604596" calcext:value-type="float">
            <text:p>0,2117773896</text:p>
          </table:table-cell>
          <table:table-cell table:formula="of:=[.$G$5]/[.G32]" office:value-type="float" office:value="0.0763016222209968" calcext:value-type="float">
            <text:p>0,0763016222</text:p>
          </table:table-cell>
          <table:table-cell table:formula="of:=GEOMEAN([.K32];[.L32])" office:value-type="float" office:value="0.127117891646136" calcext:value-type="float">
            <text:p>0,1271178916</text:p>
          </table:table-cell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2"/>
          <table:table-cell table:formula="of:=SUM([.C2:.C1048574])" office:value-type="float" office:value="1316.857" calcext:value-type="float">
            <text:p>1316,857</text:p>
          </table:table-cell>
          <table:table-cell table:formula="of:=SUM([.D2:.D1048574])" office:value-type="float" office:value="353.9858" calcext:value-type="float">
            <text:p>353,9858</text:p>
          </table:table-cell>
          <table:table-cell table:formula="of:=SUM([.E2:.E1048574])" office:value-type="float" office:value="343.74" calcext:value-type="float">
            <text:p>343,74</text:p>
          </table:table-cell>
          <table:table-cell table:formula="of:=SUM([.F2:.F1048574])" office:value-type="float" office:value="185.335539041" calcext:value-type="float">
            <text:p>185,335539041</text:p>
          </table:table-cell>
          <table:table-cell table:formula="of:=SUM([.G2:.G1048574])" office:value-type="float" office:value="385.206832" calcext:value-type="float">
            <text:p>385,206832</text:p>
          </table:table-cell>
          <table:table-cell table:formula="of:=SUM([.H2:.H1048574])" office:value-type="string" office:string-value="" calcext:value-type="error">
            <text:p>#DIV/0!</text:p>
          </table:table-cell>
          <table:table-cell table:formula="of:=SUM([.I2:.I1048574])" office:value-type="string" office:string-value="" calcext:value-type="error">
            <text:p>#DIV/0!</text:p>
          </table:table-cell>
          <table:table-cell table:formula="of:=SUM([.J2:.J1048574])" office:value-type="string" office:string-value="" calcext:value-type="error">
            <text:p>#DIV/0!</text:p>
          </table:table-cell>
          <table:table-cell table:formula="of:=SUM([.K2:.K1048574])" office:value-type="string" office:string-value="" calcext:value-type="error">
            <text:p>#DIV/0!</text:p>
          </table:table-cell>
          <table:table-cell table:formula="of:=SUM([.L2:.L1048574])" office:value-type="string" office:string-value="" calcext:value-type="error">
            <text:p>#DIV/0!</text:p>
          </table:table-cell>
          <table:table-cell/>
        </table:table-row>
      </table:table>
      <table:table table:name="Planilha6" table:style-name="ta2">
        <office:forms form:automatic-focus="false" form:apply-design-mode="false"/>
        <table:table-column table:style-name="co35" table:number-columns-repeated="3" table:default-cell-style-name="Default"/>
        <table:table-column table:style-name="co35" table:default-cell-style-name="ce65"/>
        <table:table-row table:style-name="ro2">
          <table:table-cell office:value-type="string" calcext:value-type="string">
            <text:p>Classif.</text:p>
          </table:table-cell>
          <table:table-cell table:style-name="ce63" office:value-type="string" calcext:value-type="string">
            <text:p>Máquina</text:p>
          </table:table-cell>
          <table:table-cell table:style-name="ce63" office:value-type="string" calcext:value-type="string">
            <text:p>Nome</text:p>
          </table:table-cell>
          <table:table-cell office:value-type="string" calcext:value-type="string">
            <text:p>Med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Cygnus X-1</text:p>
          </table:table-cell>
          <table:table-cell office:value-type="float" office:value="1.73417721518987" calcext:value-type="float">
            <text:p>1,734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3" office:value-type="float" office:value="7" calcext:value-type="float">
            <text:p>7</text:p>
          </table:table-cell>
          <table:table-cell table:style-name="ce7" office:value-type="string" calcext:value-type="string">
            <text:p>Titouan Thibaud</text:p>
          </table:table-cell>
          <table:table-cell office:value-type="float" office:value="1.70584253813614" calcext:value-type="float">
            <text:p>1,70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3" office:value-type="float" office:value="18" calcext:value-type="float">
            <text:p>18</text:p>
          </table:table-cell>
          <table:table-cell table:style-name="ce7" office:value-type="string" calcext:value-type="string">
            <text:p>João Fidélis</text:p>
          </table:table-cell>
          <table:table-cell office:value-type="float" office:value="1.56766117424538" calcext:value-type="float">
            <text:p>1,56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style-name="ce7" office:value-type="string" calcext:value-type="string">
            <text:p>Gabriel Magalhães</text:p>
          </table:table-cell>
          <table:table-cell office:value-type="float" office:value="1.31129023740867" calcext:value-type="float">
            <text:p>1,31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7" office:value-type="string" calcext:value-type="string">
            <text:p>Klaus Rollman</text:p>
          </table:table-cell>
          <table:table-cell office:value-type="float" office:value="1.24659126137365" calcext:value-type="float">
            <text:p>1,24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3" office:value-type="float" office:value="10" calcext:value-type="float">
            <text:p>10</text:p>
          </table:table-cell>
          <table:table-cell table:style-name="ce7" office:value-type="string" calcext:value-type="string">
            <text:p>Renan Gomes</text:p>
          </table:table-cell>
          <table:table-cell office:value-type="float" office:value="1.13094879614065" calcext:value-type="float">
            <text:p>1,13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3" office:value-type="float" office:value="13" calcext:value-type="float">
            <text:p>13</text:p>
          </table:table-cell>
          <table:table-cell table:style-name="ce7" office:value-type="string" calcext:value-type="string">
            <text:p>Gabriel Bueno</text:p>
          </table:table-cell>
          <table:table-cell office:value-type="float" office:value="1.10220663183724" calcext:value-type="float">
            <text:p>1,10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Matheus Figueiredo</text:p>
          </table:table-cell>
          <table:table-cell office:value-type="float" office:value="0.991397086379532" calcext:value-type="float">
            <text:p>0,99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endrey</text:p>
          </table:table-cell>
          <table:table-cell office:value-type="float" office:value="0.962789457163183" calcext:value-type="float">
            <text:p>0,96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3" office:value-type="float" office:value="6" calcext:value-type="float">
            <text:p>6</text:p>
          </table:table-cell>
          <table:table-cell table:style-name="ce7" office:value-type="string" calcext:value-type="string">
            <text:p>yk0 - Yugo Kuno</text:p>
          </table:table-cell>
          <table:table-cell office:value-type="float" office:value="0.95323133573786" calcext:value-type="float">
            <text:p>0,953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Rodrigo Silva</text:p>
          </table:table-cell>
          <table:table-cell office:value-type="float" office:value="0.919745004328711" calcext:value-type="float">
            <text:p>0,919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3" office:value-type="float" office:value="3" calcext:value-type="float">
            <text:p>3</text:p>
          </table:table-cell>
          <table:table-cell table:style-name="ce7" office:value-type="string" calcext:value-type="string">
            <text:p>Mateus Ruivo</text:p>
          </table:table-cell>
          <table:table-cell office:value-type="float" office:value="0.889688992605752" calcext:value-type="float">
            <text:p>0,889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3" office:value-type="float" office:value="12" calcext:value-type="float">
            <text:p>12</text:p>
          </table:table-cell>
          <table:table-cell table:style-name="ce7" office:value-type="string" calcext:value-type="string">
            <text:p>debios</text:p>
          </table:table-cell>
          <table:table-cell office:value-type="float" office:value="0.875623570739734" calcext:value-type="float">
            <text:p>0,87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3" office:value-type="float" office:value="19" calcext:value-type="float">
            <text:p>19</text:p>
          </table:table-cell>
          <table:table-cell table:style-name="ce7" office:value-type="string" calcext:value-type="string">
            <text:p>floyd</text:p>
          </table:table-cell>
          <table:table-cell office:value-type="float" office:value="0.805228955090824" calcext:value-type="float">
            <text:p>0,805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3" office:value-type="float" office:value="4" calcext:value-type="float">
            <text:p>4</text:p>
          </table:table-cell>
          <table:table-cell table:style-name="ce7" office:value-type="string" calcext:value-type="string">
            <text:p>Pedro Meireles</text:p>
          </table:table-cell>
          <table:table-cell office:value-type="float" office:value="0.688392826064292" calcext:value-type="float">
            <text:p>0,688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3" office:value-type="float" office:value="17" calcext:value-type="float">
            <text:p>17</text:p>
          </table:table-cell>
          <table:table-cell table:style-name="ce7" office:value-type="string" calcext:value-type="string">
            <text:p>IC301-Titan</text:p>
          </table:table-cell>
          <table:table-cell office:value-type="float" office:value="0.575143193205657" calcext:value-type="float">
            <text:p>0,57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3" office:value-type="float" office:value="11" calcext:value-type="float">
            <text:p>11</text:p>
          </table:table-cell>
          <table:table-cell table:style-name="ce7" office:value-type="string" calcext:value-type="string">
            <text:p>Bruno Hori - Mamonas</text:p>
          </table:table-cell>
          <table:table-cell office:value-type="float" office:value="0.571378192504903" calcext:value-type="float">
            <text:p>0,57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Gustavo Basso</text:p>
          </table:table-cell>
          <table:table-cell office:value-type="float" office:value="0.541202496642174" calcext:value-type="float">
            <text:p>0,541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3" office:value-type="float" office:value="8" calcext:value-type="float">
            <text:p>8</text:p>
          </table:table-cell>
          <table:table-cell table:style-name="ce7" office:value-type="string" calcext:value-type="string">
            <text:p>Luiz Sekijima</text:p>
          </table:table-cell>
          <table:table-cell office:value-type="float" office:value="0.517132184527118" calcext:value-type="float">
            <text:p>0,517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3" office:value-type="float" office:value="30" calcext:value-type="float">
            <text:p>30</text:p>
          </table:table-cell>
          <table:table-cell table:style-name="ce7" office:value-type="string" calcext:value-type="string">
            <text:p>Matheus Pinheiro</text:p>
          </table:table-cell>
          <table:table-cell office:value-type="float" office:value="0.511479627636294" calcext:value-type="float">
            <text:p>0,511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3" office:value-type="float" office:value="14" calcext:value-type="float">
            <text:p>14</text:p>
          </table:table-cell>
          <table:table-cell table:style-name="ce7" office:value-type="string" calcext:value-type="string">
            <text:p>Renan Castro</text:p>
          </table:table-cell>
          <table:table-cell office:value-type="float" office:value="0.390170724150276" calcext:value-type="float">
            <text:p>0,39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3" office:value-type="float" office:value="16" calcext:value-type="float">
            <text:p>16</text:p>
          </table:table-cell>
          <table:table-cell table:style-name="ce7" office:value-type="string" calcext:value-type="string">
            <text:p>Victor Souza</text:p>
          </table:table-cell>
          <table:table-cell office:value-type="float" office:value="0.315999101620008" calcext:value-type="float">
            <text:p>0,31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3" office:value-type="float" office:value="31" calcext:value-type="float">
            <text:p>31</text:p>
          </table:table-cell>
          <table:table-cell table:style-name="ce64" office:value-type="string" calcext:value-type="string">
            <text:p>Netbook - Felipe Emos</text:p>
          </table:table-cell>
          <table:table-cell office:value-type="float" office:value="0.127117891646136" calcext:value-type="float">
            <text:p>0,12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Pedro Vasconcellos</text:p>
          </table:table-cell>
          <table:table-cell office:value-type="float" office:value="0.0447464219367516" calcext:value-type="float">
            <text:p>0,04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3" office:value-type="float" office:value="1" calcext:value-type="float">
            <text:p>1</text:p>
          </table:table-cell>
          <table:table-cell table:style-name="ce7" office:value-type="string" calcext:value-type="string">
            <text:p>lab-3 baia 5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3" office:value-type="float" office:value="2" calcext:value-type="float">
            <text:p>2</text:p>
          </table:table-cell>
          <table:table-cell table:style-name="ce7" office:value-type="string" calcext:value-type="string">
            <text:p>DeepLOL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3" office:value-type="float" office:value="9" calcext:value-type="float">
            <text:p>9</text:p>
          </table:table-cell>
          <table:table-cell table:style-name="ce7" office:value-type="string" calcext:value-type="string">
            <text:p>IC-legiao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IC-sepultura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Rafael Faria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3" office:value-type="float" office:value="29" calcext:value-type="float">
            <text:p>29</text:p>
          </table:table-cell>
          <table:table-cell table:style-name="ce7" office:value-type="string" calcext:value-type="string">
            <text:p>João Paulo</text:p>
          </table:table-cell>
          <table:table-cell office:value-type="float" office:value="0" calcext:value-type="float">
            <text:p>0,00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Pedro Grijó</text:p>
          </table:table-cell>
          <table:table-cell office:value-type="string" calcext:value-type="string">
            <text:p>Desconsiderado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1" table:target-range-address="Planilha2.A2:Planilha2.L13" table:contains-header="false">
          <table:sort>
            <table:sort-by table:field-number="11" table:data-type="automatic"/>
          </table:sort>
        </table:database-range>
        <table:database-range table:name="__Anonymous_Sheet_DB__2" table:target-range-address="Planilha3.A2:Planilha3.F13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Planilha4.C3:Planilha4.K14">
          <table:sort>
            <table:sort-by table:field-number="6" table:data-type="automatic"/>
          </table:sort>
        </table:database-range>
        <table:database-range table:name="__Anonymous_Sheet_DB__4" table:target-range-address="Planilha5.A2:Planilha5.M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4" number:min-integer-digits="1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1:07:40.606332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2:09:33.441282906</dc:date>
    <meta:editing-duration>PT1H35M49S</meta:editing-duration>
    <meta:editing-cycles>10</meta:editing-cycles>
    <meta:generator>LibreOffice/4.3.3.2$Linux_X86_64 LibreOffice_project/430m0$Build-2</meta:generator>
    <meta:document-statistic meta:table-count="6" meta:cell-count="1470" meta:object-count="0"/>
  </office:meta>
</office:document-meta>
</file>